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5.3975cm"/>
    </style:style>
    <style:style style:name="co2" style:family="table-column">
      <style:table-column-properties fo:break-before="auto" style:column-width="11.811cm"/>
    </style:style>
    <style:style style:name="co3" style:family="table-column">
      <style:table-column-properties fo:break-before="auto" style:column-width="15.4093333333333cm" style:use-optimal-column-width="true"/>
    </style:style>
    <style:style style:name="co4" style:family="table-column">
      <style:table-column-properties fo:break-before="auto" style:column-width="1.69333333333333cm"/>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Bologna"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
            <text:p>Entity</text:p>
          </table:table-cell>
          <table:table-cell office:value-type="string" table:style-name="ce1">
            <text:p>Location</text:p>
          </table:table-cell>
          <table:table-cell office:value-type="string" table:style-name="ce1">
            <text:p>Snippet</text:p>
          </table:table-cell>
          <table:table-cell office:value-type="string" table:style-name="ce1">
            <text:p>Target</text:p>
          </table:table-cell>
          <table:table-cell office:value-type="string" table:style-name="ce1">
            <text:p>Comment</text:p>
          </table:table-cell>
          <table:table-cell table:number-columns-repeated="16379"/>
        </table:table-row>
        <table:table-row table:style-name="ro1">
          <table:table-cell office:value-type="string" table:style-name="ce1">
            <text:p>47 km</text:p>
          </table:table-cell>
          <table:table-cell office:value-type="string" table:style-name="ce1">
            <text:p>Porta Saragozza - Villa Cassarini, Santo Stefano, Bologna, Emilia-Romagna, 40123, Italia</text:p>
          </table:table-cell>
          <table:table-cell office:value-type="string" table:style-name="ce1">
            <text:p>del quartiere di Corticella ai 54 del centro del capoluogo, fino ai circa 280 del Colle della Guardia che domina sull'area urbana, e ai circa 390 del Monte Sabbiuno ai confini meridionali del territorio comunale. Dista da Padova 117 km tramite la Bologna-Padova, 213 km da Milano, 108 km da Firenze, 376 km da Roma, 118 km da Rimini e 47 km da Modena. <text:s/>Clima Bologna presenta un clima temperato umido con estate molto calda e umida e inverni piuttosto freddi e umidi.</text:p>
          </table:table-cell>
          <table:table-cell office:value-type="string" table:style-name="ce1">
            <text:p>No</text:p>
          </table:table-cell>
          <table:table-cell table:number-columns-repeated="16380" table:style-name="ce1"/>
        </table:table-row>
        <table:table-row table:style-name="ro1">
          <table:table-cell office:value-type="string" table:style-name="ce1">
            <text:p>A13</text:p>
          </table:table-cell>
          <table:table-cell office:value-type="string" table:style-name="ce1">
            <text:p>Autostrada Bologna-Padova, Bentivoglio, Unione Reno Galliera, Bologna, Emilia-Romagna, 40018, Italia</text:p>
          </table:table-cell>
          <table:table-cell office:value-type="string" table:style-name="ce1">
            <text:p>l'asse adriatico A14 Bologna-Ancona-Taranto; la A13 Bologna-Padova. Il raccordo autostradale che circonda la città ad ovest, nord ed est è affiancato per circa 22 km dalla tangenziale.</text:p>
          </table:table-cell>
          <table:table-cell office:value-type="string" table:style-name="ce1">
            <text:p>No</text:p>
          </table:table-cell>
          <table:table-cell table:number-columns-repeated="16380" table:style-name="ce1"/>
        </table:table-row>
        <table:table-row table:style-name="ro1">
          <table:table-cell office:value-type="string" table:style-name="ce1">
            <text:p>A14</text:p>
          </table:table-cell>
          <table:table-cell office:value-type="string" table:style-name="ce1">
            <text:p>Autostrada Adriatica, San Prospero, Chiusura, Imola, Nuovo Circondario Imolese, Bologna, Emilia-Romagna, 40026, Italia</text:p>
          </table:table-cell>
          <table:table-cell office:value-type="string" table:style-name="ce1">
            <text:p>la A1 "Autostrada del Sole" Milano-Firenze-Roma-Napoli; l'asse adriatico A14 Bologna-Ancona-Taranto; la A13 Bologna-Padova.</text:p>
          </table:table-cell>
          <table:table-cell office:value-type="string" table:style-name="ce1">
            <text:p>No</text:p>
          </table:table-cell>
          <table:table-cell table:number-columns-repeated="16380" table:style-name="ce1"/>
        </table:table-row>
        <table:table-row table:style-name="ro1">
          <table:table-cell office:value-type="string" table:style-name="ce1">
            <text:p>A14</text:p>
          </table:table-cell>
          <table:table-cell office:value-type="string" table:style-name="ce1">
            <text:p>Autostrada Adriatica, San Prospero, Chiusura, Imola, Nuovo Circondario Imolese, Bologna, Emilia-Romagna, 40026, Italia</text:p>
          </table:table-cell>
          <table:table-cell office:value-type="string" table:style-name="ce1">
            <text:p>all'inquinamento proprio del traffico di un'area urbana di un milione di abitanti si aggiunge quello di un traffico "di transito" che non ha eguali in Italia, specie in rapporto alla grandezza dell'agglomerato. Al fine di decongestionare il traffico e potenziare il raccordo autostradale e della tangenziale, è stata realizzata una terza corsia dinamica sulla A14 e i semafori all'innesto degli svincoli della tangenziale con strade urbane sostituiti con rotatorie. È allo studio, inoltre, la realizzazione del cosiddetto Passante Nord che, staccandosi dalla A14 nella zona di Castel San Pietro Terme, dovrebbe collegarsi alla A1 prima di Castelfranco Emilia, transitando, a nord della città, in modo da allontanare dall'agglomerato urbano il traffico di solo transito.</text:p>
          </table:table-cell>
          <table:table-cell table:number-columns-repeated="16381" table:style-name="ce1"/>
        </table:table-row>
        <table:table-row table:style-name="ro1">
          <table:table-cell office:value-type="string" table:style-name="ce1">
            <text:p>A14</text:p>
          </table:table-cell>
          <table:table-cell office:value-type="string" table:style-name="ce1">
            <text:p>Autostrada Adriatica, San Prospero, Chiusura, Imola, Nuovo Circondario Imolese, Bologna, Emilia-Romagna, 40026, Italia</text:p>
          </table:table-cell>
          <table:table-cell office:value-type="string" table:style-name="ce1">
            <text:p>Al fine di decongestionare il traffico e potenziare il raccordo autostradale e della tangenziale, è stata realizzata una terza corsia dinamica sulla A14 e i semafori all'innesto degli svincoli della tangenziale con strade urbane sostituiti con rotatorie. È allo studio, inoltre, la realizzazione del cosiddetto Passante Nord che, staccandosi dalla A14 nella zona di Castel San Pietro Terme, dovrebbe collegarsi alla A1 prima di Castelfranco Emilia, transitando, a nord della città, in modo da allontanare dall'agglomerato urbano il traffico di solo transito. Altre strade importanti che toccano la città sono la Strada statale 9 Via Emilia, che la collega con numerosi capoluoghi dell'Emilia-Romagna, oltre che con Lodi e Milano;</text:p>
          </table:table-cell>
          <table:table-cell table:number-columns-repeated="16381" table:style-name="ce1"/>
        </table:table-row>
        <table:table-row table:style-name="ro1">
          <table:table-cell office:value-type="string" table:style-name="ce1">
            <text:p>Accademia di Belle Arti</text:p>
          </table:table-cell>
          <table:table-cell office:value-type="string" table:style-name="ce1">
            <text:p>Accademia di Belle Arti, Via delle Belle Arti, Irnerio, Santo Stefano, Bologna, Emilia-Romagna, 40126, Italia</text:p>
          </table:table-cell>
          <table:table-cell office:value-type="string" table:style-name="ce1">
            <text:p><text:s/>Accademie Nel Cinque-Seicento Bologna fu sede di numerose accademie, come quella letteraria degli Oziosi, quella artistica degli Incamminati fondata dai Carracci nel 1582, e quella musicale dei Floridi. L'Accademia di Belle Arti di Bologna affonda le sue radici nell'Accademia Clementina fondata nel 1710. Importanti maestri hanno insegnato presso la scuola bolognese, fra i quali:</text:p>
          </table:table-cell>
          <table:table-cell office:value-type="string" table:style-name="ce1">
            <text:p>Si</text:p>
          </table:table-cell>
          <table:table-cell table:number-columns-repeated="16380" table:style-name="ce1"/>
        </table:table-row>
        <table:table-row table:style-name="ro1">
          <table:table-cell office:value-type="string" table:style-name="ce1">
            <text:p>Accademia di Belle Arti</text:p>
          </table:table-cell>
          <table:table-cell office:value-type="string" table:style-name="ce1">
            <text:p>Accademia di Belle Arti, Via delle Belle Arti, Irnerio, Santo Stefano, Bologna, Emilia-Romagna, 40126, Italia</text:p>
          </table:table-cell>
          <table:table-cell office:value-type="string" table:style-name="ce1">
            <text:p>Musei Bologna possiede oltre quaranta musei nei quali, accanto alle collezioni permanenti, sono organizzate mostre temporanee. La Pinacoteca Nazionale di Bologna, nata nel 1802 in seno all'Accademia di Belle Arti, è un museo statale dotato di autonomia gestionale. 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text:p>
          </table:table-cell>
          <table:table-cell table:number-columns-repeated="16381" table:style-name="ce1"/>
        </table:table-row>
        <table:table-row table:style-name="ro1">
          <table:table-cell office:value-type="string" table:style-name="ce1">
            <text:p>Accademia di Belle Arti di Bologna</text:p>
          </table:table-cell>
          <table:table-cell office:value-type="string" table:style-name="ce1">
            <text:p>Accademia di Belle Arti, Via delle Belle Arti, Irnerio, Santo Stefano, Bologna, Emilia-Romagna, 40126, Italia</text:p>
          </table:table-cell>
          <table:table-cell office:value-type="string" table:style-name="ce1">
            <text:p><text:s/>Accademie Nel Cinque-Seicento Bologna fu sede di numerose accademie, come quella letteraria degli Oziosi, quella artistica degli Incamminati fondata dai Carracci nel 1582, e quella musicale dei Floridi. L'Accademia di Belle Arti di Bologna affonda le sue radici nell'Accademia Clementina fondata nel 1710. Importanti maestri hanno insegnato presso la scuola bolognese, fra i quali:</text:p>
          </table:table-cell>
          <table:table-cell office:value-type="string" table:style-name="ce1">
            <text:p>Si</text:p>
          </table:table-cell>
          <table:table-cell table:number-columns-repeated="16380" table:style-name="ce1"/>
        </table:table-row>
        <table:table-row table:style-name="ro1">
          <table:table-cell office:value-type="string" table:style-name="ce1">
            <text:p>Amico Aspertini</text:p>
          </table:table-cell>
          <table:table-cell office:value-type="string" table:style-name="ce1">
            <text:p>Via Amico Aspertini, Due Madonne, Savena, Croce del Biacco, Bologna, Emilia-Romagna, 40139, Italia</text:p>
          </table:table-cell>
          <table:table-cell office:value-type="string" table:style-name="ce1">
            <text:p>I toscani Cimabue e Giotto hanno inoltre lasciato poche ma importanti testimonianze in città. Durante il Rinascimento, specialmente sotto la signoria dei Bentivoglio, Bologna fu patria dei pittori Amico Aspertini e Francesco Francia, mentre vi operarono anche i ferraresi Francesco del Cossa e Lorenzo Costa. Ma è fra la seconda metà del Cinquecento e l'inizio del Settecento (ovvero dal Manierismo al Barocco) che la scuola bolognese di pittura raggiunse il suo culmine con artisti del calibro del Domenichino, i Carracci (fondatori dell'Accademia degli Incamminati), Domenico Tibaldi, il Guercino, Guido Reni, Elisabetta Sirani, Prospero Fontana, Lavinia Fontana e moltissimi altri, mentre vi operarono anche il Parmigianino e Donato Creti.</text:p>
          </table:table-cell>
          <table:table-cell office:value-type="string" table:style-name="ce1">
            <text:p>No</text:p>
          </table:table-cell>
          <table:table-cell table:number-columns-repeated="16380" table:style-name="ce1"/>
        </table:table-row>
        <table:table-row table:style-name="ro1">
          <table:table-cell office:value-type="string" table:style-name="ce1">
            <text:p>Antoniano</text:p>
          </table:table-cell>
          <table:table-cell office:value-type="string" table:style-name="ce1">
            <text:p>Antoniano, Via Guido Guinizelli, Murri, Santo Stefano, Bologna, Emilia-Romagna, 40125, Italia</text:p>
          </table:table-cell>
          <table:table-cell office:value-type="string" table:style-name="ce1">
            <text:p>la "Rete delle città creative" e la "Rete delle città europee contro il razzismo e la xenofobia". Nel 2008 lo Zecchino d'Oro dell'Antoniano di Bologna è diventato "Patrimonio UNESCO per una cultura di pace", prima trasmissione televisiva al mondo a ricevere un riconoscimento di questo tipo. Nel 1988 a Bologna si è tenuta la Biennale dei giovani artisti dell'Europa e del Mediterraneo, considerata la più importante vetrina mediterranea della creatività giovanile.</text:p>
          </table:table-cell>
          <table:table-cell office:value-type="string" table:style-name="ce1">
            <text:p>Si</text:p>
          </table:table-cell>
          <table:table-cell table:number-columns-repeated="16380" table:style-name="ce1"/>
        </table:table-row>
        <table:table-row table:style-name="ro1">
          <table:table-cell office:value-type="string" table:style-name="ce1">
            <text:p>Antoniano</text:p>
          </table:table-cell>
          <table:table-cell office:value-type="string" table:style-name="ce1">
            <text:p>Antoniano, Via Guido Guinizelli, Murri, Santo Stefano, Bologna, Emilia-Romagna, 40125, Italia</text:p>
          </table:table-cell>
          <table:table-cell office:value-type="string" table:style-name="ce1">
            <text:p>I principali teatri di Bologna sono: <text:s/>Arena del Sole, teatro stabile della città, dotato di tre sale e un cortile, con ampio repertorio italiano e internazionale Teatro Alemanni, tempio della commedia dialettale bolognese Teatro Antoniano, dedicato agli spettacoli per bambini e ragazzi Teatro Celebrazioni, dedicato ai comici e alla danza contemporanea Teatro Comunale, che ospita i propri spettacoli musicali di opera lirica e di musica sinfonica Teatro Dehon, teatro stabile di produzione, che offre diversi cartelloni popolari: gestisce pure il Teatro Tivoli Teatro Duse, teatro di prosa Teatro Europa Auditorium, che ospita anche commedie musicali Teatro Manzoni, dedicato agli spettacoli musicali di ogni genere Teatro San Martino, dedicato agli spettacoli per bambini e ragazzi Teatro Testoni Ragazzi, dedicato agli spettacoli per bambini e ragazzi.</text:p>
          </table:table-cell>
          <table:table-cell table:number-columns-repeated="16381" table:style-name="ce1"/>
        </table:table-row>
        <table:table-row table:style-name="ro1">
          <table:table-cell office:value-type="string" table:style-name="ce1">
            <text:p>Antoniano</text:p>
          </table:table-cell>
          <table:table-cell office:value-type="string" table:style-name="ce1">
            <text:p>Antoniano, Via Guido Guinizelli, Murri, Santo Stefano, Bologna, Emilia-Romagna, 40125, Italia</text:p>
          </table:table-cell>
          <table:table-cell office:value-type="string" table:style-name="ce1">
            <text:p>Zecchino d'Oro (si svolge a novembre): storica rassegna canora internazionale di musica per l'infanzia, che si svolge all'Antoniano. Festival cinematografici Biografilm Festival - International Celebration of Lives (si svolge a giugno):</text:p>
          </table:table-cell>
          <table:table-cell table:number-columns-repeated="16381" table:style-name="ce1"/>
        </table:table-row>
        <table:table-row table:style-name="ro1">
          <table:table-cell office:value-type="string" table:style-name="ce1">
            <text:p>Archiginnasio</text:p>
          </table:table-cell>
          <table:table-cell office:value-type="string" table:style-name="ce1">
            <text:p>Biblioteca Comunale dell'Archiginnasio, 1, Piazza Galvani, Galvani, Santo Stefano, Bologna, Emilia-Romagna, 40124, Italia</text:p>
          </table:table-cell>
          <table:table-cell office:value-type="string" table:style-name="ce1">
            <text:p>I Bentivoglio precedentemente furono tra le prime famiglie a costruirsi un loro palazzo che però fu distrutto e le macerie si trovano ai Giardini del Guasto dei Bentivoglio, dietro il Teatro Comunale. L'Archiginnasio di Bologna è uno dei palazzi più significativi della città: fu sede dell'antica Università, dal 1563 al 1803.</text:p>
          </table:table-cell>
          <table:table-cell office:value-type="string" table:style-name="ce1">
            <text:p>Si</text:p>
          </table:table-cell>
          <table:table-cell table:number-columns-repeated="16380" table:style-name="ce1"/>
        </table:table-row>
        <table:table-row table:style-name="ro1">
          <table:table-cell office:value-type="string" table:style-name="ce1">
            <text:p>Archiginnasio</text:p>
          </table:table-cell>
          <table:table-cell office:value-type="string" table:style-name="ce1">
            <text:p>Biblioteca Comunale dell'Archiginnasio, 1, Piazza Galvani, Galvani, Santo Stefano, Bologna, Emilia-Romagna, 40124, Italia</text:p>
          </table:table-cell>
          <table:table-cell office:value-type="string" table:style-name="ce1">
            <text:p>Biblioteche A Bologna si trovano più di cento biblioteche, fra cui 4 comunali, 11 di quartiere e più di 70 universitarie, dislocate in diverse zone della città. Fra le più note e frequentate vi sono la Biblioteca Comunale dell'Archiginnasio (ex sede dell'Università) e la Biblioteca Sala Borsa (inaugurata nel 2001). La più fornita, con oltre 1 300 000 volumi, è la Biblioteca universitaria di Bologna.</text:p>
          </table:table-cell>
          <table:table-cell table:number-columns-repeated="16381" table:style-name="ce1"/>
        </table:table-row>
        <table:table-row table:style-name="ro1">
          <table:table-cell office:value-type="string" table:style-name="ce1">
            <text:p>Arena del Sole</text:p>
          </table:table-cell>
          <table:table-cell office:value-type="string" table:style-name="ce1">
            <text:p>Arena Del Sole, Marconi, Saragozza-Porto, Bologna, Emilia-Romagna, 40100, Italia</text:p>
          </table:table-cell>
          <table:table-cell office:value-type="string" table:style-name="ce1">
            <text:p>I principali teatri di Bologna sono: <text:s/>Arena del Sole, teatro stabile della città, dotato di tre sale e un cortile, con ampio repertorio italiano e internazionale Teatro Alemanni, tempio della commedia dialettale bolognese Teatro Antoniano, dedicato agli spettacoli per bambini e ragazzi Teatro Celebrazioni, dedicato ai comici e alla danza contemporanea Teatro Comunale, che ospita i propri spettacoli musicali di opera lirica e di musica sinfonica Teatro Dehon, teatro stabile di produzione, che offre diversi cartelloni popolari: gestisce pure il Teatro Tivoli Teatro Duse, teatro di prosa Teatro Europa Auditorium, che ospita anche commedie musicali Teatro Manzoni, dedicato agli spettacoli musicali di ogni genere Teatro San Martino, dedicato agli spettacoli per bambini e ragazzi Teatro Testoni Ragazzi, dedicato agli spettacoli per bambini e ragazzi.</text:p>
          </table:table-cell>
          <table:table-cell office:value-type="string" table:style-name="ce1">
            <text:p>Si</text:p>
          </table:table-cell>
          <table:table-cell table:number-columns-repeated="16380" table:style-name="ce1"/>
        </table:table-row>
        <table:table-row table:style-name="ro1">
          <table:table-cell office:value-type="string" table:style-name="ce1">
            <text:p>Art City Bologna</text:p>
          </table:table-cell>
          <table:table-cell office:value-type="string" table:style-name="ce1">
            <text:p>Checkpoint Charly Art Studio, 7/a, Via dei Rosaspina, Bolognina, Navile, Bologna, Emilia-Romagna, 40129, Italia</text:p>
          </table:table-cell>
          <table:table-cell office:value-type="string" table:style-name="ce1">
            <text:p>festival internazionale giovani e cinema. Festival di arti visive Art City Bologna - È un insieme di iniziative culturali, mostre ed eventi che propongono una contaminazione fra l'arte contemporanea e i luoghi e il patrimonio artistico presenti sul territorio BilBOlBul - Festival Internazionale del Fumetto (si svolge a marzo): rassegna dedicata al fumetto, presenta opere di grandi artisti e di giovani sulla scena nazionale e internazionale, con uno sguardo sulla produzione più innovativa, mettendo anche in relazione il fumetto con gli altri linguaggi della cultura contemporanea.</text:p>
          </table:table-cell>
          <table:table-cell office:value-type="string" table:style-name="ce1">
            <text:p>No</text:p>
          </table:table-cell>
          <table:table-cell table:number-columns-repeated="16380"/>
        </table:table-row>
        <table:table-row table:style-name="ro1">
          <table:table-cell office:value-type="string" table:style-name="ce1">
            <text:p>Barca</text:p>
          </table:table-cell>
          <table:table-cell office:value-type="string" table:style-name="ce1">
            <text:p>Barca, Borgo Panigale-Reno, Casteldebole, Bologna, Emilia-Romagna, 40133, Italia</text:p>
          </table:table-cell>
          <table:table-cell office:value-type="string" table:style-name="ce1">
            <text:p>L'espansione demografica dovuta alla forte immigrazione dalla provincia e dalle regioni del sud Italia ha portato, soprattutto negli anni sessanta e settanta del Novecento, a un’intensa urbanizzazione delle aree un tempo rurali all'esterno delle mura cittadine. Nacquero così popolosi quartieri periferici come la Barca (1962), il Pilastro (1966) o il Fossolo (1968), e si realizzarono grandi progetti di edilizia popolare, come ad esempio il grattacielo di San Vitale (1958-60), l'insediamento "Levante Emilia" in via Napoli (1961), il Treno (1957-62) e lo Steccone (1968) alla Barca, il Virgolone (1976) al Pilastro. 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text:p>
          </table:table-cell>
          <table:table-cell office:value-type="string" table:style-name="ce1">
            <text:p>Si</text:p>
          </table:table-cell>
          <table:table-cell table:number-columns-repeated="16380"/>
        </table:table-row>
        <table:table-row table:style-name="ro1">
          <table:table-cell office:value-type="string" table:style-name="ce1">
            <text:p>Basilica di San Petronio</text:p>
          </table:table-cell>
          <table:table-cell office:value-type="string" table:style-name="ce1">
            <text:p>Basilica di San Petronio, Piazza Galvani, Galvani, Santo Stefano, Bologna, Emilia-Romagna, 40124, Italia</text:p>
          </table:table-cell>
          <table:table-cell office:value-type="string" table:style-name="ce1">
            <text:p>Dopo un effimero periodo comunale, nel 1401 la signoria della città passò ai Bentivoglio, che la mantennero - fra alterne vicende - fino alla cacciata ad opera di papa Giulio II nel 1506. <text:s/>Storia moderna Nel 1507 Bologna passò allo Stato Pontificio e nel 1530 nella Basilica di San Petronio venne celebrata l'incoronazione di Carlo V Imperatore per mano di Papa Clemente VII. La città rimase nello Stato Pontificio fino al 1796, quando con Napoleone arrivarono a Bologna le truppe francesi.</text:p>
          </table:table-cell>
          <table:table-cell office:value-type="string" table:style-name="ce1">
            <text:p>Si</text:p>
          </table:table-cell>
          <table:table-cell table:number-columns-repeated="16380"/>
        </table:table-row>
        <table:table-row table:style-name="ro1">
          <table:table-cell office:value-type="string" table:style-name="ce1">
            <text:p>basilica di San Petronio</text:p>
          </table:table-cell>
          <table:table-cell office:value-type="string" table:style-name="ce1">
            <text:p>Basilica di San Petronio, Piazza Galvani, Galvani, Santo Stefano, Bologna, Emilia-Romagna, 40124, Italia</text:p>
          </table:table-cell>
          <table:table-cell office:value-type="string" table:style-name="ce1">
            <text:p><text:s/>Architetture religiose Chiese <text:s/>In piazza Maggiore si trova la gotica e imponente basilica di San Petronio costruita per volere del Comune fra il 1390 e il 1659. Presenta un portale decorato da bassorilievi di Jacopo della Quercia, mentre all'interno si trovano alcune cappelle notevolmente decorate.</text:p>
          </table:table-cell>
          <table:table-cell table:number-columns-repeated="16381" table:style-name="ce1"/>
        </table:table-row>
        <table:table-row table:style-name="ro1">
          <table:table-cell office:value-type="string" table:style-name="ce1">
            <text:p>Basket City</text:p>
          </table:table-cell>
          <table:table-cell office:value-type="string" table:style-name="ce1">
            <text:p>Campo da Basket, Ca Mazzetti, Fontana, Sasso Marconi, Unione dei comuni Valli del Reno, Lavino e Samoggia, Bologna, Emilia-Romagna, Italia</text:p>
          </table:table-cell>
          <table:table-cell office:value-type="string" table:style-name="ce1">
            <text:p>Milita in Serie A. <text:s/>Pallacanestro A Bologna la pallacanestro è uno sport molto radicato. Negli anni novanta la città si è guadagnata l'appellativo di Basket City ("la città della pallacanestro") grazie alla contemporanea militanza ai vertici dell'Europa delle due squadre bolognesi: la Virtus, vincitrice di 16 Scudetti e 2 Eurolega-Coppa Campioni, e la Fortitudo, che ha vinto per due volte il campionato italiano.</text:p>
          </table:table-cell>
          <table:table-cell office:value-type="string" table:style-name="ce1">
            <text:p>No</text:p>
          </table:table-cell>
          <table:table-cell table:number-columns-repeated="16380"/>
        </table:table-row>
        <table:table-row table:style-name="ro1">
          <table:table-cell office:value-type="string" table:style-name="ce1">
            <text:p>Biblioteca Comunale</text:p>
          </table:table-cell>
          <table:table-cell office:value-type="string" table:style-name="ce1">
            <text:p>Biblioteca Comunale, 80, Via Emilia, Centro, Imola, Nuovo Circondario Imolese, Bologna, Emilia-Romagna, 40026, Italia</text:p>
          </table:table-cell>
          <table:table-cell office:value-type="string" table:style-name="ce1">
            <text:p>Citiamo il complesso araldico murale (che si compone di più di 6 000 stemmi studenteschi), e il teatro anatomico (che risale al 1637, sala dedicata allo studio dell'anatomia a forma di anfiteatro, costruita in legno d'abete, soffitto a cassettoni, e decorata con statue di illustri medici del passato e di modelli anatomici dell'artista Lelli). Dal 1838 è sede della Biblioteca Comunale. Per quanto riguarda le ville, in alcuni casi si tratta di antichi conventi o luoghi di culto che, in età napoleonica, vennero venduti a privati e in qualche occasione trasformati appunto in ville.</text:p>
          </table:table-cell>
          <table:table-cell office:value-type="string" table:style-name="ce1">
            <text:p>Si</text:p>
          </table:table-cell>
          <table:table-cell table:number-columns-repeated="16380"/>
        </table:table-row>
        <table:table-row table:style-name="ro1">
          <table:table-cell office:value-type="string" table:style-name="ce1">
            <text:p>Biblioteca Comunale</text:p>
          </table:table-cell>
          <table:table-cell office:value-type="string" table:style-name="ce1">
            <text:p>Biblioteca Comunale, 80, Via Emilia, Centro, Imola, Nuovo Circondario Imolese, Bologna, Emilia-Romagna, 40026, Italia</text:p>
          </table:table-cell>
          <table:table-cell office:value-type="string" table:style-name="ce1">
            <text:p>Biblioteche A Bologna si trovano più di cento biblioteche, fra cui 4 comunali, 11 di quartiere e più di 70 universitarie, dislocate in diverse zone della città. Fra le più note e frequentate vi sono la Biblioteca Comunale dell'Archiginnasio (ex sede dell'Università) e la Biblioteca Sala Borsa (inaugurata nel 2001). La più fornita, con oltre 1 300 000 volumi, è la Biblioteca universitaria di Bologna.</text:p>
          </table:table-cell>
          <table:table-cell table:number-columns-repeated="16381" table:style-name="ce1"/>
        </table:table-row>
        <table:table-row table:style-name="ro1">
          <table:table-cell office:value-type="string" table:style-name="ce1">
            <text:p>Biblioteca Comunale dell'Archiginnasio</text:p>
          </table:table-cell>
          <table:table-cell office:value-type="string" table:style-name="ce1">
            <text:p>Biblioteca Comunale dell'Archiginnasio, 1, Piazza Galvani, Galvani, Santo Stefano, Bologna, Emilia-Romagna, 40124, Italia</text:p>
          </table:table-cell>
          <table:table-cell office:value-type="string" table:style-name="ce1">
            <text:p>Biblioteche A Bologna si trovano più di cento biblioteche, fra cui 4 comunali, 11 di quartiere e più di 70 universitarie, dislocate in diverse zone della città. Fra le più note e frequentate vi sono la Biblioteca Comunale dell'Archiginnasio (ex sede dell'Università) e la Biblioteca Sala Borsa (inaugurata nel 2001). La più fornita, con oltre 1 300 000 volumi, è la Biblioteca universitaria di Bologna.</text:p>
          </table:table-cell>
          <table:table-cell office:value-type="string" table:style-name="ce1">
            <text:p>Si</text:p>
          </table:table-cell>
          <table:table-cell table:number-columns-repeated="16380"/>
        </table:table-row>
        <table:table-row table:style-name="ro1">
          <table:table-cell office:value-type="string" table:style-name="ce1">
            <text:p>Biblioteca universitaria di Bologna</text:p>
          </table:table-cell>
          <table:table-cell office:value-type="string" table:style-name="ce1">
            <text:p>Biblioteca Universitaria, 33, Via Zamboni, Irnerio, Santo Stefano, Bologna, Emilia-Romagna, 40126, Italia</text:p>
          </table:table-cell>
          <table:table-cell office:value-type="string" table:style-name="ce1">
            <text:p>Fra le più note e frequentate vi sono la Biblioteca Comunale dell'Archiginnasio (ex sede dell'Università) e la Biblioteca Sala Borsa (inaugurata nel 2001). La più fornita, con oltre 1 300 000 volumi, è la Biblioteca universitaria di Bologna. Di notevole interesse, e di capitale importanza in ambito nazionale ed europeo, è anche la Cineteca di Bologna, istituzione comunale dedicata al cinema e alla filmografia.</text:p>
          </table:table-cell>
          <table:table-cell office:value-type="string" table:style-name="ce1">
            <text:p>Si</text:p>
          </table:table-cell>
          <table:table-cell table:number-columns-repeated="16380"/>
        </table:table-row>
        <table:table-row table:style-name="ro1">
          <table:table-cell office:value-type="string" table:style-name="ce1">
            <text:p>Bologna Centrale</text:p>
          </table:table-cell>
          <table:table-cell office:value-type="string" table:style-name="ce1">
            <text:p>Bologna Centrale, Piazza delle Medaglie d'Oro, Marconi, Saragozza-Porto, Bologna, Emilia-Romagna, 40100, Italia</text:p>
          </table:table-cell>
          <table:table-cell office:value-type="string" table:style-name="ce1">
            <text:p>Le ferrovie offrono, oltre al servizio di collegamento regionale, nazionale e internazionale, anche servizi a livello metropolitano. Le linee ferroviarie di rilevanza nazionale che si attestano a Bologna Centrale sono: <text:s/>la Bologna-Milano (che collega le città capoluogo emiliane, con l'eccezione di Ferrara, nonché Genova e Torino), a cui, da dicembre 2008, è stata affiancata la corrispondente linea ad alta velocità;</text:p>
          </table:table-cell>
          <table:table-cell office:value-type="string" table:style-name="ce1">
            <text:p>Si</text:p>
          </table:table-cell>
          <table:table-cell table:number-columns-repeated="16380"/>
        </table:table-row>
        <table:table-row table:style-name="ro1">
          <table:table-cell office:value-type="string" table:style-name="ce1">
            <text:p>Bologna Centrale</text:p>
          </table:table-cell>
          <table:table-cell office:value-type="string" table:style-name="ce1">
            <text:p>Bologna Centrale, Piazza delle Medaglie d'Oro, Marconi, Saragozza-Porto, Bologna, Emilia-Romagna, 40100, Italia</text:p>
          </table:table-cell>
          <table:table-cell office:value-type="string" table:style-name="ce1">
            <text:p>la Bologna-Ancona-Bari (che dirigendosi verso la Romagna ne tocca tutti i capoluoghi ad eccezione di Ravenna, per poi seguire l'intera lunghezza della costa adriatica verso sud fino in Puglia); la Bologna-Firenze-Roma (detta "Direttissima"), affiancata dal dicembre 2009 dalla nuova linea ad alta velocità fra Bologna e Firenze, che prosegue per Napoli e la Calabria; la Bologna-Verona, che la collega anche al Trentino-Alto Adige e al Nord Europa; la Bologna-Venezia, che la collega anche al Friuli-Venezia Giulia e all'Est Europa;Le altre linee di importanza regionale che si attestano a Bologna Centrale sono: <text:s/>la Bologna-Porretta Terme-Pistoia (detta "Porrettana"), realizzata nel 1864.</text:p>
          </table:table-cell>
          <table:table-cell table:number-columns-repeated="16381" table:style-name="ce1"/>
        </table:table-row>
        <table:table-row table:style-name="ro1">
          <table:table-cell office:value-type="string" table:style-name="ce1">
            <text:p>Bologna Centrale</text:p>
          </table:table-cell>
          <table:table-cell office:value-type="string" table:style-name="ce1">
            <text:p>Bologna Centrale, Piazza delle Medaglie d'Oro, Marconi, Saragozza-Porto, Bologna, Emilia-Romagna, 40100, Italia</text:p>
          </table:table-cell>
          <table:table-cell office:value-type="string" table:style-name="ce1">
            <text:p>La città è inoltre dotata di una linea ferroviaria di cintura. Le principale stazione ferroviaria è la stazione di Bologna Centrale, fra le più grandi stazioni italiane per traffico passeggeri (circa 58 milioni all'anno) e per numero di treni giornalieri in transito. <text:s/>Servizio ferroviario metropolitano Il Servizio ferroviario metropolitano di Bologna è un servizio ferroviario suburbano ad elevata frequenza, che utilizza linee ferroviarie convergenti nella città di Bologna.</text:p>
          </table:table-cell>
          <table:table-cell table:number-columns-repeated="16381" table:style-name="ce1"/>
        </table:table-row>
        <table:table-row table:style-name="ro1">
          <table:table-cell office:value-type="string" table:style-name="ce1">
            <text:p>Bologna Centrale</text:p>
          </table:table-cell>
          <table:table-cell office:value-type="string" table:style-name="ce1">
            <text:p>Bologna Centrale, Piazza delle Medaglie d'Oro, Marconi, Saragozza-Porto, Bologna, Emilia-Romagna, 40100, Italia</text:p>
          </table:table-cell>
          <table:table-cell office:value-type="string" table:style-name="ce1">
            <text:p>Oltre alla sua funzione al servizio dell'intera zona produttiva emiliana e marchigiana, l'aumento delle rotte da parte di compagnie aeree low cost e la realizzazione della linea ad Alta Velocità per Firenze hanno portato ad un massiccio aumento dell'utenza turistica. L'aeroporto è collegato alla stazione di Bologna Centrale tramite il Marconi Express, un people mover sopraelevato. <text:s/>Trasporti pubblici <text:s/>I trasporti pubblici urbani sono gestiti da TPER, che offre un servizio di autobus e filobus, con linee urbane, suburbane e interurbane.</text:p>
          </table:table-cell>
          <table:table-cell table:number-columns-repeated="16381" table:style-name="ce1"/>
        </table:table-row>
        <table:table-row table:style-name="ro1">
          <table:table-cell office:value-type="string" table:style-name="ce1">
            <text:p>Bolognina</text:p>
          </table:table-cell>
          <table:table-cell office:value-type="string" table:style-name="ce1">
            <text:p>Bolognina, Navile, Bologna, Emilia-Romagna, 40129, Italia</text:p>
          </table:table-cell>
          <table:table-cell office:value-type="string" table:style-name="ce1">
            <text:p><text:s/> Romania, 9 726  Bangladesh, 4 990  Filippine, 4 966  Cina, 4 547  Pakistan, 4 368  Ucraina, 3 815  Marocco, 3 439  Moldavia, 3 381  Albania, 2 657  Sri Lanka, 1 297A Bologna è nata una delle prime chinatown italiane, con i primi insediamenti di cittadini cinesi risalenti agli anni trenta, ampliatisi negli anni cinquanta e ottanta. L'area dove si concentrarono fin dall'inizio le comunità cinesi comprende le zone della Bolognina e di Corticella (soprattutto attorno a via Ferrarese). La Bolognina ed il Pilastro sono statisticamente i quartieri ove si concentra maggiormente la popolazione straniera di Bologna.</text:p>
          </table:table-cell>
          <table:table-cell office:value-type="string" table:style-name="ce1">
            <text:p>Si</text:p>
          </table:table-cell>
          <table:table-cell table:number-columns-repeated="16380"/>
        </table:table-row>
        <table:table-row table:style-name="ro1">
          <table:table-cell office:value-type="string" table:style-name="ce1">
            <text:p>Bolognina</text:p>
          </table:table-cell>
          <table:table-cell office:value-type="string" table:style-name="ce1">
            <text:p>Bolognina, Navile, Bologna, Emilia-Romagna, 40129, Italia</text:p>
          </table:table-cell>
          <table:table-cell office:value-type="string" table:style-name="ce1">
            <text:p>L'area dove si concentrarono fin dall'inizio le comunità cinesi comprende le zone della Bolognina e di Corticella (soprattutto attorno a via Ferrarese). La Bolognina ed il Pilastro sono statisticamente i quartieri ove si concentra maggiormente la popolazione straniera di Bologna. <text:s/>Lingue e dialetti In ambito cittadino, la parlata vernacolare tipica è il dialetto bolognese, varietà linguistica della lingua emiliana.</text:p>
          </table:table-cell>
          <table:table-cell table:number-columns-repeated="16381" table:style-name="ce1"/>
        </table:table-row>
        <table:table-row table:style-name="ro1">
          <table:table-cell office:value-type="string" table:style-name="ce1">
            <text:p>Bolognina</text:p>
          </table:table-cell>
          <table:table-cell office:value-type="string" table:style-name="ce1">
            <text:p>Bolognina, Navile, Bologna, Emilia-Romagna, 40129, Italia</text:p>
          </table:table-cell>
          <table:table-cell office:value-type="string" table:style-name="ce1">
            <text:p>Al centro del Fiera District fu progettata una zona pedonale, piazza della Costituzione, la cui costruzione fu affidata a Isamu Noguchi. Fra gli ultimi esempi di architettura contemporanea e interventi urbanistici (spesso oggetto di accese discussioni) troviamo la Porta Europa dell'architetto Ettore Masi in via Stalingrado, il complesso del nuovo palazzo comunale nella zona della Bolognina (Palazzo Bonaccorso e piazza Liber Paradisus) e la Torre Unipol, un grattacielo alto 127 metri sito nella periferia est della città. <text:s/>Economia Bologna ospita un'importante rete di industrie meccaniche, elettroniche e alimentari e un gran numero di imprese di artigianato.</text:p>
          </table:table-cell>
          <table:table-cell table:number-columns-repeated="16381" table:style-name="ce1"/>
        </table:table-row>
        <table:table-row table:style-name="ro1">
          <table:table-cell office:value-type="string" table:style-name="ce1">
            <text:p>Bononia</text:p>
          </table:table-cell>
          <table:table-cell office:value-type="string" table:style-name="ce1">
            <text:p>Bologna, Emilia-Romagna, Italia</text:p>
          </table:table-cell>
          <table:table-cell office:value-type="string" table:style-name="ce1">
            <text:p>Il dominio gallico sulla zona durò fino al 196 a.C., anno in cui i Galli Boi furono soggiogati dai Romani. Nel 189 a.C. questi ultimi fondarono sul sito una colonia di diritto latino a cui diedero il nome di Bononia. <text:s/>Storia medievale Dopo la caduta dell'Impero, fu soggetta a Odoacre, a Teodorico il Grande (493-526), a Bisanzio e infine, nel 727, ai Longobardi, per i quali costituì principalmente un centro militare.</text:p>
          </table:table-cell>
          <table:table-cell office:value-type="string" table:style-name="ce1">
            <text:p>No</text:p>
          </table:table-cell>
          <table:table-cell table:number-columns-repeated="16380" table:style-name="ce1"/>
        </table:table-row>
        <table:table-row table:style-name="ro1">
          <table:table-cell office:value-type="string" table:style-name="ce1">
            <text:p>Bononia</text:p>
          </table:table-cell>
          <table:table-cell office:value-type="string" table:style-name="ce1">
            <text:p>Bologna, Emilia-Romagna, Italia</text:p>
          </table:table-cell>
          <table:table-cell office:value-type="string" table:style-name="ce1">
            <text:p>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 Manifattura di Arti, Sperimentazione e Tecnologia.</text:p>
          </table:table-cell>
          <table:table-cell table:number-columns-repeated="16381" table:style-name="ce1"/>
        </table:table-row>
        <table:table-row table:style-name="ro1">
          <table:table-cell office:value-type="string" table:style-name="ce1">
            <text:p>Borgo Panigale-Reno</text:p>
          </table:table-cell>
          <table:table-cell office:value-type="string" table:style-name="ce1">
            <text:p>Borgo Panigale-Reno, Bologna, Emilia-Romagna, Italia</text:p>
          </table:table-cell>
          <table:table-cell office:value-type="string" table:style-name="ce1">
            <text:p><text:s/>Suddivisioni amministrative Il comune è suddiviso amministrativamente in sei circoscrizioni di decentramento, a cui lo statuto attribuisce il nome di "quartieri": Borgo Panigale-Reno, San Donato-San Vitale, Savena, Navile, Porto-Saragozza, Santo Stefano. <text:s/>Urbanistica Il centro storico di Bologna è uno dei più antichi e vasti d'Europa.</text:p>
          </table:table-cell>
          <table:table-cell office:value-type="string" table:style-name="ce1">
            <text:p>Si</text:p>
          </table:table-cell>
          <table:table-cell table:number-columns-repeated="16380" table:style-name="ce1"/>
        </table:table-row>
        <table:table-row table:style-name="ro1">
          <table:table-cell office:value-type="string" table:style-name="ce1">
            <text:p>Bulåggna</text:p>
          </table:table-cell>
          <table:table-cell office:value-type="string" table:style-name="ce1">
            <text:p>Bologna, Emilia-Romagna, Italia</text:p>
          </table:table-cell>
          <table:table-cell office:value-type="string" table:style-name="ce1">
            <text:p>Bologna (, AFI: /boˈloɲɲa/; in dialetto bolognese Bulåggna, AFI: /buˈlʌɲ:ɐ/) è un comune italiano di 392 730 abitanti, capoluogo dell'omonima città metropolitana, a sua volta capoluogo dell'Emilia-Romagna, posta al centro di un'area metropolitana di oltre un milione di abitanti.</text:p>
          </table:table-cell>
          <table:table-cell office:value-type="string" table:style-name="ce1">
            <text:p>No</text:p>
          </table:table-cell>
          <table:table-cell office:value-type="string" table:style-name="ce1">
            <text:p>Non è una locazione interessante per noi</text:p>
          </table:table-cell>
          <table:table-cell table:number-columns-repeated="16379"/>
        </table:table-row>
        <table:table-row table:style-name="ro1">
          <table:table-cell office:value-type="string" table:style-name="ce1">
            <text:p>Casalecchio</text:p>
          </table:table-cell>
          <table:table-cell office:value-type="string" table:style-name="ce1">
            <text:p>Casalecchio di Reno, Unione dei comuni Valli del Reno, Lavino e Samoggia, Bologna, Emilia-Romagna, 40033, Italia</text:p>
          </table:table-cell>
          <table:table-cell office:value-type="string" table:style-name="ce1">
            <text:p>Nell'ambito dei motori vi hanno sede aziende quali la Ducati, l'Industria Italiana Autobus e la sede italiana della Volvo. Nell'area metropolitana, inoltre, si trovano la Lamborghini (a Sant'Agata Bolognese) e la sede italiana della Saab (a Casalecchio di Reno). A Bologna vennero fondate la Maserati, la Malaguti e la Moto Morini.</text:p>
          </table:table-cell>
          <table:table-cell office:value-type="string" table:style-name="ce1">
            <text:p>Si</text:p>
          </table:table-cell>
          <table:table-cell table:number-columns-repeated="16380" table:style-name="ce1"/>
        </table:table-row>
        <table:table-row table:style-name="ro1">
          <table:table-cell office:value-type="string" table:style-name="ce1">
            <text:p>Casalecchio</text:p>
          </table:table-cell>
          <table:table-cell office:value-type="string" table:style-name="ce1">
            <text:p>Casalecchio di Reno, Unione dei comuni Valli del Reno, Lavino e Samoggia, Bologna, Emilia-Romagna, 40033, Italia</text:p>
          </table:table-cell>
          <table:table-cell office:value-type="string" table:style-name="ce1">
            <text:p>a Cereglio la Cerelia Acqua Minerale. Vi si trovano infine le sedi nazionali delle cooperative alimentari Conad e Sigma, mentre nell'adiacente comune di Casalecchio hanno sede la Coop e Despar, e a Funo di Argelato la SISA. <text:s/>Commercio L'area di Bologna è un polo commerciale di primaria importanza (con il Centergross nell'area metropolitana, che per un lungo periodo è stato dalla fondazione nel 1977 la più grande cittadella commerciale all'ingrosso d'Europa, e l'Interporto).</text:p>
          </table:table-cell>
          <table:table-cell table:number-columns-repeated="16381" table:style-name="ce1"/>
        </table:table-row>
        <table:table-row table:style-name="ro1">
          <table:table-cell office:value-type="string" table:style-name="ce1">
            <text:p>Casalecchio</text:p>
          </table:table-cell>
          <table:table-cell office:value-type="string" table:style-name="ce1">
            <text:p>Casalecchio di Reno, Unione dei comuni Valli del Reno, Lavino e Samoggia, Bologna, Emilia-Romagna, 40033, Italia</text:p>
          </table:table-cell>
          <table:table-cell office:value-type="string" table:style-name="ce1">
            <text:p>Fino alla costruzione nel 1934 della "Direttissima", era la linea principale di collegamento fra Nord e Sud Italia; la Bologna–Portomaggiore; la Bologna-Casalecchio-Vignola, che condivide l'infrastruttura della Bologna-Porretta da Bologna fino a Casalecchio. La città è inoltre dotata di una linea ferroviaria di cintura.</text:p>
          </table:table-cell>
          <table:table-cell table:number-columns-repeated="16381" table:style-name="ce1"/>
        </table:table-row>
        <table:table-row table:style-name="ro1">
          <table:table-cell office:value-type="string" table:style-name="ce1">
            <text:p>Cassero di Porta Saragozza</text:p>
          </table:table-cell>
          <table:table-cell office:value-type="string" table:style-name="ce1">
            <text:p>Il Cassero, Mura di Porta Lame, Marconi, Saragozza-Porto, Bologna, Emilia-Romagna, 40122, Italia</text:p>
          </table:table-cell>
          <table:table-cell office:value-type="string" table:style-name="ce1">
            <text:p>Il primo movimento gay, il "Circolo di cultura omosessuale 28 giugno", si è attivato in città già nel 1978 e nel 1982 ottenne spazi aggregativi dal Comune. L'Arcigay, la più grande associazione nazionale per la tutela dei diritti LGBT in Italia, si è costituita a Bologna nel 1985 con sede presso il Cassero di Porta Saragozza. Ha sede in città anche il MIT - Movimento Identità Trans, una onlus fondata nel 1982, di cui è stata presidente fino alla sua scomparsa Marcella Di Folco, prima associazione di questo tipo in Italia.</text:p>
          </table:table-cell>
          <table:table-cell office:value-type="string" table:style-name="ce1">
            <text:p>Si</text:p>
          </table:table-cell>
          <table:table-cell table:number-columns-repeated="16380" table:style-name="ce1"/>
        </table:table-row>
        <table:table-row table:style-name="ro1">
          <table:table-cell office:value-type="string" table:style-name="ce1">
            <text:p>Castel San Pietro</text:p>
          </table:table-cell>
          <table:table-cell office:value-type="string" table:style-name="ce1">
            <text:p>Castel San Pietro Terme, Nuovo Circondario Imolese, Bologna, Emilia-Romagna, 40024, Italia</text:p>
          </table:table-cell>
          <table:table-cell office:value-type="string" table:style-name="ce1">
            <text:p>Dal 2008 si assiste a un rinnovato e costante slancio demografico, trainato da un saldo migratorio positivo (a fronte di un saldo naturale negativo) così da portare la popolazione stabilmente sopra le 380 000 unità. Al tempo stesso, l'agglomerato urbano, comprendente per convenzione la prima cinta di comuni confinanti, raggiunge 600 000 abitanti, mentre l'area metropolitana estesa (comprendente anche altri comuni non confinanti con il comune di Bologna come Budrio e Castel San Pietro Terme) supera il milione di abitanti. Nel 2017 Bologna risultava la città in Italia ad aver ricevuto il numero più alto di immigrati interni (ovvero nuovi residenti trasferiti da altre zone d'Italia, principalmente dal Sud).</text:p>
          </table:table-cell>
          <table:table-cell office:value-type="string" table:style-name="ce1">
            <text:p>Si</text:p>
          </table:table-cell>
          <table:table-cell table:number-columns-repeated="16380" table:style-name="ce1"/>
        </table:table-row>
        <table:table-row table:style-name="ro1">
          <table:table-cell office:value-type="string" table:style-name="ce1">
            <text:p>Castel San Pietro</text:p>
          </table:table-cell>
          <table:table-cell office:value-type="string" table:style-name="ce1">
            <text:p>Castel San Pietro Terme, Nuovo Circondario Imolese, Bologna, Emilia-Romagna, 40024, Italia</text:p>
          </table:table-cell>
          <table:table-cell office:value-type="string" table:style-name="ce1">
            <text:p>Al fine di decongestionare il traffico e potenziare il raccordo autostradale e della tangenziale, è stata realizzata una terza corsia dinamica sulla A14 e i semafori all'innesto degli svincoli della tangenziale con strade urbane sostituiti con rotatorie. È allo studio, inoltre, la realizzazione del cosiddetto Passante Nord che, staccandosi dalla A14 nella zona di Castel San Pietro Terme, dovrebbe collegarsi alla A1 prima di Castelfranco Emilia, transitando, a nord della città, in modo da allontanare dall'agglomerato urbano il traffico di solo transito. Altre strade importanti che toccano la città sono la Strada statale 9 Via Emilia, che la collega con numerosi capoluoghi dell'Emilia-Romagna, oltre che con Lodi e Milano;</text:p>
          </table:table-cell>
          <table:table-cell table:number-columns-repeated="16381" table:style-name="ce1"/>
        </table:table-row>
        <table:table-row table:style-name="ro1">
          <table:table-cell office:value-type="string" table:style-name="ce1">
            <text:p>Centergross</text:p>
          </table:table-cell>
          <table:table-cell office:value-type="string" table:style-name="ce1">
            <text:p>Centergross, Sesta Traversa, Funo di Argelato, Argelato, Unione Reno Galliera, Bologna, Emilia-Romagna, 40013, Italia</text:p>
          </table:table-cell>
          <table:table-cell office:value-type="string" table:style-name="ce1">
            <text:p>Vi si trovano infine le sedi nazionali delle cooperative alimentari Conad e Sigma, mentre nell'adiacente comune di Casalecchio hanno sede la Coop e Despar, e a Funo di Argelato la SISA. <text:s/>Commercio L'area di Bologna è un polo commerciale di primaria importanza (con il Centergross nell'area metropolitana, che per un lungo periodo è stato dalla fondazione nel 1977 la più grande cittadella commerciale all'ingrosso d'Europa, e l'Interporto). È un importante centro fieristico che con la Fiera di Bologna ospita numerose fiere di caratura internazionale (Arte Fiera, Saie, EIMA, Cersaie, Cosmoprof, Sana, Fiera del Libro per Ragazzi, Music Italy Show, ecc.).</text:p>
          </table:table-cell>
          <table:table-cell office:value-type="string" table:style-name="ce1">
            <text:p>No</text:p>
          </table:table-cell>
          <table:table-cell table:number-columns-repeated="16380" table:style-name="ce1"/>
        </table:table-row>
        <table:table-row table:style-name="ro1">
          <table:table-cell office:value-type="string" table:style-name="ce1">
            <text:p>Cereglio</text:p>
          </table:table-cell>
          <table:table-cell office:value-type="string" table:style-name="ce1">
            <text:p>Cereglio, Vergato, Unione dell'Appennino Bolognese, Bologna, Emilia-Romagna, 40038, Italia</text:p>
          </table:table-cell>
          <table:table-cell office:value-type="string" table:style-name="ce1">
            <text:p>ad Anzola dell'Emilia la Carpigiani; a Cereglio la Cerelia Acqua Minerale. Vi si trovano infine le sedi nazionali delle cooperative alimentari Conad e Sigma, mentre nell'adiacente comune di Casalecchio hanno sede la Coop e Despar, e a Funo di Argelato la SISA.</text:p>
          </table:table-cell>
          <table:table-cell office:value-type="string" table:style-name="ce1">
            <text:p>Si</text:p>
          </table:table-cell>
          <table:table-cell table:number-columns-repeated="16380" table:style-name="ce1"/>
        </table:table-row>
        <table:table-row table:style-name="ro1">
          <table:table-cell office:value-type="string" table:style-name="ce1">
            <text:p>Cesab</text:p>
          </table:table-cell>
          <table:table-cell office:value-type="string" table:style-name="ce1">
            <text:p>BT CESAB - Toyota Material Handling, 10, Via Persicetana Vecchia, Borgo Panigale-Reno, Bargellino, Calderara di Reno, Unione Terre d'Acqua, Bologna, Emilia-Romagna, 40132, Italia</text:p>
          </table:table-cell>
          <table:table-cell office:value-type="string" table:style-name="ce1">
            <text:p>Nel settore del packaging, sviluppatosi a partire dagli anni '20, spiccano il gruppo Coesia (G.D - A.C.M.A. Volpak - Cima - Sasib), e, nel territorio metropolitano, l'IMA (a Ozzano) e la Marchesini Group (a Pianoro). In ambito metalmeccanico vi si trova la Cesab, mentre nella zona metropolitana hanno sede la Malossi e la Minarelli (entrambe a Calderara di Reno), la Marzocchi e la Viro (a Zola Predosa), la Paioli (a Sant’Agata Bolognese). Nel più ampio settore delle produzioni industriali vi è il Gruppo Industriale Maccaferri.</text:p>
          </table:table-cell>
          <table:table-cell office:value-type="string" table:style-name="ce1">
            <text:p>No</text:p>
          </table:table-cell>
          <table:table-cell table:number-columns-repeated="16380" table:style-name="ce1"/>
        </table:table-row>
        <table:table-row table:style-name="ro1">
          <table:table-cell office:value-type="string" table:style-name="ce1">
            <text:p>cimitero polacco</text:p>
          </table:table-cell>
          <table:table-cell office:value-type="string" table:style-name="ce1">
            <text:p>Cimitero militare polacco di Bologna, Due Madonne, Savena, Bologna, Emilia-Romagna, Italia</text:p>
          </table:table-cell>
          <table:table-cell office:value-type="string" table:style-name="ce1">
            <text:p>Alle porte di Bologna, al confine con San Lazzaro di Savena, si trova un complesso militare della seconda guerra mondiale. Il cimitero maggiore è il cimitero polacco, il più grande dei quattro cimiteri militari dei polacchi caduti in Italia durante la seconda guerra mondiale. <text:s/>Architetture civili Torri Le torri gentilizie di Bologna, di origine medioevale, sono uno dei tratti più caratteristici della città.</text:p>
          </table:table-cell>
          <table:table-cell office:value-type="string" table:style-name="ce1">
            <text:p>Si</text:p>
          </table:table-cell>
          <table:table-cell table:number-columns-repeated="16380" table:style-name="ce1"/>
        </table:table-row>
        <table:table-row table:style-name="ro1">
          <table:table-cell office:value-type="string" table:style-name="ce1">
            <text:p>Cina</text:p>
          </table:table-cell>
          <table:table-cell office:value-type="string" table:style-name="ce1">
            <text:p>Nuova Cina, Via Toscana, Pontevecchio, Savena, Bologna, Emilia-Romagna, 40141, Italia</text:p>
          </table:table-cell>
          <table:table-cell office:value-type="string" table:style-name="ce1">
            <text:p>Etnie e minoranze straniere Secondo i dati ISTAT, al 31 dicembre 2020 i cittadini stranieri a Bologna risultavano 62 422 (15,9% tra tutti i residenti).Le prime dieci comunità sono quelle provenienti da: <text:s/> Romania, 9 726  Bangladesh, 4 990  Filippine, 4 966  Cina, 4 547  Pakistan, 4 368  Ucraina, 3 815  Marocco, 3 439  Moldavia, 3 381  Albania, 2 657  Sri Lanka, 1 297A Bologna è nata una delle prime chinatown italiane, con i primi insediamenti di cittadini cinesi risalenti agli anni trenta, ampliatisi negli anni cinquanta e ottanta. L'area dove si concentrarono fin dall'inizio le comunità cinesi comprende le zone della Bolognina e di Corticella (soprattutto attorno a via Ferrarese).</text:p>
          </table:table-cell>
          <table:table-cell office:value-type="string" table:style-name="ce1">
            <text:p>No</text:p>
          </table:table-cell>
          <table:table-cell table:number-columns-repeated="16380" table:style-name="ce1"/>
        </table:table-row>
        <table:table-row table:style-name="ro1">
          <table:table-cell office:value-type="string" table:style-name="ce1">
            <text:p>Cineteca di Bologna</text:p>
          </table:table-cell>
          <table:table-cell office:value-type="string" table:style-name="ce1">
            <text:p>Cineteca di Bologna, Via Riva di Reno, Marconi, Saragozza-Porto, Bologna, Emilia-Romagna, 40122, Italia</text:p>
          </table:table-cell>
          <table:table-cell office:value-type="string" table:style-name="ce1">
            <text:p>La più fornita, con oltre 1 300 000 volumi, è la Biblioteca universitaria di Bologna. Di notevole interesse, e di capitale importanza in ambito nazionale ed europeo, è anche la Cineteca di Bologna, istituzione comunale dedicata al cinema e alla filmografia. Vi sono inoltre diverse biblioteche tematiche come quella sulla storia del Novecento dell'Istituto storico Parri Emilia-Romagna, quella dell'Istituto Gramsci, la Biblioteca Italiana delle Donne, la biblioteca del Museo internazionale della musica, la biblioteca emeroteca del MAMbo e numerose altre.</text:p>
          </table:table-cell>
          <table:table-cell office:value-type="string" table:style-name="ce1">
            <text:p>Si</text:p>
          </table:table-cell>
          <table:table-cell table:number-columns-repeated="16380" table:style-name="ce1"/>
        </table:table-row>
        <table:table-row table:style-name="ro1">
          <table:table-cell office:value-type="string" table:style-name="ce1">
            <text:p>Città</text:p>
          </table:table-cell>
          <table:table-cell office:value-type="string" table:style-name="ce1">
            <text:p>Bologna, Emilia-Romagna, Italia</text:p>
          </table:table-cell>
          <table:table-cell office:value-type="string" table:style-name="ce1">
            <text:p>La bandiera sventola insieme a quella europea e a quella italiana in tutte le sedi istituzionali dell'amministrazione comunale. <text:s/>Onorificenze La Città e gli abitanti di Bologna sono insigniti delle seguenti onorificenze: <text:s/>il Popolo di Bologna è "Benemerito della Repubblica Romana e d'Italia" da parte dell'Assemblea Costituente Romana della Repubblica Romana.</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Bologna, Emilia-Romagna, Italia</text:p>
          </table:table-cell>
          <table:table-cell office:value-type="string" table:style-name="ce1">
            <text:p>Vi sono inoltre diverse biblioteche tematiche come quella sulla storia del Novecento dell'Istituto storico Parri Emilia-Romagna, quella dell'Istituto Gramsci, la Biblioteca Italiana delle Donne, la biblioteca del Museo internazionale della musica, la biblioteca emeroteca del MAMbo e numerose altre. Nel luglio 2020 Bologna ha ottenuto il riconoscimento di "Città che legge" 2020-2021. Musei Bologna possiede oltre quaranta musei nei quali, accanto alle collezioni permanenti, sono organizzate mostre temporanee.</text:p>
          </table:table-cell>
          <table:table-cell table:number-columns-repeated="16381" table:style-name="ce1"/>
        </table:table-row>
        <table:table-row table:style-name="ro1">
          <table:table-cell office:value-type="string" table:style-name="ce1">
            <text:p>Città</text:p>
          </table:table-cell>
          <table:table-cell office:value-type="string" table:style-name="ce1">
            <text:p>Bologna, Emilia-Romagna, Italia</text:p>
          </table:table-cell>
          <table:table-cell office:value-type="string" table:style-name="ce1">
            <text:p><text:s/>Quotidiano Nazionale - Il Resto del Carlino La Repubblica Corriere di Bologna Il Fatto Quotidiano Il Corriere dello Sport - Stadio Tuttosport Leggo MetroRadio In via del Pratello a Bologna è nata nel 1976 Radio Alice, una delle prime radio libere italiane, chiusa dai Carabinieri durante le contestazioni del 1977, seguita poco dopo da Radio Ricerca Aperta. Fino al 2021 ha operato Radio Città del Capo, storica emittente nata da una costola di Radiocittà nel 1987.Nel bolognese occupano stazioni radiofoniche le principali emittenti italiane. Inoltre, alcune radio e syndication, anche a diffusione nazionale, hanno sede in quest'area.</text:p>
          </table:table-cell>
          <table:table-cell table:number-columns-repeated="16381" table:style-name="ce1"/>
        </table:table-row>
        <table:table-row table:style-name="ro1">
          <table:table-cell office:value-type="string" table:style-name="ce1">
            <text:p>Città</text:p>
          </table:table-cell>
          <table:table-cell office:value-type="string" table:style-name="ce1">
            <text:p>Bologna, Emilia-Romagna, Italia</text:p>
          </table:table-cell>
          <table:table-cell office:value-type="string" table:style-name="ce1">
            <text:p>Ogni anno la sera del 2 Agosto le opere vincitrici ed altre commissionate ad hoc vengono suonate in piazza Maggiore in un grande concerto gratuito. Nel 2006 Bologna è stata insignita del riconoscimento di "Città creativa della musica" da parte dell'UNESCO, la prima in Italia, la seconda in Europa dopo Siviglia. Fra i numerosi esempi di formazioni musicali si ricordano il Coro Euridice, coro polifonico fondato nel 1880 e rimasto ininterrottamente attivo, e l'Orchestra Mozart, fondata nel 2004 da Carlo Maria Badini e diretta da Claudio Abbado fino alla sua morte.</text:p>
          </table:table-cell>
          <table:table-cell table:number-columns-repeated="16381" table:style-name="ce1"/>
        </table:table-row>
        <table:table-row table:style-name="ro1">
          <table:table-cell office:value-type="string" table:style-name="ce1">
            <text:p>Città</text:p>
          </table:table-cell>
          <table:table-cell office:value-type="string" table:style-name="ce1">
            <text:p>Bologna, Emilia-Romagna, Italia</text:p>
          </table:table-cell>
          <table:table-cell office:value-type="string" table:style-name="ce1">
            <text:p>Abbonda anche l'uso di latticini, quali il burro, il formaggio molle e il Parmigiano Reggiano. Le numerose ricette di origine bolognese, diffuse in tutto il mondo come eccellenze della cucina italiana, e la proliferazione in città di attività commerciali legate al cibo, hanno spesso condotto la stampa italiana e straniera ad attribuire a Bologna l'appellativo di Città del cibo (City of food).Fra i prodotti tipici della cucina bolognese troviamo: <text:s/>Sui colli bolognesi vi sono numerose aziende vinicole che producono varie tipologie di vino tipiche, fra cui il Pignoletto DOCG.</text:p>
          </table:table-cell>
          <table:table-cell table:number-columns-repeated="16381" table:style-name="ce1"/>
        </table:table-row>
        <table:table-row table:style-name="ro1">
          <table:table-cell office:value-type="string" table:style-name="ce1">
            <text:p>Città</text:p>
          </table:table-cell>
          <table:table-cell office:value-type="string" table:style-name="ce1">
            <text:p>Bologna, Emilia-Romagna, Italia</text:p>
          </table:table-cell>
          <table:table-cell office:value-type="string" table:style-name="ce1">
            <text:p>Festa Internazionale della Storia, si svolge nella terza settimana di ottobre, con eventi da settembre a dicembre Falò del vecchione, tradizionale celebrazione del Capodanno consistente nel rogo di un grande fantoccio rappresentante l'anno vecchio. Partecipazione all'Expo 2010 di Shanghai La città di Bologna, insieme ad altre 45 città del mondo, ha partecipato, previa selezione e invito, all'Esposizione Universale di Shanghai 2010 intitolata Better city, better life (Città migliore, Vita migliore), tenutasi dal 1º maggio al 31 ottobre 2010 nella metropoli cinese. La giuria internazionale dell'Expo ha inserito la città felsinea nell'area Liveable city (Città vivibile), giudicandola esempio di eccellenza nelle categorie:</text:p>
          </table:table-cell>
          <table:table-cell table:number-columns-repeated="16381" table:style-name="ce1"/>
        </table:table-row>
        <table:table-row table:style-name="ro1">
          <table:table-cell office:value-type="string" table:style-name="ce1">
            <text:p>Città</text:p>
          </table:table-cell>
          <table:table-cell office:value-type="string" table:style-name="ce1">
            <text:p>Bologna, Emilia-Romagna, Italia</text:p>
          </table:table-cell>
          <table:table-cell office:value-type="string" table:style-name="ce1">
            <text:p>Partecipazione all'Expo 2010 di Shanghai La città di Bologna, insieme ad altre 45 città del mondo, ha partecipato, previa selezione e invito, all'Esposizione Universale di Shanghai 2010 intitolata Better city, better life (Città migliore, Vita migliore), tenutasi dal 1º maggio al 31 ottobre 2010 nella metropoli cinese. La giuria internazionale dell'Expo ha inserito la città felsinea nell'area Liveable city (Città vivibile), giudicandola esempio di eccellenza nelle categorie: Cultura e creatività;</text:p>
          </table:table-cell>
          <table:table-cell table:number-columns-repeated="16381" table:style-name="ce1"/>
        </table:table-row>
        <table:table-row table:style-name="ro1">
          <table:table-cell office:value-type="string" table:style-name="ce1">
            <text:p>Città</text:p>
          </table:table-cell>
          <table:table-cell office:value-type="string" table:style-name="ce1">
            <text:p>Bologna, Emilia-Romagna, Italia</text:p>
          </table:table-cell>
          <table:table-cell office:value-type="string" table:style-name="ce1">
            <text:p>Bologna, con Firenze e Venezia, si situava in posizione più avanzata di città più popolose, quali Dublino, Leeds, Liverpool, Lilla, Norimberga, Essen, Dortmund, Brema, Hannover, Saragozza, Malaga, Bilbao, Salonicco, Palermo, ecc. Nonostante l'esigua popolazione comunale Bologna è stata anche inserita, dal gruppo di studio GaWC, tra le cento città globali (o Città del Mondo), in virtù della sua importanza culturale ed economica (invero in categoria D, cioè città globali in formazione, con bassa evidenza). <text:s/>Suddivisioni amministrative Il comune è suddiviso amministrativamente in sei circoscrizioni di decentramento, a cui lo statuto attribuisce il nome di "quartieri":</text:p>
          </table:table-cell>
          <table:table-cell table:number-columns-repeated="16381" table:style-name="ce1"/>
        </table:table-row>
        <table:table-row table:style-name="ro1">
          <table:table-cell office:value-type="string" table:style-name="ce1">
            <text:p>Coeva</text:p>
          </table:table-cell>
          <table:table-cell office:value-type="string" table:style-name="ce1">
            <text:p>Via Cova, Castel San Pietro Terme, Nuovo Circondario Imolese, Bologna, Emilia-Romagna, 40024, Italia</text:p>
          </table:table-cell>
          <table:table-cell office:value-type="string" table:style-name="ce1">
            <text:p>Di notevole interesse la chiesa di San Francesco del XIII secolo (anche se ha subito notevoli interventi nel XIX secolo e nel secondo dopoguerra), primo esempio di gotico francese in Italia. Coeva è la chiesa di San Domenico, dove si trova l'arca in cui sono conservate le spoglie del santo, realizzata da Nicola Pisano e bottega, Niccolò dell'Arca e Michelangelo. Adiacenti ad entrambe le chiese si trovano i monumenti funebri dei glossatori.</text:p>
          </table:table-cell>
          <table:table-cell office:value-type="string" table:style-name="ce1">
            <text:p>No</text:p>
          </table:table-cell>
          <table:table-cell table:number-columns-repeated="16380"/>
        </table:table-row>
        <table:table-row table:style-name="ro1">
          <table:table-cell office:value-type="string" table:style-name="ce1">
            <text:p>Colle della Guardia</text:p>
          </table:table-cell>
          <table:table-cell office:value-type="string" table:style-name="ce1">
            <text:p>Colle della Guardia, Bologna, Emilia-Romagna, 40135, Italia</text:p>
          </table:table-cell>
          <table:table-cell office:value-type="string" table:style-name="ce1">
            <text:p>L'altimetria del territorio comunale spazia dai 29 m s.l.m. del quartiere di Corticella ai 54 del centro del capoluogo, fino ai circa 280 del Colle della Guardia che domina sull'area urbana, e ai circa 390 del Monte Sabbiuno ai confini meridionali del territorio comunale. Dista da Padova 117 km tramite la Bologna-Padova, 213 km da Milano, 108 km da Firenze, 376 km da Roma, 118 km da Rimini e 47 km da Modena.</text:p>
          </table:table-cell>
          <table:table-cell office:value-type="string" table:style-name="ce1">
            <text:p>Si</text:p>
          </table:table-cell>
          <table:table-cell table:number-columns-repeated="16380"/>
        </table:table-row>
        <table:table-row table:style-name="ro1">
          <table:table-cell office:value-type="string" table:style-name="ce1">
            <text:p>Colle della Guardia</text:p>
          </table:table-cell>
          <table:table-cell office:value-type="string" table:style-name="ce1">
            <text:p>Colle della Guardia, Bologna, Emilia-Romagna, 40135, Italia</text:p>
          </table:table-cell>
          <table:table-cell office:value-type="string" table:style-name="ce1">
            <text:p>Santa Maria della Vita (la chiesa del primo ospedale di Bologna, fondato nel 1260), al cui interno si trovano le preziosissime terrecotte delle Marie Piangenti, note come Compianto sul Cristo morto e realizzate da Niccolò dell'Arca tra il 1463 e il 1490. Sul Colle della Guardia, a sud-ovest del centro storico, si trova il caratteristico santuario della Madonna di San Luca (1765), raggiungibile per una lunghissima e suggestiva via porticata del XVII e XVIII secolo (la più lunga al mondo, ben 3,796 km). <text:s/>Altri edifici di culto In via De' Gombruti n. 7 è presente una sinagoga del 1954 su progetto di Guido Muggia.</text:p>
          </table:table-cell>
          <table:table-cell table:number-columns-repeated="16381" table:style-name="ce1"/>
        </table:table-row>
        <table:table-row table:style-name="ro1">
          <table:table-cell office:value-type="string" table:style-name="ce1">
            <text:p>Collegio di Spagna</text:p>
          </table:table-cell>
          <table:table-cell office:value-type="string" table:style-name="ce1">
            <text:p>Collegio Di Spagna, Malpighi, Saragozza-Porto, Bologna, Emilia-Romagna, 40123, Italia</text:p>
          </table:table-cell>
          <table:table-cell office:value-type="string" table:style-name="ce1">
            <text:p>Sono poi presenti altre sedi di università straniere o programmi di studi, come ad esempio l'Alliance Française, il Bologna Consortial Studies Program (BCSP) dell'Indiana University, la Brown University, l'Eastern College Consortium (E.C.CO.) del Vassar College, l'Istituto di Cultura Germanica e la University of California. Il più longevo esempio di istituzione accademica straniera è il Collegio di Spagna, il più antico collegio al mondo aperto a studenti stranieri, erede del fenomeno delle nationes nella tradizione dell'Università medievale, ed è anche l'unico, di tale tipo, sopravvissuto nell'Europa continentale (altri esempi hanno resistito solo nel Regno Unito).Il capoluogo emiliano ospita anche alcune università private riconosciute, come la Libera Università delle Arti (L.UN.A.) o l'Università Primo Levi. <text:s/>Accademie Nel Cinque-Seicento Bologna fu sede di numerose accademie, come quella letteraria degli Oziosi, quella artistica degli Incamminati fondata dai Carracci nel 1582, e quella musicale dei Floridi.</text:p>
          </table:table-cell>
          <table:table-cell office:value-type="string" table:style-name="ce1">
            <text:p>Si</text:p>
          </table:table-cell>
          <table:table-cell table:number-columns-repeated="16380"/>
        </table:table-row>
        <table:table-row table:style-name="ro1">
          <table:table-cell office:value-type="string" table:style-name="ce1">
            <text:p>Comune</text:p>
          </table:table-cell>
          <table:table-cell office:value-type="string" table:style-name="ce1">
            <text:p>Comune, Tignano-Roma, Sasso Marconi, Unione dei comuni Valli del Reno, Lavino e Samoggia, Bologna, Emilia-Romagna, 40037, Italia</text:p>
          </table:table-cell>
          <table:table-cell office:value-type="string" table:style-name="ce1">
            <text:p><text:s/>Architetture religiose Chiese <text:s/>In piazza Maggiore si trova la gotica e imponente basilica di San Petronio costruita per volere del Comune fra il 1390 e il 1659. Presenta un portale decorato da bassorilievi di Jacopo della Quercia, mentre all'interno si trovano alcune cappelle notevolmente decorate.</text:p>
          </table:table-cell>
          <table:table-cell office:value-type="string" table:style-name="ce1">
            <text:p>No</text:p>
          </table:table-cell>
          <table:table-cell table:number-columns-repeated="16380"/>
        </table:table-row>
        <table:table-row table:style-name="ro1">
          <table:table-cell office:value-type="string" table:style-name="ce1">
            <text:p>Comune</text:p>
          </table:table-cell>
          <table:table-cell office:value-type="string" table:style-name="ce1">
            <text:p>Comune, Tignano-Roma, Sasso Marconi, Unione dei comuni Valli del Reno, Lavino e Samoggia, Bologna, Emilia-Romagna, 40037, Italia</text:p>
          </table:table-cell>
          <table:table-cell office:value-type="string" table:style-name="ce1">
            <text:p>Come già notava Dante Alighieri nel suo De Vulgari Eloquentia, esistevano un tempo differenze di parlata persino fra gli abitanti del centro, ovvero fra il borgo San Felice (corrispondente alla zona del Pratello) e quelli di Strada Maggiore (zona dove nell’VIII secolo si erano insediati i Longobardi).A partire dagli anni 1960 e 1970, con la modernizzazione della società e la progressiva messa in minoranza della popolazione nativa a causa dell'aumento dell'immigrazione da altre regioni italiane, l'uso del dialetto è andato via via scomparendo, sopravvivendo quasi esclusivamente nelle sue versioni ariose nei comuni della provincia. Un rinnovato interesse si ebbe negli anni Ottanta, con l'organizzazione, supportata dal Comune e da artisti quali Andrea Mingardi, di festival della canzone bolognese. Nonostante ciò non abbia invertito la tendenza verso una marginalizzazione del dialetto bolognese, ne è aumentato l'interesse - soprattutto accademico - con la pubblicazione di dizionari, grammatiche, studi e l'istituzione di corsi di dialetto bolognese da parte di associazioni locali.</text:p>
          </table:table-cell>
          <table:table-cell table:number-columns-repeated="16381" table:style-name="ce1"/>
        </table:table-row>
        <table:table-row table:style-name="ro1">
          <table:table-cell office:value-type="string" table:style-name="ce1">
            <text:p>Comune</text:p>
          </table:table-cell>
          <table:table-cell office:value-type="string" table:style-name="ce1">
            <text:p>Comune, Tignano-Roma, Sasso Marconi, Unione dei comuni Valli del Reno, Lavino e Samoggia, Bologna, Emilia-Romagna, 40037, Italia</text:p>
          </table:table-cell>
          <table:table-cell office:value-type="string" table:style-name="ce1">
            <text:p>Comunità LGBT Bologna è la città italiana pioniera del movimento per i diritti LGBT. Il primo movimento gay, il "Circolo di cultura omosessuale 28 giugno", si è attivato in città già nel 1978 e nel 1982 ottenne spazi aggregativi dal Comune. L'Arcigay, la più grande associazione nazionale per la tutela dei diritti LGBT in Italia, si è costituita a Bologna nel 1985 con sede presso il Cassero di Porta Saragozza.</text:p>
          </table:table-cell>
          <table:table-cell table:number-columns-repeated="16381" table:style-name="ce1"/>
        </table:table-row>
        <table:table-row table:style-name="ro1">
          <table:table-cell office:value-type="string" table:style-name="ce1">
            <text:p>Comune</text:p>
          </table:table-cell>
          <table:table-cell office:value-type="string" table:style-name="ce1">
            <text:p>Comune, Tignano-Roma, Sasso Marconi, Unione dei comuni Valli del Reno, Lavino e Samoggia, Bologna, Emilia-Romagna, 40037, Italia</text:p>
          </table:table-cell>
          <table:table-cell office:value-type="string" table:style-name="ce1">
            <text:p>Una figura molto importante del teatro bolognese e italiano fu Alfredo Testoni, il commediografo autore de Il cardinale Lambertini, grande successo teatrale sin dal 1905, riproposto poi sullo schermo dall'attore bolognese Gino Cervi. Nel 1998 il Comune di Bologna ha dato vita al progetto "Bologna dei Teatri", un'associazione che riunisce le principali strutture teatrali della città. Si tratta di un circuito di teatri dall'offerta culturale variegata, che spazia dalla commedia dialettale bolognese alla danza contemporanea, ma con una strategia di comunicazione e promozione unitaria.</text:p>
          </table:table-cell>
          <table:table-cell table:number-columns-repeated="16381" table:style-name="ce1"/>
        </table:table-row>
        <table:table-row table:style-name="ro1">
          <table:table-cell office:value-type="string" table:style-name="ce1">
            <text:p>Comune di Bologna</text:p>
          </table:table-cell>
          <table:table-cell office:value-type="string" table:style-name="ce1">
            <text:p>Museo internazionale e biblioteca della musica, 34, Strada Maggiore, Galvani, Santo Stefano, Bologna, Emilia-Romagna, 40125, Italia</text:p>
          </table:table-cell>
          <table:table-cell office:value-type="string" table:style-name="ce1">
            <text:p>Una figura molto importante del teatro bolognese e italiano fu Alfredo Testoni, il commediografo autore de Il cardinale Lambertini, grande successo teatrale sin dal 1905, riproposto poi sullo schermo dall'attore bolognese Gino Cervi. Nel 1998 il Comune di Bologna ha dato vita al progetto "Bologna dei Teatri", un'associazione che riunisce le principali strutture teatrali della città. Si tratta di un circuito di teatri dall'offerta culturale variegata, che spazia dalla commedia dialettale bolognese alla danza contemporanea, ma con una strategia di comunicazione e promozione unitaria.</text:p>
          </table:table-cell>
          <table:table-cell office:value-type="string" table:style-name="ce1">
            <text:p>No</text:p>
          </table:table-cell>
          <table:table-cell table:number-columns-repeated="16380"/>
        </table:table-row>
        <table:table-row table:style-name="ro1">
          <table:table-cell office:value-type="string" table:style-name="ce1">
            <text:p>Conservatorio</text:p>
          </table:table-cell>
          <table:table-cell office:value-type="string" table:style-name="ce1">
            <text:p>Conservatorio, Irnerio, Santo Stefano, Bologna, Emilia-Romagna, 40126, Italia</text:p>
          </table:table-cell>
          <table:table-cell office:value-type="string" table:style-name="ce1">
            <text:p>Ospita ogni anno circa millecinquecento studenti. Il Conservatorio Giovanni Battista Martini di Bologna è uno dei più antichi conservatori statali italiani. La fondazione del conservatorio (Liceo musicale di Bologna, che raccolse l'eredità dell'Accademia Filarmonica di Bologna) risale al 1804 ed è considerata la prima scuola musicale pubblica in Italia.</text:p>
          </table:table-cell>
          <table:table-cell office:value-type="string" table:style-name="ce1">
            <text:p>No</text:p>
          </table:table-cell>
          <table:table-cell table:number-columns-repeated="16380"/>
        </table:table-row>
        <table:table-row table:style-name="ro1">
          <table:table-cell office:value-type="string" table:style-name="ce1">
            <text:p>Conservatorio</text:p>
          </table:table-cell>
          <table:table-cell office:value-type="string" table:style-name="ce1">
            <text:p>Conservatorio, Irnerio, Santo Stefano, Bologna, Emilia-Romagna, 40126, Italia</text:p>
          </table:table-cell>
          <table:table-cell office:value-type="string" table:style-name="ce1">
            <text:p>Dal 2007 si svolge il festival di fumetto BilBolbul, che propone artisti italiani e stranieri con mostre, incontri, dibattiti e laboratori. <text:s/>Musica Musica classica A Bologna sono presenti il Museo Internazionale e Biblioteca della Musica, il Conservatorio Giovanni Battista Martini, l'Accademia Filarmonica di Bologna e il Teatro Comunale di Bologna, sede dell'autorevole Orchestra della Fondazione Teatro Comunale di Bologna, attiva dal dopoguerra. Dal 1905 è attiva la casa musicale Bongiovanni, una delle più importanti nel campo dell'editoria e della discografia di musica classica.</text:p>
          </table:table-cell>
          <table:table-cell table:number-columns-repeated="16381" table:style-name="ce1"/>
        </table:table-row>
        <table:table-row table:style-name="ro1">
          <table:table-cell office:value-type="string" table:style-name="ce1">
            <text:p>Coop</text:p>
          </table:table-cell>
          <table:table-cell office:value-type="string" table:style-name="ce1">
            <text:p>Coop, 1, Piazza dei Martiri 1943-1945, Marconi, Saragozza-Porto, Bologna, Emilia-Romagna, 40121, Italia</text:p>
          </table:table-cell>
          <table:table-cell office:value-type="string" table:style-name="ce1">
            <text:p>a Cereglio la Cerelia Acqua Minerale. Vi si trovano infine le sedi nazionali delle cooperative alimentari Conad e Sigma, mentre nell'adiacente comune di Casalecchio hanno sede la Coop e Despar, e a Funo di Argelato la SISA. <text:s/>Commercio L'area di Bologna è un polo commerciale di primaria importanza (con il Centergross nell'area metropolitana, che per un lungo periodo è stato dalla fondazione nel 1977 la più grande cittadella commerciale all'ingrosso d'Europa, e l'Interporto).</text:p>
          </table:table-cell>
          <table:table-cell office:value-type="string" table:style-name="ce1">
            <text:p>No</text:p>
          </table:table-cell>
          <table:table-cell table:number-columns-repeated="16380"/>
        </table:table-row>
        <table:table-row table:style-name="ro1">
          <table:table-cell office:value-type="string" table:style-name="ce1">
            <text:p>Coop</text:p>
          </table:table-cell>
          <table:table-cell office:value-type="string" table:style-name="ce1">
            <text:p>Coop, 1, Piazza dei Martiri 1943-1945, Marconi, Saragozza-Porto, Bologna, Emilia-Romagna, 40121, Italia</text:p>
          </table:table-cell>
          <table:table-cell office:value-type="string" table:style-name="ce1">
            <text:p>nell'e-commerce la Yoox Net-A-Porter Group. Nel capoluogo emiliano hanno sede importanti istituti finanziari nazionali e regionali, tra i quali l'Unipol, l'UnipolSai, la Carisbo, la Banca di Bologna, l'EmilBanca - Credito Cooperativo. Negli ultimi anni nel capoluogo emiliano sono nate numerose start-up nell'ambito delle tecnologie dell'informazione e della comunicazione.</text:p>
          </table:table-cell>
          <table:table-cell table:number-columns-repeated="16381" table:style-name="ce1"/>
        </table:table-row>
        <table:table-row table:style-name="ro1">
          <table:table-cell office:value-type="string" table:style-name="ce1">
            <text:p>Corticella</text:p>
          </table:table-cell>
          <table:table-cell office:value-type="string" table:style-name="ce1">
            <text:p>Corticella, Navile, Bologna, Emilia-Romagna, 40128, Italia</text:p>
          </table:table-cell>
          <table:table-cell office:value-type="string" table:style-name="ce1">
            <text:p>L'altimetria del territorio comunale spazia dai 29 m s.l.m. del quartiere di Corticella ai 54 del centro del capoluogo, fino ai circa 280 del Colle della Guardia che domina sull'area urbana, e ai circa 390 del Monte Sabbiuno ai confini meridionali del territorio comunale. Dista da Padova 117 km tramite la Bologna-Padova, 213 km da Milano, 108 km da Firenze, 376 km da Roma, 118 km da Rimini e 47 km da Modena.</text:p>
          </table:table-cell>
          <table:table-cell office:value-type="string" table:style-name="ce1">
            <text:p>Si</text:p>
          </table:table-cell>
          <table:table-cell table:number-columns-repeated="16380"/>
        </table:table-row>
        <table:table-row table:style-name="ro1">
          <table:table-cell office:value-type="string" table:style-name="ce1">
            <text:p>Corticella</text:p>
          </table:table-cell>
          <table:table-cell office:value-type="string" table:style-name="ce1">
            <text:p>Corticella, Navile, Bologna, Emilia-Romagna, 40128, Italia</text:p>
          </table:table-cell>
          <table:table-cell office:value-type="string" table:style-name="ce1">
            <text:p><text:s/> Romania, 9 726  Bangladesh, 4 990  Filippine, 4 966  Cina, 4 547  Pakistan, 4 368  Ucraina, 3 815  Marocco, 3 439  Moldavia, 3 381  Albania, 2 657  Sri Lanka, 1 297A Bologna è nata una delle prime chinatown italiane, con i primi insediamenti di cittadini cinesi risalenti agli anni trenta, ampliatisi negli anni cinquanta e ottanta. L'area dove si concentrarono fin dall'inizio le comunità cinesi comprende le zone della Bolognina e di Corticella (soprattutto attorno a via Ferrarese). La Bolognina ed il Pilastro sono statisticamente i quartieri ove si concentra maggiormente la popolazione straniera di Bologna.</text:p>
          </table:table-cell>
          <table:table-cell table:number-columns-repeated="16381" table:style-name="ce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del quartiere di Corticella ai 54 del centro del capoluogo, fino ai circa 280 del Colle della Guardia che domina sull'area urbana, e ai circa 390 del Monte Sabbiuno ai confini meridionali del territorio comunale. Dista da Padova 117 km tramite la Bologna-Padova, 213 km da Milano, 108 km da Firenze, 376 km da Roma, 118 km da Rimini e 47 km da Modena. <text:s/>Clima Bologna presenta un clima temperato umido con estate molto calda e umida e inverni piuttosto freddi e umid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Nel 189 a.C. questi ultimi fondarono sul sito una colonia di diritto latino a cui diedero il nome di Bononia. <text:s/>Storia medievale Dopo la caduta dell'Impero, fu soggetta a Odoacre, a Teodorico il Grande (493-526), a Bisanzio e infine, nel 727, ai Longobardi, per i quali costituì principalmente un centro militare. Nel 774 la città capitolò davanti a Carlo Magno, che la consegnò al papa Adriano I.</text:p>
          </table:table-cell>
          <table:table-cell table:number-columns-repeated="16381" table:style-name="ce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Alla morte di Taddeo Pepoli il governo della città passò ai Visconti di Milano, poi nuovamente alla Chiesa. Dopo un effimero periodo comunale, nel 1401 la signoria della città passò ai Bentivoglio, che la mantennero - fra alterne vicende - fino alla cacciata ad opera di papa Giulio II nel 1506. <text:s/>Storia moderna Nel 1507 Bologna passò allo Stato Pontificio e nel 1530 nella Basilica di San Petronio venne celebrata l'incoronazione di Carlo V Imperatore per mano di Papa Clemente VII.</text:p>
          </table:table-cell>
          <table:table-cell table:number-columns-repeated="16381" table:style-name="ce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 mattina del 21 aprile, in una Bologna ormai abbandonata dai tedeschi, entrarono in città fra il giubilo della popolazione i soldati del II Corpo polacco dell'VIII armata britannica, i reparti avanzati della 91ª e 34ª divisione USA, avanguardie dei Gruppi di Combattimento italiani "Friuli" e "Legnano", e partigiani della "Brigata Maiella". <text:s/>Storia recente Dal 1945 al 1999 la città ha avuto ininterrottamente sindaci di sinistra, il più famoso dei quali è stato Giuseppe Dozza. Il grande movimento alternativo espresso da Bologna negli anni settanta e ottanta fece della città il punto di riferimento in Italia per diversi settori dell'arte.</text:p>
          </table:table-cell>
          <table:table-cell table:number-columns-repeated="16381" table:style-name="ce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Il grande movimento alternativo espresso da Bologna negli anni settanta e ottanta fece della città il punto di riferimento in Italia per diversi settori dell'arte. Durante l'amministrazione di Renato Zangheri, il 2 agosto 1980 una bomba esplose alla stazione centrale di Bologna causando ottantacinque morti e oltre duecento feriti: questo avvenimento è passato alla storia come la strage di Bologna.</text:p>
          </table:table-cell>
          <table:table-cell table:number-columns-repeated="16381" table:style-name="ce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Nel 1999 la tradizione dei sindaci di sinistra si interruppe con l'affermazione del candidato civico di centro-destra Giorgio Guazzaloca. Durante il suo mandato, il 19 marzo 2002, venne ucciso dalle Nuove Brigate Rosse il giuslavorista e consulente del lavoro Marco Biagi. L'esperienza del centro-destra terminò nel 2004 quando l'ex sindacalista Sergio Cofferati venne eletto primo cittadino.</text:p>
          </table:table-cell>
          <table:table-cell table:number-columns-repeated="16381" table:style-name="ce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esperienza del centro-destra terminò nel 2004 quando l'ex sindacalista Sergio Cofferati venne eletto primo cittadino. Il sindaco successivo, Flavio Delbono, eletto nel 2009, si dimise nel gennaio 2010 in seguito a indagini giudiziarie. Nel 2011 venne eletto Virginio Merola, del Partito Democratico, riconfermato nel 2016.</text:p>
          </table:table-cell>
          <table:table-cell table:number-columns-repeated="16381" table:style-name="ce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Il sindaco successivo, Flavio Delbono, eletto nel 2009, si dimise nel gennaio 2010 in seguito a indagini giudiziarie. Nel 2011 venne eletto Virginio Merola, del Partito Democratico, riconfermato nel 2016. Nel 2021 viene eletto sindaco l'esponente del Partito Democratico Matteo Lepore.</text:p>
          </table:table-cell>
          <table:table-cell table:number-columns-repeated="16381" table:style-name="ce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Nel 2011 venne eletto Virginio Merola, del Partito Democratico, riconfermato nel 2016. Nel 2021 viene eletto sindaco l'esponente del Partito Democratico Matteo Lepore. <text:s/>Simboli <text:s/>Lo Stemma di Bologna è costituito da uno scudo ovato diviso in quattro parti, due contenenti una croce rossa su sfondo bianco sovrastata da un capo d'Angiò e le altre due la scritta color oro LIBERTAS su sfondo azzurro, il tutto sovrastato da una testa di leone posta di fronte.</text:p>
          </table:table-cell>
          <table:table-cell table:number-columns-repeated="16381" table:style-name="ce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i si trova in quasi tutte le vie del centro e la loro origine è in parte da attribuirsi alla forte espansione che Bologna ebbe nel tardo Medioevo. Di qui la necessità di sfruttare al massimo gli spazi e aumentare la cubatura delle case espandendo i piani superiori, dapprima con la creazione di sporti in legno sorretti da travature, e successivamente da portici sorretti da colonne. Come anche in altre città vicinanti, i portici consentono di percorrere buona parte delle strade cittadine al riparo da pioggia e neve.</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Presenta un portale decorato da bassorilievi di Jacopo della Quercia, mentre all'interno si trovano alcune cappelle notevolmente decorate. Nella navata sinistra, sul pavimento, è visibile la meridiana più grande del mondo, progettata dal matematico Giovanni Domenico Cassini e realizzata nel 1655. Di notevole interesse la chiesa di San Francesco del XIII secolo (anche se ha subito notevoli interventi nel XIX secolo e nel secondo dopoguerra), primo esempio di gotico francese in Italia.</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Nella navata sinistra, sul pavimento, è visibile la meridiana più grande del mondo, progettata dal matematico Giovanni Domenico Cassini e realizzata nel 1655. Di notevole interesse la chiesa di San Francesco del XIII secolo (anche se ha subito notevoli interventi nel XIX secolo e nel secondo dopoguerra), primo esempio di gotico francese in Italia. Coeva è la chiesa di San Domenico, dove si trova l'arca in cui sono conservate le spoglie del santo, realizzata da Nicola Pisano e bottega, Niccolò dell'Arca e Michelangelo.</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Di notevole interesse la chiesa di San Francesco del XIII secolo (anche se ha subito notevoli interventi nel XIX secolo e nel secondo dopoguerra), primo esempio di gotico francese in Italia. Coeva è la chiesa di San Domenico, dove si trova l'arca in cui sono conservate le spoglie del santo, realizzata da Nicola Pisano e bottega, Niccolò dell'Arca e Michelangelo. Adiacenti ad entrambe le chiese si trovano i monumenti funebri dei glossatori.</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Sul Colle della Guardia, a sud-ovest del centro storico, si trova il caratteristico santuario della Madonna di San Luca (1765), raggiungibile per una lunghissima e suggestiva via porticata del XVII e XVIII secolo (la più lunga al mondo, ben 3,796 km). <text:s/>Altri edifici di culto In via De' Gombruti n. 7 è presente una sinagoga del 1954 su progetto di Guido Muggia. Vi è inoltre un Centro di cultura islamica e alcune piccole moschee.</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xt:s/>Architetture civili Torri Le torri gentilizie di Bologna, di origine medioevale, sono uno dei tratti più caratteristici della città. Di esse, circa un centinaio in origine, ne sopravvivono oggi solamente diciassette. Fra le torri superstiti si possono citare la Torre Azzoguidi (61 metri di altezza), la Torre Prendiparte (59,50 metri), e le ben più note due torri:</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 più pendente delle due, la Garisenda, fu citata più volte da Dante Alighieri, nella Divina Commedia (Inferno, XXXI, 136-140) e nelle Rime, a riprova del suo soggiorno a Bologna. <text:s/>Palazzi storici e ville Affacciati su piazza Maggiore sorgono il Palazzo Comunale (o d'Accursio) (XIII-XV secolo) e il Palazzo del Podestà (ampiamente rimaneggiato nel 1485), accanto al duecentesco Palazzo Re Enzo (il cui aspetto attuale si deve al restauro neogotico di Alfonso Rubbiani del 1905).</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Citiamo il complesso araldico murale (che si compone di più di 6 000 stemmi studenteschi), e il teatro anatomico (che risale al 1637, sala dedicata allo studio dell'anatomia a forma di anfiteatro, costruita in legno d'abete, soffitto a cassettoni, e decorata con statue di illustri medici del passato e di modelli anatomici dell'artista Lelli). Dal 1838 è sede della Biblioteca Comunale. Per quanto riguarda le ville, in alcuni casi si tratta di antichi conventi o luoghi di culto che, in età napoleonica, vennero venduti a privati e in qualche occasione trasformati appunto in ville.</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ltra fontana cittadina degna di nota è la cosiddetta Fontana Vecchia, addossata al palazzo Comunale (oggi Sala Borsa) in via Ugo Bassi, opera dello stesso Tommaso Laureti che progettò la più famosa fontana del Nettuno nel XVI secolo. All'interno del Parco della Montagnola è situata la fontana costruita in occasione dell'Esposizione emiliana del 1888, con sculture che raffigurano animali, ad opera di Diego Sarti. <text:s/>Architetture militari Mura In epoca storica Bologna ebbe almeno tre cerchie di mura:</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 terza e ultima più grande cerchia di mura risale al XIII e XIV secolo, e non ebbe mai un'efficacia difensiva. Di essa, dopo il discutibile abbattimento avvenuto all'inizio del XX secolo, sono rimaste dieci delle dodici porte e alcuni piccoli tratti murari. Entro il tracciato di queste mura il tessuto urbano della città è rimasto in gran parte intatto:</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esplosione demografica è stata anche la principale causa dell’intensa urbanizzazione delle periferie, verificatasi nella prima metà del '900 e proseguita negli anni '60 e '70. Dopo una diminuzione di residenti avvenuta negli anni Ottanta - in genere a beneficio dei comuni della cosiddetta area metropolitana, alcuni dei quali hanno anche raddoppiato la loro popolazione - dalla fine degli anni Novanta si è assistito a una ripresa dei flussi migratori, questa volta con l'inclusione di flussi dall'estero. Questo, assieme a una ripresa delle nascite, ha fatto sì che nei primi anni duemila il saldo demografico tornasse positivo.</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Questo, assieme a una ripresa delle nascite, ha fatto sì che nei primi anni duemila il saldo demografico tornasse positivo. Dal 2008 si assiste a un rinnovato e costante slancio demografico, trainato da un saldo migratorio positivo (a fronte di un saldo naturale negativo) così da portare la popolazione stabilmente sopra le 380 000 unità. Al tempo stesso, l'agglomerato urbano, comprendente per convenzione la prima cinta di comuni confinanti, raggiunge 600 000 abitanti, mentre l'area metropolitana estesa (comprendente anche altri comuni non confinanti con il comune di Bologna come Budrio e Castel San Pietro Terme) supera il milione di abitanti.</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Esso si distingue in dialetto bolognese cittadino (originario della zona intramuraria) e varianti cosiddette "ariose" della provincia. Come già notava Dante Alighieri nel suo De Vulgari Eloquentia, esistevano un tempo differenze di parlata persino fra gli abitanti del centro, ovvero fra il borgo San Felice (corrispondente alla zona del Pratello) e quelli di Strada Maggiore (zona dove nell’VIII secolo si erano insediati i Longobardi).A partire dagli anni 1960 e 1970, con la modernizzazione della società e la progressiva messa in minoranza della popolazione nativa a causa dell'aumento dell'immigrazione da altre regioni italiane, l'uso del dialetto è andato via via scomparendo, sopravvivendo quasi esclusivamente nelle sue versioni ariose nei comuni della provincia. Un rinnovato interesse si ebbe negli anni Ottanta, con l'organizzazione, supportata dal Comune e da artisti quali Andrea Mingardi, di festival della canzone bolognese.</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rcigay, la più grande associazione nazionale per la tutela dei diritti LGBT in Italia, si è costituita a Bologna nel 1985 con sede presso il Cassero di Porta Saragozza. Ha sede in città anche il MIT - Movimento Identità Trans, una onlus fondata nel 1982, di cui è stata presidente fino alla sua scomparsa Marcella Di Folco, prima associazione di questo tipo in Italia. Oltre al Gay Pride, che si svolge ogni anno in città, vi sono manifestazioni legate a tematiche LGBT, quali per esempio:</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Bologna è una delle sedi dell'università americana Johns Hopkins University - The Paul H. Nitze School of Advanced International Studies (SAIS), che conta nel centro scolastico emiliano più di 6 000 alunni di oltre cento nazionalità diverse. In città vi è anche una sede del Dickinson College, con un programma attivo fin dal 1964, dove studiano circa un migliaio di ragazzi prevalentemente statunitensi. Sono poi presenti altre sedi di università straniere o programmi di studi, come ad esempio l'Alliance Française, il Bologna Consortial Studies Program (BCSP) dell'Indiana University, la Brown University, l'Eastern College Consortium (E.C.CO.) del Vassar College, l'Istituto di Cultura Germanica e la University of California.</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Importanti maestri hanno insegnato presso la scuola bolognese, fra i quali: Donato Creti, Giuseppe Galli Bibiena, Gaetano Gandolfi, Francesco Rosaspina, Virgilio Guidi, Giorgio Morandi, Pompilio Mandelli, Paolo Manaresi, Umberto Mastroianni, Milton Glaser. Ospita ogni anno circa millecinquecento studenti.</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 più fornita, con oltre 1 300 000 volumi, è la Biblioteca universitaria di Bologna. Di notevole interesse, e di capitale importanza in ambito nazionale ed europeo, è anche la Cineteca di Bologna, istituzione comunale dedicata al cinema e alla filmografia. Vi sono inoltre diverse biblioteche tematiche come quella sulla storia del Novecento dell'Istituto storico Parri Emilia-Romagna, quella dell'Istituto Gramsci, la Biblioteca Italiana delle Donne, la biblioteca del Museo internazionale della musica, la biblioteca emeroteca del MAMbo e numerose altre.</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Di notevole interesse, e di capitale importanza in ambito nazionale ed europeo, è anche la Cineteca di Bologna, istituzione comunale dedicata al cinema e alla filmografia. Vi sono inoltre diverse biblioteche tematiche come quella sulla storia del Novecento dell'Istituto storico Parri Emilia-Romagna, quella dell'Istituto Gramsci, la Biblioteca Italiana delle Donne, la biblioteca del Museo internazionale della musica, la biblioteca emeroteca del MAMbo e numerose altre. Nel luglio 2020 Bologna ha ottenuto il riconoscimento di "Città che legge" 2020-2021.</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 Pinacoteca Nazionale di Bologna, nata nel 1802 in seno all'Accademia di Belle Arti, è un museo statale dotato di autonomia gestionale. 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lesanterno Telecentro Odeon DI.TV TRCA Bologna sono ambientate le serie televisive Via Zanardi 33, L'ispettore Coliandro e L'ispettore Sarti.</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RCA Bologna sono ambientate le serie televisive Via Zanardi 33, L'ispettore Coliandro e L'ispettore Sarti. In una casa di Bologna è stato girato il primo reality show italiano, Davvero, trasmesso nel 1995 da Rai 2. <text:s/>Editoria Numerosi editori hanno sede nel bolognese, sviluppandosi principalmente nei settori della scolastica, della saggistica universitaria, della letteratura, del fumetto e dell'arte.</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re le più importanti: <text:s/>Baskerville Cappelli CLUEB Edizioni Dehoniane Bologna Edizioni Pendragon il Mulino Marietti 1820 Minerva Edizioni Odoya / Meridiano Zero Pàtron Società Editrice Esculapio ZanichelliStoricamente Bologna è stata sede di importanti aziende grafiche e tipografiche. Ai tempi di Aldo Manuzio, il tipografo bolognese Francesco Griffo inventò, proprio per il primo editore italiano, il corsivo (all'estero denominato anche italic).</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Nel 1958, il tipografo Francesco Simoncini realizzò una variante del carattere Garamond che divenne lo standard per le case editrici italiane, il Simoncini Garamond appunto; ma creò anche il Delia, utilizzato per gli elenchi telefonici. Arte A Bologna fiorì nel Trecento una vivace scuola di pittura, a cui facevano capo Vitale da Bologna, Dalmasio Scannabecchi e Simone dei Crocifissi, assieme agli allievi Jacopo di Paolo, Cristoforo da Bologna, Andrea de' Bartoli, "Jacobus", il cosiddetto Pseudo Jacopino di Francesco, Lippo di Dalmasio e altri.</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ma creò anche il Delia, utilizzato per gli elenchi telefonici. Arte A Bologna fiorì nel Trecento una vivace scuola di pittura, a cui facevano capo Vitale da Bologna, Dalmasio Scannabecchi e Simone dei Crocifissi, assieme agli allievi Jacopo di Paolo, Cristoforo da Bologna, Andrea de' Bartoli, "Jacobus", il cosiddetto Pseudo Jacopino di Francesco, Lippo di Dalmasio e altri. I toscani Cimabue e Giotto hanno inoltre lasciato poche ma importanti testimonianze in città.</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I toscani Cimabue e Giotto hanno inoltre lasciato poche ma importanti testimonianze in città. Durante il Rinascimento, specialmente sotto la signoria dei Bentivoglio, Bologna fu patria dei pittori Amico Aspertini e Francesco Francia, mentre vi operarono anche i ferraresi Francesco del Cossa e Lorenzo Costa. Ma è fra la seconda metà del Cinquecento e l'inizio del Settecento (ovvero dal Manierismo al Barocco) che la scuola bolognese di pittura raggiunse il suo culmine con artisti del calibro del Domenichino, i Carracci (fondatori dell'Accademia degli Incamminati), Domenico Tibaldi, il Guercino, Guido Reni, Elisabetta Sirani, Prospero Fontana, Lavinia Fontana e moltissimi altri, mentre vi operarono anche il Parmigianino e Donato Creti.</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Durante il Rinascimento, specialmente sotto la signoria dei Bentivoglio, Bologna fu patria dei pittori Amico Aspertini e Francesco Francia, mentre vi operarono anche i ferraresi Francesco del Cossa e Lorenzo Costa. Ma è fra la seconda metà del Cinquecento e l'inizio del Settecento (ovvero dal Manierismo al Barocco) che la scuola bolognese di pittura raggiunse il suo culmine con artisti del calibro del Domenichino, i Carracci (fondatori dell'Accademia degli Incamminati), Domenico Tibaldi, il Guercino, Guido Reni, Elisabetta Sirani, Prospero Fontana, Lavinia Fontana e moltissimi altri, mentre vi operarono anche il Parmigianino e Donato Creti. Le opere di questi artisti si possono ammirare nelle chiese e palazzi cittadini, nonché nella Pinacoteca Nazionale di Bologna.</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e opere di questi artisti si possono ammirare nelle chiese e palazzi cittadini, nonché nella Pinacoteca Nazionale di Bologna. In epoca moderna e contemporanea, Bologna ha dato i natali a Luigi Serra, Giorgio Morandi (a cui è dedicato l'omonimo museo), Mario Bonazzi, Ilario Rossi, Aldo Borgonzoni, Carlo Gajani, Sergio Romiti, Vasco Bendini, Pirro Cuniberti, Sergio Vacchi, Vittorio Mascalchi, Valerio Adami, Pier Paolo Calzolari e Piero Manai, mentre vi operarono e operano artisti quali Giovanni Romagnoli, Germano Sartelli, Concetto Pozzati, Luciano De Vita e molti altri. In ambito scultoreo, operarono a Bologna artisti come Arnolfo di Cambio, Nicola Pisano, Pierpaolo dalle Masegne, Niccolò dell'Arca, Jacopo della Quercia, Michelangelo, Giambologna, Alfonso Lombardi, Properzia de' Rossi e, più recentemente, Umberto Mastroianni, Quinto Ghermandi, Roberto Tirelli, Mario Ceroli, Nicola Zamboni e Luigi Mainolfi.</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In ambito scultoreo, operarono a Bologna artisti come Arnolfo di Cambio, Nicola Pisano, Pierpaolo dalle Masegne, Niccolò dell'Arca, Jacopo della Quercia, Michelangelo, Giambologna, Alfonso Lombardi, Properzia de' Rossi e, più recentemente, Umberto Mastroianni, Quinto Ghermandi, Roberto Tirelli, Mario Ceroli, Nicola Zamboni e Luigi Mainolfi. Dal 1974 si tiene presso la Fiera di Bologna annualmente nel mese di gennaio Arte Fiera, una fiera d'arte moderna e contemporanea. <text:s/>Dal 1977 al 1982 si è svolta annualmente la Settimana Internazionale della Performance curata da Renato Barilli, Francesca Alinovi e Roberto Daolio, un evento di alto valore culturale, coinvolgendo lo spazio pubblico della città.</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Dal 1974 si tiene presso la Fiera di Bologna annualmente nel mese di gennaio Arte Fiera, una fiera d'arte moderna e contemporanea. <text:s/>Dal 1977 al 1982 si è svolta annualmente la Settimana Internazionale della Performance curata da Renato Barilli, Francesca Alinovi e Roberto Daolio, un evento di alto valore culturale, coinvolgendo lo spazio pubblico della città. Dal 1986 per commemorare la tragica scomparsa di Francesca Alinovi, è stato istituito il Premio a lei intitolato, a cui dal 2013 è stata aggiunta la dedica al critico d'arte Roberto Daolio, anch'egli prematuramente scomparso.</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xt:s/>Dal 1977 al 1982 si è svolta annualmente la Settimana Internazionale della Performance curata da Renato Barilli, Francesca Alinovi e Roberto Daolio, un evento di alto valore culturale, coinvolgendo lo spazio pubblico della città. Dal 1986 per commemorare la tragica scomparsa di Francesca Alinovi, è stato istituito il Premio a lei intitolato, a cui dal 2013 è stata aggiunta la dedica al critico d'arte Roberto Daolio, anch'egli prematuramente scomparso. Ogni anno il Premio Alinovi Daolio viene conferito ad un artista contemporaneo.</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Dal 1986 per commemorare la tragica scomparsa di Francesca Alinovi, è stato istituito il Premio a lei intitolato, a cui dal 2013 è stata aggiunta la dedica al critico d'arte Roberto Daolio, anch'egli prematuramente scomparso. Ogni anno il Premio Alinovi Daolio viene conferito ad un artista contemporaneo. <text:s/>Letteratura Bologna è patria, nativa o adottiva, di molti grandi scrittori e poeti italiani, come Guido Guinizelli, Giosuè Carducci (primo italiano a vincere il Premio Nobel per la letteratura all'inizio del XX secolo), Giovanni Pascoli e Pier Paolo Pasolini.</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È anche la culla di alcuni fra i migliori giallisti italiani, tra cui Loriano Macchiavelli, considerato il decano degli scrittori giallisti di Bologna; altri esponenti del genere sono Grazia Verasani, Danila Comastri Montanari, Giampiero Rigosi, Marcello Fois ecc. A Bologna sono inoltre ambientate opere letterarie italiane e straniere come Il broker di John Grisham, Jack Frusciante è uscito dal gruppo di Enrico Brizzi, Almost Blue di Carlo Lucarelli, Il gobbo misterioso di Antonio Faeti e L'esercito di Scipione di Giuseppe D'Agata. Numerosi sono gli altri scrittori e i poeti legati a Bologna, sia del passato come Ludovico de Varthema e Giulio Cesare Croce, sia del contemporaneo come Umberto Eco, Valerio Evangelisti, Pino Cacucci, Stefano Benni, Ermanno Cavazzoni, Simona Vinci e i Wu Ming.</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ccademia di belle arti di Bologna ha aperto nel 2004 la scuola sperimentale di fumetto e illustrazione, la prima in Italia, che ha fra gli insegnanti alcuni dei migliori disegnatori della scena italiana. Dal 2007 si svolge il festival di fumetto BilBolbul, che propone artisti italiani e stranieri con mostre, incontri, dibattiti e laboratori. <text:s/>Musica Musica classica A Bologna sono presenti il Museo Internazionale e Biblioteca della Musica, il Conservatorio Giovanni Battista Martini, l'Accademia Filarmonica di Bologna e il Teatro Comunale di Bologna, sede dell'autorevole Orchestra della Fondazione Teatro Comunale di Bologna, attiva dal dopoguerra.</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xt:s/>Musica Musica classica A Bologna sono presenti il Museo Internazionale e Biblioteca della Musica, il Conservatorio Giovanni Battista Martini, l'Accademia Filarmonica di Bologna e il Teatro Comunale di Bologna, sede dell'autorevole Orchestra della Fondazione Teatro Comunale di Bologna, attiva dal dopoguerra. Dal 1905 è attiva la casa musicale Bongiovanni, una delle più importanti nel campo dell'editoria e della discografia di musica classica. A partire dal 1995 a Bologna viene organizzato il Concorso internazionale di composizione "2 Agosto":</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Esistono due versioni della prova di esame, entrambe conservate al Museo internazionale e biblioteca della musica di Bologna, una delle quali scorretta. Dato che entrambe sono autografate da Mozart, questa è l'evidenza che padre Martini passò una sua rielaborazione del testo di esame ad Amadeus, per favorirne la promozione. Mozart si dimostrò sempre riconoscente per gli insegnamenti di padre Martini, al punto da scrivere:</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xt:s/>Musica leggera La città ha una grande tradizione nella musica leggera contemporanea, con molti musicisti e cantautori di successo e una miriade di artisti emergenti, tanto da poter definire una scena musicale bolognese. Fra i cantanti bolognesi, di nascita o di adozione, ci sono Raffaella Carrà, Lucio Dalla, Francesco Guccini, Gianni Morandi, Luca Carboni, Samuele Bersani, Andrea Mingardi, Cesare Cremonini, Dodi Battaglia, Paolo Mengoli, Dino Sarti, Cristina D'Avena, Claudio Lolli, Beppe Maniglia, Fio Zanotti, Silvia Mezzanotte, Neffa. Sempre a Bologna si sono costituiti gruppi come i Pooh, gli Stadio, gli Skiantos, i Gaznevada, i Lùnapop, i Massimo Volume, Gli Avvoltoi, i Marta sui Tubi, i Gem Boy, i Mariposa, i Canzoniere delle Lame, i Datura, i Garden House e Lo Stato Sociale.</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Fra i cantanti bolognesi, di nascita o di adozione, ci sono Raffaella Carrà, Lucio Dalla, Francesco Guccini, Gianni Morandi, Luca Carboni, Samuele Bersani, Andrea Mingardi, Cesare Cremonini, Dodi Battaglia, Paolo Mengoli, Dino Sarti, Cristina D'Avena, Claudio Lolli, Beppe Maniglia, Fio Zanotti, Silvia Mezzanotte, Neffa. Sempre a Bologna si sono costituiti gruppi come i Pooh, gli Stadio, gli Skiantos, i Gaznevada, i Lùnapop, i Massimo Volume, Gli Avvoltoi, i Marta sui Tubi, i Gem Boy, i Mariposa, i Canzoniere delle Lame, i Datura, i Garden House e Lo Stato Sociale. Vasco Rossi, originario di Zocca, ha a Bologna la sua residenza.</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Vasco Rossi, originario di Zocca, ha a Bologna la sua residenza. <text:s/>Jazz Bologna è stata fra le prime città italiane a diffondere la cultura del jazz, anche grazie a festival di grande richiamo come il Bologna Jazz Festival e il più recente Alma Jazz, e a musicisti di calibro internazionale che qui sono nati o vi si sono stabiliti o formati, come Paolo Fresu, Jimmy Villotti, la Doctor Dixie Jazz Band, Moris Fabbri, il collettivo Bassesfere ecc. Spesso ha suonato in città il grande trombettista Chet Baker, come testimonia una sua incisione del 1985 intitolata Chet Baker in Bologna, e molti altri grandi nomi internazionali come Miles Davis, Dexter Gordon, Sarah Vaughan, Ella Fitzgerald, Charles Mingus, Gato Barbieri ecc.</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xt:s/>Jazz Bologna è stata fra le prime città italiane a diffondere la cultura del jazz, anche grazie a festival di grande richiamo come il Bologna Jazz Festival e il più recente Alma Jazz, e a musicisti di calibro internazionale che qui sono nati o vi si sono stabiliti o formati, come Paolo Fresu, Jimmy Villotti, la Doctor Dixie Jazz Band, Moris Fabbri, il collettivo Bassesfere ecc. Spesso ha suonato in città il grande trombettista Chet Baker, come testimonia una sua incisione del 1985 intitolata Chet Baker in Bologna, e molti altri grandi nomi internazionali come Miles Davis, Dexter Gordon, Sarah Vaughan, Ella Fitzgerald, Charles Mingus, Gato Barbieri ecc. Numerosi locali continuano a proporre con successo questo genere, fra cui alcuni specializzati.</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Evento chiave di questa "rinascita" fu il bizzarro concerto Bologna Rock: Dalle cantine all'asfalto, tenutosi al palasport di Bologna il 2 aprile 1979. Etichette come la Harpo's Bazar e la Italian Records (entrambe fondate da Oderso Rubini) furono tra le prime in Italia a proporre questo nuovo approccio alla musica.</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Celebre fu la contestazione organizzata dai punk bolognesi durante il concerto dei Clash in Piazza Maggiore nel 1980, evento identificato da molti come l'atto di nascita dell'intero movimento hardcore in Italia. Hip hop e musica elettronica A partire dalla fine degli anni ottanta, Bologna è stata una delle città più importanti per la cultura hip hop, ospitando artisti e gruppi quali Neffa, Sangue Misto, Joe Cassano, Deda, Inoki e grazie a luoghi presso la quale questa cultura veniva supportata e diffusa fin dai primi anni novanta, come il centro sociale Isola nel Kantiere. Negli Anni 2000 l'hip hop bolognese ha visto attivi gruppi come i Porzione Massiccia Crew, una delle prime crew hip hop multietniche in Italia fondata dal rapper Inoki, e i Fuoco negli occhi.</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Negli Anni 2000 l'hip hop bolognese ha visto attivi gruppi come i Porzione Massiccia Crew, una delle prime crew hip hop multietniche in Italia fondata dal rapper Inoki, e i Fuoco negli occhi. Durante gli anni novanta emerse a Bologna un punto di aggregazione devoto alla musica elettronica, il Link, al cui interno nasceranno Distorsonie, il primo festival di musica dance elettronica organizzato in Italia, e Netmage, uno dei maggiori festival italiani di live media ora confluito nel Live Arts Week. <text:s/>Teatro <text:s/>Il teatro è stata una forma di intrattenimento molto diffusa a Bologna fino dal Cinquecento.</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I principali teatri di Bologna sono: <text:s/>Arena del Sole, teatro stabile della città, dotato di tre sale e un cortile, con ampio repertorio italiano e internazionale Teatro Alemanni, tempio della commedia dialettale bolognese Teatro Antoniano, dedicato agli spettacoli per bambini e ragazzi Teatro Celebrazioni, dedicato ai comici e alla danza contemporanea Teatro Comunale, che ospita i propri spettacoli musicali di opera lirica e di musica sinfonica Teatro Dehon, teatro stabile di produzione, che offre diversi cartelloni popolari: gestisce pure il Teatro Tivoli Teatro Duse, teatro di prosa Teatro Europa Auditorium, che ospita anche commedie musicali Teatro Manzoni, dedicato agli spettacoli musicali di ogni genere Teatro San Martino, dedicato agli spettacoli per bambini e ragazzi Teatro Testoni Ragazzi, dedicato agli spettacoli per bambini e ragazzi.</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xt:s/>Arena del Sole, teatro stabile della città, dotato di tre sale e un cortile, con ampio repertorio italiano e internazionale Teatro Alemanni, tempio della commedia dialettale bolognese Teatro Antoniano, dedicato agli spettacoli per bambini e ragazzi Teatro Celebrazioni, dedicato ai comici e alla danza contemporanea Teatro Comunale, che ospita i propri spettacoli musicali di opera lirica e di musica sinfonica Teatro Dehon, teatro stabile di produzione, che offre diversi cartelloni popolari: gestisce pure il Teatro Tivoli Teatro Duse, teatro di prosa Teatro Europa Auditorium, che ospita anche commedie musicali Teatro Manzoni, dedicato agli spettacoli musicali di ogni genere Teatro San Martino, dedicato agli spettacoli per bambini e ragazzi Teatro Testoni Ragazzi, dedicato agli spettacoli per bambini e ragazzi. Altri teatri o luoghi di spettacolo:</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xt:s/>Accademia Filarmonica Teatro Medica Palace Teatro delle Moline Teatro del Navile Teatro Ridotto Teatro San Leonardo Teatro la Soffitta Teatro Tivoli Teatri di VitaCinema A Bologna ha sede la prestigiosa Cineteca, già presieduta dal regista Giuseppe Bertolucci, e successivamente da Carlo Mazzacurati e poi da Marco Bellocchio. Grazie all'apporto fornito dagli studenti del DAMS sono attive in città parecchie produzioni cinematografiche indipendenti. In Italia, Bologna è la seconda città con maggior numero di posti in sale cinematografiche per abitanti (superata solo da Campobasso, che però ha una popolazione molto più esigua), e la diciannovesima in Europa.</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e numerose ricette di origine bolognese, diffuse in tutto il mondo come eccellenze della cucina italiana, e la proliferazione in città di attività commerciali legate al cibo, hanno spesso condotto la stampa italiana e straniera ad attribuire a Bologna l'appellativo di Città del cibo (City of food).Fra i prodotti tipici della cucina bolognese troviamo: <text:s/>Sui colli bolognesi vi sono numerose aziende vinicole che producono varie tipologie di vino tipiche, fra cui il Pignoletto DOCG. <text:s/>Eventi Oltre alle numerose fiere di respiro internazionale nell'area della Fiera di Bologna, la città ospita frequentemente importanti eventi, festival e rassegne.</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il più antico festival jazz italiano, dal 1958 tappa dei più grandi musicisti mondiali del genere. RoBOt Festival - Digital Paths into Music and Art (si svolge a settembre/ottobre): rassegna di musica elettronica e arte digitale.</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rassegna dedicata al fumetto, presenta opere di grandi artisti e di giovani sulla scena nazionale e internazionale, con uno sguardo sulla produzione più innovativa, mettendo anche in relazione il fumetto con gli altri linguaggi della cultura contemporanea. Cheap Festival - Festival di Street Poster Art che si svolge annualmente in maggio Frontier (si svolge a giugno-luglio) - festival di street art.Festival di arti performative Danza Urbana - Festival internazionale di danza nei paesaggi urbani (si svolge a settembre): primo festival italiano di danza nei paesaggi urbani, offre spettacoli e laboratori di danza nelle piazze cittadine.</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fiera del cioccolato. Altri eventi Discesa della Madonna di San Luca (si svolge a maggio): ogni anno si celebra l'antica tradizione della "discesa della Madonna di San Luca", che avviene il 12 maggio tramite una processione dal Santuario della Madonna di San Luca fino al centro della città.</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 città e la sua area metropolitana, parametrate anche su scala economica, culturale, commerciale, industriale, congressuale, fieristica, finanziaria e sociale, rivestono quindi un'importanza, in ambito nazionale ed europeo, assai superiore a quanto espresso dal semplice parametro demografico (men che meno a quello della popolazione ufficialmente residente nel ristretto ambito comunale). La conferma di questo arriva da uno studio condotto nel 1989 dal gruppo Reclus di Montpellier e commissionato della DATAR (Délégation à l'Amenagement du Territoire et à l'Action Régionale), nel quale si formula una classificazione per grado d'importanza delle città con più di duecentomila abitanti di quattordici Stati dell'Europa Occidentale e mediterranea: Bologna, con Firenze e Venezia, si situava in posizione più avanzata di città più popolose, quali Dublino, Leeds, Liverpool, Lilla, Norimberga, Essen, Dortmund, Brema, Hannover, Saragozza, Malaga, Bilbao, Salonicco, Palermo, ecc.</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 conferma di questo arriva da uno studio condotto nel 1989 dal gruppo Reclus di Montpellier e commissionato della DATAR (Délégation à l'Amenagement du Territoire et à l'Action Régionale), nel quale si formula una classificazione per grado d'importanza delle città con più di duecentomila abitanti di quattordici Stati dell'Europa Occidentale e mediterranea: Bologna, con Firenze e Venezia, si situava in posizione più avanzata di città più popolose, quali Dublino, Leeds, Liverpool, Lilla, Norimberga, Essen, Dortmund, Brema, Hannover, Saragozza, Malaga, Bilbao, Salonicco, Palermo, ecc. Nonostante l'esigua popolazione comunale Bologna è stata anche inserita, dal gruppo di studio GaWC, tra le cento città globali (o Città del Mondo), in virtù della sua importanza culturale ed economica (invero in categoria D, cioè città globali in formazione, con bassa evidenza).</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Bologna, con Firenze e Venezia, si situava in posizione più avanzata di città più popolose, quali Dublino, Leeds, Liverpool, Lilla, Norimberga, Essen, Dortmund, Brema, Hannover, Saragozza, Malaga, Bilbao, Salonicco, Palermo, ecc. Nonostante l'esigua popolazione comunale Bologna è stata anche inserita, dal gruppo di studio GaWC, tra le cento città globali (o Città del Mondo), in virtù della sua importanza culturale ed economica (invero in categoria D, cioè città globali in formazione, con bassa evidenza). <text:s/>Suddivisioni amministrative Il comune è suddiviso amministrativamente in sei circoscrizioni di decentramento, a cui lo statuto attribuisce il nome di "quartieri":</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xt:s/>Suddivisioni amministrative Il comune è suddiviso amministrativamente in sei circoscrizioni di decentramento, a cui lo statuto attribuisce il nome di "quartieri": Borgo Panigale-Reno, San Donato-San Vitale, Savena, Navile, Porto-Saragozza, Santo Stefano. <text:s/>Urbanistica Il centro storico di Bologna è uno dei più antichi e vasti d'Europa.</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Nacquero così popolosi quartieri periferici come la Barca (1962), il Pilastro (1966) o il Fossolo (1968), e si realizzarono grandi progetti di edilizia popolare, come ad esempio il grattacielo di San Vitale (1958-60), l'insediamento "Levante Emilia" in via Napoli (1961), il Treno (1957-62) e lo Steccone (1968) alla Barca, il Virgolone (1976) al Pilastro. 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 Nacque così il Fiera District, destinato a diventare la sede della Regione Emilia-Romagna, del Palazzo degli Affari, della Fiera di Bologna e di altre importanti istituzioni economiche.</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 Nacque così il Fiera District, destinato a diventare la sede della Regione Emilia-Romagna, del Palazzo degli Affari, della Fiera di Bologna e di altre importanti istituzioni economiche. Al centro del Fiera District fu progettata una zona pedonale, piazza della Costituzione, la cui costruzione fu affidata a Isamu Noguchi.</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Nacque così il Fiera District, destinato a diventare la sede della Regione Emilia-Romagna, del Palazzo degli Affari, della Fiera di Bologna e di altre importanti istituzioni economiche. Al centro del Fiera District fu progettata una zona pedonale, piazza della Costituzione, la cui costruzione fu affidata a Isamu Noguchi. Fra gli ultimi esempi di architettura contemporanea e interventi urbanistici (spesso oggetto di accese discussioni) troviamo la Porta Europa dell'architetto Ettore Masi in via Stalingrado, il complesso del nuovo palazzo comunale nella zona della Bolognina (Palazzo Bonaccorso e piazza Liber Paradisus) e la Torre Unipol, un grattacielo alto 127 metri sito nella periferia est della città.</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Oggi Bologna si trova al centro di un importantissimo distretto industriale meccanico ed elettromeccanico (e più recentemente meccatronico), affermatosi in particolare in ambito motoristico e del packaging. Nell'ambito dei motori vi hanno sede aziende quali la Ducati, l'Industria Italiana Autobus e la sede italiana della Volvo. Nell'area metropolitana, inoltre, si trovano la Lamborghini (a Sant'Agata Bolognese) e la sede italiana della Saab (a Casalecchio di Reno).</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A Bologna vennero fondate la Maserati, la Malaguti e la Moto Morini. Nel settore del packaging, sviluppatosi a partire dagli anni '20, spiccano il gruppo Coesia (G.D - A.C.M.A. Volpak - Cima - Sasib), e, nel territorio metropolitano, l'IMA (a Ozzano) e la Marchesini Group (a Pianoro). In ambito metalmeccanico vi si trova la Cesab, mentre nella zona metropolitana hanno sede la Malossi e la Minarelli (entrambe a Calderara di Reno), la Marzocchi e la Viro (a Zola Predosa), la Paioli (a Sant’Agata Bolognese).</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Nel più ampio settore delle produzioni industriali vi è il Gruppo Industriale Maccaferri. Nel settore dei macchinari elettronici e delle macchine automatiche, la Saeco, la Datalogic, la Beghelli e la FAAC. Fra le industrie agroalimentari di grande rilevanza, a Bologna troviamo:</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Molte le società disseminate nel territorio metropolitano: a San Lazzaro di Savena il gruppo Conserve Italia (a cui fanno capo la Cirio, la Valfrutta, la Derby Blue, la Yoga e la Jolly Colombani); a Pianoro la Segafredo Zanetti;</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a Cereglio la Cerelia Acqua Minerale. Vi si trovano infine le sedi nazionali delle cooperative alimentari Conad e Sigma, mentre nell'adiacente comune di Casalecchio hanno sede la Coop e Despar, e a Funo di Argelato la SISA. <text:s/>Commercio L'area di Bologna è un polo commerciale di primaria importanza (con il Centergross nell'area metropolitana, che per un lungo periodo è stato dalla fondazione nel 1977 la più grande cittadella commerciale all'ingrosso d'Europa, e l'Interporto).</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Separato da piazza Maggiore dal Palazzo dei Banchi, si trova ciò che resta dell'antico Mercato di Mezzo, dove le strade portano ancora i nomi degli artigiani che qui, nel Medioevo, avevano ubicato le loro botteghe: via degli Orefici, via Drapperie (sarti), via Pescherie Vecchie, via Clavature (fabbri), via Caprarie (macellai). Un altro storico mercato cittadino è il Mercato delle Erbe.</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Un altro storico mercato cittadino è il Mercato delle Erbe. Sono presenti, inoltre, moltissime attività di abbigliamento, gioielli, artigianato, bistrot, oltre a numerose boutique di alta moda, concentrate in particolar modo fra Galleria Cavour, via Farini, il Pavaglione e via D'Azeglio. Ad esse si aggiunge Corte Isolani, una galleria medievale che collega piazza Santo Stefano a Strada Maggiore, sede di piccole boutique, caffè, ristoranti e un laboratorio di marionette.</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xt:s/>Artigianato Nel bolognese hanno sede, inoltre, alcune fra le grandi case di moda e pelletteria: Borbonese, La Perla, Les Copains, Bruno Magli, Furla, WP Lavori in Corso (marchio Baracuta), a.testoni, Elisabetta Franchi, Mandarina Duck, le filiali italiane di Nike e Ralph Lauren ecc. Oltre che per le attività di abbigliamento e di arredo, Bologna è rinomata anche per la produzione di ceramiche, di mosaici, di mobili d'arte, per la lavorazione del rame e per i laboratori di intagliatori e restauratori di mobili, oreficeria, di tessitura di fiori di seta, di trine all'uncinetto, di liutai.</text:p>
          </table:table-cell>
          <table:table-cell table:number-columns-repeated="1638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rziario Nel settore dei servizi ambientali, l'azienda leader nel territorio è Hera. Nel settore immobiliare <text:s/>l'IGD con la sede operativa; nel settore grafico e stampa la Poligrafici Editoriale;</text:p>
          </table:table-cell>
          <table:table-cell table:number-columns-repeated="16381" table:style-name="ce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 Bologna-Ancona-Bari (che dirigendosi verso la Romagna ne tocca tutti i capoluoghi ad eccezione di Ravenna, per poi seguire l'intera lunghezza della costa adriatica verso sud fino in Puglia); la Bologna-Firenze-Roma (detta "Direttissima"), affiancata dal dicembre 2009 dalla nuova linea ad alta velocità fra Bologna e Firenze, che prosegue per Napoli e la Calabria; la Bologna-Verona, che la collega anche al Trentino-Alto Adige e al Nord Europa; la Bologna-Venezia, che la collega anche al Friuli-Venezia Giulia e all'Est Europa;Le altre linee di importanza regionale che si attestano a Bologna Centrale sono: <text:s/>la Bologna-Porretta Terme-Pistoia (detta "Porrettana"), realizzata nel 1864.</text:p>
          </table:table-cell>
          <table:table-cell table:number-columns-repeated="16381" table:style-name="ce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xt:s/>la Bologna-Porretta Terme-Pistoia (detta "Porrettana"), realizzata nel 1864. Fino alla costruzione nel 1934 della "Direttissima", era la linea principale di collegamento fra Nord e Sud Italia; la Bologna–Portomaggiore; la Bologna-Casalecchio-Vignola, che condivide l'infrastruttura della Bologna-Porretta da Bologna fino a Casalecchio.</text:p>
          </table:table-cell>
          <table:table-cell table:number-columns-repeated="16381" table:style-name="ce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A Bologna sono attivi servizi di car sharing (Io Guido e Enjoy, con auto a benzina, e Corrente, con auto elettriche) e due servizi di bike sharing (gestiti rispettivamente da Mobike e TPER). Dalla primavera 2010 è in funzione in centro un servizio gratuito di taxi su bici, chiamato Bi-Bo. Piste ciclabili <text:s/>Bologna dispone di una fitta rete di piste ciclabili.</text:p>
          </table:table-cell>
          <table:table-cell table:number-columns-repeated="16381" table:style-name="ce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 rete ciclabile portante è identificata dai percorsi della Bicipolitana, la rete ciclabile della città metropolitana di Bologna. Dei 32 percorsi identificati dalla Bicipolitana, 10 sono percorsi radiali che partono dal centro di Bologna e altri 2 sono percorsi tangenziali che circondano la città di Bologna, tra cui la Tangenziale delle biciclette, inaugurata nel 2015, che segue il percorso dei viali di circonvallazione intorno al centro storico. La linea 2 della Bicipolitana comprende il tratto bolognese della Ciclovia del Sole, parte del corridoio ciclabile europeo EuroVelo 7, che percorre l'Europa da nord a sud.</text:p>
          </table:table-cell>
          <table:table-cell table:number-columns-repeated="16381" table:style-name="ce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vvento del regime fascista portò all'abolizione degli organi democratici comunali, reistituiti solo dopo la Liberazione con l'introduzione del suffragio universale. Il primo sindaco del dopoguerra fu Giuseppe Dozza, nominato nel 1945 dal Comitato regionale di liberazione nazionale Emilia e Romagna e confermato alle prime elezioni amministrative a suffragio universale del 1946. Da allora, con la sola parentesi del 1999-2004 (che vide a capo della giunta di centro-destra Giorgio Guazzaloca), i cittadini hanno eletto amministrazioni di sinistra o centro-sinistra, tanto da far assumere all'appellativo "Bologna la rossa" un significato politico.</text:p>
          </table:table-cell>
          <table:table-cell table:number-columns-repeated="16381" table:style-name="ce1"/>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Il primo sindaco del dopoguerra fu Giuseppe Dozza, nominato nel 1945 dal Comitato regionale di liberazione nazionale Emilia e Romagna e confermato alle prime elezioni amministrative a suffragio universale del 1946. Da allora, con la sola parentesi del 1999-2004 (che vide a capo della giunta di centro-destra Giorgio Guazzaloca), i cittadini hanno eletto amministrazioni di sinistra o centro-sinistra, tanto da far assumere all'appellativo "Bologna la rossa" un significato politico. Bologna è stata caratterizzata da un'alta partecipazione politica dei cittadini, riscontrabile nell'alta affluenza elettorale, storicamente oscillante fra l'80% e il 70%.</text:p>
          </table:table-cell>
          <table:table-cell table:number-columns-repeated="16381" table:style-name="ce1"/>
        </table:table-row>
        <table:table-row table:style-name="ro1">
          <table:table-cell office:value-type="string" table:style-name="ce1">
            <text:p>Discesa</text:p>
          </table:table-cell>
          <table:table-cell office:value-type="string" table:style-name="ce1">
            <text:p>Discesa Allocco, La Volta, Allocco, Marzabotto, Unione dell'Appennino Bolognese, Bologna, Emilia-Romagna, 40043, Italia</text:p>
          </table:table-cell>
          <table:table-cell office:value-type="string" table:style-name="ce1">
            <text:p>fiera del cioccolato. Altri eventi Discesa della Madonna di San Luca (si svolge a maggio): ogni anno si celebra l'antica tradizione della "discesa della Madonna di San Luca", che avviene il 12 maggio tramite una processione dal Santuario della Madonna di San Luca fino al centro della città.</text:p>
          </table:table-cell>
          <table:table-cell office:value-type="string" table:style-name="ce1">
            <text:p>No</text:p>
          </table:table-cell>
          <table:table-cell table:number-columns-repeated="16380"/>
        </table:table-row>
        <table:table-row table:style-name="ro1">
          <table:table-cell office:value-type="string" table:style-name="ce1">
            <text:p>Dublino</text:p>
          </table:table-cell>
          <table:table-cell office:value-type="string" table:style-name="ce1">
            <text:p>Via Dublino, Granarolo dell'Emilia, Unione Terre di Pianura, Bologna, Emilia-Romagna, 40057, Italia</text:p>
          </table:table-cell>
          <table:table-cell office:value-type="string" table:style-name="ce1">
            <text:p>La conferma di questo arriva da uno studio condotto nel 1989 dal gruppo Reclus di Montpellier e commissionato della DATAR (Délégation à l'Amenagement du Territoire et à l'Action Régionale), nel quale si formula una classificazione per grado d'importanza delle città con più di duecentomila abitanti di quattordici Stati dell'Europa Occidentale e mediterranea: Bologna, con Firenze e Venezia, si situava in posizione più avanzata di città più popolose, quali Dublino, Leeds, Liverpool, Lilla, Norimberga, Essen, Dortmund, Brema, Hannover, Saragozza, Malaga, Bilbao, Salonicco, Palermo, ecc. Nonostante l'esigua popolazione comunale Bologna è stata anche inserita, dal gruppo di studio GaWC, tra le cento città globali (o Città del Mondo), in virtù della sua importanza culturale ed economica (invero in categoria D, cioè città globali in formazione, con bassa evidenza).</text:p>
          </table:table-cell>
          <table:table-cell office:value-type="string" table:style-name="ce1">
            <text:p>No</text:p>
          </table:table-cell>
          <table:table-cell table:number-columns-repeated="16380"/>
        </table:table-row>
        <table:table-row table:style-name="ro1">
          <table:table-cell office:value-type="string" table:style-name="ce1">
            <text:p>Economia Bologna</text:p>
          </table:table-cell>
          <table:table-cell office:value-type="string" table:style-name="ce1">
            <text:p>Università di Bologna Facoltà di Economia, Via Camillo Ranzani, Cirenaica, San Donato-San Vitale, Bologna, Emilia-Romagna, 14007, Italia</text:p>
          </table:table-cell>
          <table:table-cell office:value-type="string" table:style-name="ce1">
            <text:p>Fra gli ultimi esempi di architettura contemporanea e interventi urbanistici (spesso oggetto di accese discussioni) troviamo la Porta Europa dell'architetto Ettore Masi in via Stalingrado, il complesso del nuovo palazzo comunale nella zona della Bolognina (Palazzo Bonaccorso e piazza Liber Paradisus) e la Torre Unipol, un grattacielo alto 127 metri sito nella periferia est della città. <text:s/>Economia Bologna ospita un'importante rete di industrie meccaniche, elettroniche e alimentari e un gran numero di imprese di artigianato. La città metropolitana ospita, in proporzione, il maggior numero di imprese per abitanti in Italia.</text:p>
          </table:table-cell>
          <table:table-cell office:value-type="string" table:style-name="ce1">
            <text:p>No</text:p>
          </table:table-cell>
          <table:table-cell table:number-columns-repeated="16380"/>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in dialetto bolognese Bulåggna, AFI: /buˈlʌɲ:ɐ/) è un comune italiano di 392 730 abitanti, capoluogo dell'omonima città metropolitana, a sua volta capoluogo dell'Emilia-Romagna, posta al centro di un'area metropolitana di oltre un milione di abitanti. Sede della più antica università del mondo occidentale, ospita numerosi studenti che ne animano la vita culturale e sociale.</text:p>
          </table:table-cell>
          <table:table-cell office:value-type="string" table:style-name="ce1">
            <text:p>No</text:p>
          </table:table-cell>
          <table:table-cell table:number-columns-repeated="16380"/>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Capitale settentrionale dello Stato Pontificio a partire dal Cinquecento, ebbe un ruolo molto importante durante il Risorgimento e, durante la seconda guerra mondiale, fu uno dei fulcri della Resistenza. Nel secondo dopoguerra, come buona parte dell'Emilia, è stata governata quasi ininterrottamente da amministrazioni di sinistra. Bologna è un importante nodo di comunicazioni stradali e ferroviarie del nord Italia, in un'area in cui risiedono importanti industrie meccaniche, elettroniche e alimentari.</text:p>
          </table:table-cell>
          <table:table-cell table:number-columns-repeated="16381" table:style-name="ce1"/>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I processi successivi appurarono la matrice del terrorismo nero. Fra il 1987 e il 1994 imperversò in Emilia-Romagna, e in particolare nel territorio bolognese, la banda della Uno bianca. L'azione più sanguinosa della banda, nota come la strage del Pilastro, avvenne il 4 gennaio 1991, quando vennero uccisi in un agguato tre carabinieri.</text:p>
          </table:table-cell>
          <table:table-cell table:number-columns-repeated="16381" table:style-name="ce1"/>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Parco Carlo Urbani Il parco fluviale del Savena che si trova fra Bologna e San Lazzaro di Savena, ospita numerose specie animali e una ricca varietà di flora. Parco regionale dei Gessi Bolognesi e Calanchi dell'Abbadessa Ha una superficie di 3 123 ettari e si sviluppa sulle prime pendici della collina bolognese e comprende territori dei comuni di Bologna, San Lazzaro di Savena, Ozzano dell'Emilia e Pianoro, ad altitudini comprese fra 70 e 400 m s.l.m. , intorno a importanti affioramenti gessosi che hanno dato vita a un complesso carsico di notevole interesse.</text:p>
          </table:table-cell>
          <table:table-cell table:number-columns-repeated="16381" table:style-name="ce1"/>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Di notevole interesse, e di capitale importanza in ambito nazionale ed europeo, è anche la Cineteca di Bologna, istituzione comunale dedicata al cinema e alla filmografia. Vi sono inoltre diverse biblioteche tematiche come quella sulla storia del Novecento dell'Istituto storico Parri Emilia-Romagna, quella dell'Istituto Gramsci, la Biblioteca Italiana delle Donne, la biblioteca del Museo internazionale della musica, la biblioteca emeroteca del MAMbo e numerose altre. Nel luglio 2020 Bologna ha ottenuto il riconoscimento di "Città che legge" 2020-2021.</text:p>
          </table:table-cell>
          <table:table-cell table:number-columns-repeated="16381" table:style-name="ce1"/>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la mescolanza di numerosi studenti e professori di nazionalità diverse arricchì la cultura gastronomica, e rese necessaria una buona organizzazione dell'approvvigionamento alimentare. La cucina bolognese, così come quella di tutta l'Emilia, si distingue per l'abbondanza nell'uso di carne, in particolare maiale, e pasta all'uovo, tanto da far meritare alla città l'appellativo di Bologna la grassa. Abbonda anche l'uso di latticini, quali il burro, il formaggio molle e il Parmigiano Reggiano.</text:p>
          </table:table-cell>
          <table:table-cell table:number-columns-repeated="16381" table:style-name="ce1"/>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In alcune case si trovano ancora le fondazioni della città romana risalente al II secolo a.C., e in altre abitazioni pare addirittura che vi siano tracce datate all'età del ferro. La struttura del centro storico composta dalla sovrapposizione di due modelli planimetrici, quello romano ortogonale e quello medievale a raggiera, con piazza Maggiore posta in mezzo e i "raggi", a partire dalle due strade centrali della via Emilia - via Rizzoli e via Ugo Bassi - che si sviluppano fino alle varie porte che si aprono lungo i resti delle mura. Caratteristica principale delle abitazioni, ereditata dall'architettura del passato e riproposta anche in chiave moderna in quasi tutta la città, è quella di avere all'esterno i portici.</text:p>
          </table:table-cell>
          <table:table-cell table:number-columns-repeated="16381" table:style-name="ce1"/>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L'espansione demografica dovuta alla forte immigrazione dalla provincia e dalle regioni del sud Italia ha portato, soprattutto negli anni sessanta e settanta del Novecento, a un’intensa urbanizzazione delle aree un tempo rurali all'esterno delle mura cittadine. Nacquero così popolosi quartieri periferici come la Barca (1962), il Pilastro (1966) o il Fossolo (1968), e si realizzarono grandi progetti di edilizia popolare, come ad esempio il grattacielo di San Vitale (1958-60), l'insediamento "Levante Emilia" in via Napoli (1961), il Treno (1957-62) e lo Steccone (1968) alla Barca, il Virgolone (1976) al Pilastro. 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text:p>
          </table:table-cell>
          <table:table-cell table:number-columns-repeated="16381" table:style-name="ce1"/>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 Nacque così il Fiera District, destinato a diventare la sede della Regione Emilia-Romagna, del Palazzo degli Affari, della Fiera di Bologna e di altre importanti istituzioni economiche. Al centro del Fiera District fu progettata una zona pedonale, piazza della Costituzione, la cui costruzione fu affidata a Isamu Noguchi.</text:p>
          </table:table-cell>
          <table:table-cell table:number-columns-repeated="16381" table:style-name="ce1"/>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a Crespellano la Majani; ad Anzola dell'Emilia la Carpigiani; a Cereglio la Cerelia Acqua Minerale.</text:p>
          </table:table-cell>
          <table:table-cell table:number-columns-repeated="16381" table:style-name="ce1"/>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Al fine di decongestionare il traffico e potenziare il raccordo autostradale e della tangenziale, è stata realizzata una terza corsia dinamica sulla A14 e i semafori all'innesto degli svincoli della tangenziale con strade urbane sostituiti con rotatorie. È allo studio, inoltre, la realizzazione del cosiddetto Passante Nord che, staccandosi dalla A14 nella zona di Castel San Pietro Terme, dovrebbe collegarsi alla A1 prima di Castelfranco Emilia, transitando, a nord della città, in modo da allontanare dall'agglomerato urbano il traffico di solo transito. Altre strade importanti che toccano la città sono la Strada statale 9 Via Emilia, che la collega con numerosi capoluoghi dell'Emilia-Romagna, oltre che con Lodi e Milano;</text:p>
          </table:table-cell>
          <table:table-cell table:number-columns-repeated="16381" table:style-name="ce1"/>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È allo studio, inoltre, la realizzazione del cosiddetto Passante Nord che, staccandosi dalla A14 nella zona di Castel San Pietro Terme, dovrebbe collegarsi alla A1 prima di Castelfranco Emilia, transitando, a nord della città, in modo da allontanare dall'agglomerato urbano il traffico di solo transito. Altre strade importanti che toccano la città sono la Strada statale 9 Via Emilia, che la collega con numerosi capoluoghi dell'Emilia-Romagna, oltre che con Lodi e Milano; l'ex Strada statale 253 San Vitale che la collega con Ravenna;</text:p>
          </table:table-cell>
          <table:table-cell table:number-columns-repeated="16381" table:style-name="ce1"/>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L'avvento del regime fascista portò all'abolizione degli organi democratici comunali, reistituiti solo dopo la Liberazione con l'introduzione del suffragio universale. Il primo sindaco del dopoguerra fu Giuseppe Dozza, nominato nel 1945 dal Comitato regionale di liberazione nazionale Emilia e Romagna e confermato alle prime elezioni amministrative a suffragio universale del 1946. Da allora, con la sola parentesi del 1999-2004 (che vide a capo della giunta di centro-destra Giorgio Guazzaloca), i cittadini hanno eletto amministrazioni di sinistra o centro-sinistra, tanto da far assumere all'appellativo "Bologna la rossa" un significato politico.</text:p>
          </table:table-cell>
          <table:table-cell table:number-columns-repeated="16381" table:style-name="ce1"/>
        </table:table-row>
        <table:table-row table:style-name="ro1">
          <table:table-cell office:value-type="string" table:style-name="ce1">
            <text:p>Etruria</text:p>
          </table:table-cell>
          <table:table-cell office:value-type="string" table:style-name="ce1">
            <text:p>Etruria, Fossolo, Savena, Croce del Biacco, Bologna, Emilia-Romagna, 40138, Italia</text:p>
          </table:table-cell>
          <table:table-cell office:value-type="string" table:style-name="ce1">
            <text:p>In questo periodo, e fino al VI secolo a.C., la zona dove sorge oggi Bologna era occupata da nuclei insediativi dell'età del ferro appartenenti alla civiltà villanoviana. Nel VII-VI secolo a.C. abbiamo testimonianze di un'apertura ai modelli culturali e artistici dell'Etruria tirrenica, durante la quale la città fu chiamata Felsina (in etrusco Felzna o Felsna). Successivamente (V-IV secolo a.C.), con la discesa dei Galli nella penisola, gli Etruschi persero il controllo dell'area.</text:p>
          </table:table-cell>
          <table:table-cell office:value-type="string" table:style-name="ce1">
            <text:p>No</text:p>
          </table:table-cell>
          <table:table-cell table:number-columns-repeated="16380"/>
        </table:table-row>
        <table:table-row table:style-name="ro1">
          <table:table-cell office:value-type="string" table:style-name="ce1">
            <text:p>Etruschi</text:p>
          </table:table-cell>
          <table:table-cell office:value-type="string" table:style-name="ce1">
            <text:p>Piazza degli Etruschi, Casalecchio di Reno, Unione dei comuni Valli del Reno, Lavino e Samoggia, Bologna, Emilia-Romagna, 40033, Italia</text:p>
          </table:table-cell>
          <table:table-cell office:value-type="string" table:style-name="ce1">
            <text:p>È nota per le sue torri, i suoi lunghi portici e un ben conservato centro storico, fra i più estesi d'Italia. La città, i cui primi insediamenti risalirebbero almeno al I millennio a.C., fu un importante centro urbano dapprima sotto gli Etruschi e i Celti, poi sotto i Romani e, nel Medioevo, come libero comune. Capitale settentrionale dello Stato Pontificio a partire dal Cinquecento, ebbe un ruolo molto importante durante il Risorgimento e, durante la seconda guerra mondiale, fu uno dei fulcri della Resistenza.</text:p>
          </table:table-cell>
          <table:table-cell office:value-type="string" table:style-name="ce1">
            <text:p>No</text:p>
          </table:table-cell>
          <table:table-cell table:number-columns-repeated="16380"/>
        </table:table-row>
        <table:table-row table:style-name="ro1">
          <table:table-cell office:value-type="string" table:style-name="ce1">
            <text:p>Etruschi</text:p>
          </table:table-cell>
          <table:table-cell office:value-type="string" table:style-name="ce1">
            <text:p>Piazza degli Etruschi, Casalecchio di Reno, Unione dei comuni Valli del Reno, Lavino e Samoggia, Bologna, Emilia-Romagna, 40033, Italia</text:p>
          </table:table-cell>
          <table:table-cell office:value-type="string" table:style-name="ce1">
            <text:p>Nel VII-VI secolo a.C. abbiamo testimonianze di un'apertura ai modelli culturali e artistici dell'Etruria tirrenica, durante la quale la città fu chiamata Felsina (in etrusco Felzna o Felsna). Successivamente (V-IV secolo a.C.), con la discesa dei Galli nella penisola, gli Etruschi persero il controllo dell'area. Il dominio gallico sulla zona durò fino al 196 a.C., anno in cui i Galli Boi furono soggiogati dai Romani.</text:p>
          </table:table-cell>
          <table:table-cell table:number-columns-repeated="16381" table:style-name="ce1"/>
        </table:table-row>
        <table:table-row table:style-name="ro1">
          <table:table-cell office:value-type="string" table:style-name="ce1">
            <text:p>Felsina</text:p>
          </table:table-cell>
          <table:table-cell office:value-type="string" table:style-name="ce1">
            <text:p>Felsina, Pontevecchio, Savena, Croce del Biacco, Bologna, Emilia-Romagna, 40139, Italia</text:p>
          </table:table-cell>
          <table:table-cell office:value-type="string" table:style-name="ce1">
            <text:p>In questo periodo, e fino al VI secolo a.C., la zona dove sorge oggi Bologna era occupata da nuclei insediativi dell'età del ferro appartenenti alla civiltà villanoviana. Nel VII-VI secolo a.C. abbiamo testimonianze di un'apertura ai modelli culturali e artistici dell'Etruria tirrenica, durante la quale la città fu chiamata Felsina (in etrusco Felzna o Felsna). Successivamente (V-IV secolo a.C.), con la discesa dei Galli nella penisola, gli Etruschi persero il controllo dell'area.</text:p>
          </table:table-cell>
          <table:table-cell office:value-type="string" table:style-name="ce1">
            <text:p>No</text:p>
          </table:table-cell>
          <table:table-cell table:number-columns-repeated="16380"/>
        </table:table-row>
        <table:table-row table:style-name="ro1">
          <table:table-cell office:value-type="string" table:style-name="ce1">
            <text:p>Fiera</text:p>
          </table:table-cell>
          <table:table-cell office:value-type="string" table:style-name="ce1">
            <text:p>Fiera di Bologna, Via Tazio Nuvolari, San Donato, San Donato-San Vitale, Dozza, Bologna, Emilia-Romagna, 14007, Italia</text:p>
          </table:table-cell>
          <table:table-cell office:value-type="string" table:style-name="ce1">
            <text:p>In ambito scultoreo, operarono a Bologna artisti come Arnolfo di Cambio, Nicola Pisano, Pierpaolo dalle Masegne, Niccolò dell'Arca, Jacopo della Quercia, Michelangelo, Giambologna, Alfonso Lombardi, Properzia de' Rossi e, più recentemente, Umberto Mastroianni, Quinto Ghermandi, Roberto Tirelli, Mario Ceroli, Nicola Zamboni e Luigi Mainolfi. Dal 1974 si tiene presso la Fiera di Bologna annualmente nel mese di gennaio Arte Fiera, una fiera d'arte moderna e contemporanea. <text:s/>Dal 1977 al 1982 si è svolta annualmente la Settimana Internazionale della Performance curata da Renato Barilli, Francesca Alinovi e Roberto Daolio, un evento di alto valore culturale, coinvolgendo lo spazio pubblico della città.</text:p>
          </table:table-cell>
          <table:table-cell office:value-type="string" table:style-name="ce1">
            <text:p>No</text:p>
          </table:table-cell>
          <table:table-cell table:number-columns-repeated="16380"/>
        </table:table-row>
        <table:table-row table:style-name="ro1">
          <table:table-cell office:value-type="string" table:style-name="ce1">
            <text:p>Fiera</text:p>
          </table:table-cell>
          <table:table-cell office:value-type="string" table:style-name="ce1">
            <text:p>Fiera di Bologna, Via Tazio Nuvolari, San Donato, San Donato-San Vitale, Dozza, Bologna, Emilia-Romagna, 14007, Italia</text:p>
          </table:table-cell>
          <table:table-cell office:value-type="string" table:style-name="ce1">
            <text:p><text:s/>Sui colli bolognesi vi sono numerose aziende vinicole che producono varie tipologie di vino tipiche, fra cui il Pignoletto DOCG. <text:s/>Eventi Oltre alle numerose fiere di respiro internazionale nell'area della Fiera di Bologna, la città ospita frequentemente importanti eventi, festival e rassegne. Nel 1911 si tenne a Bologna il IV Congresso internazionale di filosofia;</text:p>
          </table:table-cell>
          <table:table-cell table:number-columns-repeated="16381" table:style-name="ce1"/>
        </table:table-row>
        <table:table-row table:style-name="ro1">
          <table:table-cell office:value-type="string" table:style-name="ce1">
            <text:p>Fiera</text:p>
          </table:table-cell>
          <table:table-cell office:value-type="string" table:style-name="ce1">
            <text:p>Fiera di Bologna, Via Tazio Nuvolari, San Donato, San Donato-San Vitale, Dozza, Bologna, Emilia-Romagna, 14007, Italia</text:p>
          </table:table-cell>
          <table:table-cell office:value-type="string" table:style-name="ce1">
            <text:p>festival cinematografico dedicato alla riscoperta di film muti e sonori riemersi e classici restaurati; è diretto da Peter von Bagh e ospita anche la Fiera dell'Editoria Cinematografica. Some Prefer Cake (si svolge a settembre):</text:p>
          </table:table-cell>
          <table:table-cell table:number-columns-repeated="16381" table:style-name="ce1"/>
        </table:table-row>
        <table:table-row table:style-name="ro1">
          <table:table-cell office:value-type="string" table:style-name="ce1">
            <text:p>Fiera</text:p>
          </table:table-cell>
          <table:table-cell office:value-type="string" table:style-name="ce1">
            <text:p>Fiera di Bologna, Via Tazio Nuvolari, San Donato, San Donato-San Vitale, Dozza, Bologna, Emilia-Romagna, 14007, Italia</text:p>
          </table:table-cell>
          <table:table-cell office:value-type="string" table:style-name="ce1">
            <text:p>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 Nacque così il Fiera District, destinato a diventare la sede della Regione Emilia-Romagna, del Palazzo degli Affari, della Fiera di Bologna e di altre importanti istituzioni economiche. Al centro del Fiera District fu progettata una zona pedonale, piazza della Costituzione, la cui costruzione fu affidata a Isamu Noguchi.</text:p>
          </table:table-cell>
          <table:table-cell table:number-columns-repeated="16381" table:style-name="ce1"/>
        </table:table-row>
        <table:table-row table:style-name="ro1">
          <table:table-cell office:value-type="string" table:style-name="ce1">
            <text:p>Fiera</text:p>
          </table:table-cell>
          <table:table-cell office:value-type="string" table:style-name="ce1">
            <text:p>Fiera di Bologna, Via Tazio Nuvolari, San Donato, San Donato-San Vitale, Dozza, Bologna, Emilia-Romagna, 14007, Italia</text:p>
          </table:table-cell>
          <table:table-cell office:value-type="string" table:style-name="ce1">
            <text:p>Nacque così il Fiera District, destinato a diventare la sede della Regione Emilia-Romagna, del Palazzo degli Affari, della Fiera di Bologna e di altre importanti istituzioni economiche. Al centro del Fiera District fu progettata una zona pedonale, piazza della Costituzione, la cui costruzione fu affidata a Isamu Noguchi. Fra gli ultimi esempi di architettura contemporanea e interventi urbanistici (spesso oggetto di accese discussioni) troviamo la Porta Europa dell'architetto Ettore Masi in via Stalingrado, il complesso del nuovo palazzo comunale nella zona della Bolognina (Palazzo Bonaccorso e piazza Liber Paradisus) e la Torre Unipol, un grattacielo alto 127 metri sito nella periferia est della città.</text:p>
          </table:table-cell>
          <table:table-cell table:number-columns-repeated="16381" table:style-name="ce1"/>
        </table:table-row>
        <table:table-row table:style-name="ro1">
          <table:table-cell office:value-type="string" table:style-name="ce1">
            <text:p>Fiera</text:p>
          </table:table-cell>
          <table:table-cell office:value-type="string" table:style-name="ce1">
            <text:p>Fiera di Bologna, Via Tazio Nuvolari, San Donato, San Donato-San Vitale, Dozza, Bologna, Emilia-Romagna, 14007, Italia</text:p>
          </table:table-cell>
          <table:table-cell office:value-type="string" table:style-name="ce1">
            <text:p><text:s/>Commercio L'area di Bologna è un polo commerciale di primaria importanza (con il Centergross nell'area metropolitana, che per un lungo periodo è stato dalla fondazione nel 1977 la più grande cittadella commerciale all'ingrosso d'Europa, e l'Interporto). È un importante centro fieristico che con la Fiera di Bologna ospita numerose fiere di caratura internazionale (Arte Fiera, Saie, EIMA, Cersaie, Cosmoprof, Sana, Fiera del Libro per Ragazzi, Music Italy Show, ecc.). In Italia, BolognaFiere è per fatturato il secondo grande nucleo fieristico dopo Milano.</text:p>
          </table:table-cell>
          <table:table-cell table:number-columns-repeated="16381" table:style-name="ce1"/>
        </table:table-row>
        <table:table-row table:style-name="ro1">
          <table:table-cell office:value-type="string" table:style-name="ce1">
            <text:p>Fiera di Bologna</text:p>
          </table:table-cell>
          <table:table-cell office:value-type="string" table:style-name="ce1">
            <text:p>Fiera di Bologna, Via Tazio Nuvolari, San Donato, San Donato-San Vitale, Dozza, Bologna, Emilia-Romagna, 14007, Italia</text:p>
          </table:table-cell>
          <table:table-cell office:value-type="string" table:style-name="ce1">
            <text:p>In ambito scultoreo, operarono a Bologna artisti come Arnolfo di Cambio, Nicola Pisano, Pierpaolo dalle Masegne, Niccolò dell'Arca, Jacopo della Quercia, Michelangelo, Giambologna, Alfonso Lombardi, Properzia de' Rossi e, più recentemente, Umberto Mastroianni, Quinto Ghermandi, Roberto Tirelli, Mario Ceroli, Nicola Zamboni e Luigi Mainolfi. Dal 1974 si tiene presso la Fiera di Bologna annualmente nel mese di gennaio Arte Fiera, una fiera d'arte moderna e contemporanea. <text:s/>Dal 1977 al 1982 si è svolta annualmente la Settimana Internazionale della Performance curata da Renato Barilli, Francesca Alinovi e Roberto Daolio, un evento di alto valore culturale, coinvolgendo lo spazio pubblico della città.</text:p>
          </table:table-cell>
          <table:table-cell office:value-type="string" table:style-name="ce1">
            <text:p>Si</text:p>
          </table:table-cell>
          <table:table-cell table:number-columns-repeated="16380"/>
        </table:table-row>
        <table:table-row table:style-name="ro1">
          <table:table-cell office:value-type="string" table:style-name="ce1">
            <text:p>Fiera di Bologna</text:p>
          </table:table-cell>
          <table:table-cell office:value-type="string" table:style-name="ce1">
            <text:p>Fiera di Bologna, Via Tazio Nuvolari, San Donato, San Donato-San Vitale, Dozza, Bologna, Emilia-Romagna, 14007, Italia</text:p>
          </table:table-cell>
          <table:table-cell office:value-type="string" table:style-name="ce1">
            <text:p><text:s/>Sui colli bolognesi vi sono numerose aziende vinicole che producono varie tipologie di vino tipiche, fra cui il Pignoletto DOCG. <text:s/>Eventi Oltre alle numerose fiere di respiro internazionale nell'area della Fiera di Bologna, la città ospita frequentemente importanti eventi, festival e rassegne. Nel 1911 si tenne a Bologna il IV Congresso internazionale di filosofia;</text:p>
          </table:table-cell>
          <table:table-cell table:number-columns-repeated="16381" table:style-name="ce1"/>
        </table:table-row>
        <table:table-row table:style-name="ro1">
          <table:table-cell office:value-type="string" table:style-name="ce1">
            <text:p>Fiera di Bologna</text:p>
          </table:table-cell>
          <table:table-cell office:value-type="string" table:style-name="ce1">
            <text:p>Fiera di Bologna, Via Tazio Nuvolari, San Donato, San Donato-San Vitale, Dozza, Bologna, Emilia-Romagna, 14007, Italia</text:p>
          </table:table-cell>
          <table:table-cell office:value-type="string" table:style-name="ce1">
            <text:p>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 Nacque così il Fiera District, destinato a diventare la sede della Regione Emilia-Romagna, del Palazzo degli Affari, della Fiera di Bologna e di altre importanti istituzioni economiche. Al centro del Fiera District fu progettata una zona pedonale, piazza della Costituzione, la cui costruzione fu affidata a Isamu Noguchi.</text:p>
          </table:table-cell>
          <table:table-cell table:number-columns-repeated="16381" table:style-name="ce1"/>
        </table:table-row>
        <table:table-row table:style-name="ro1">
          <table:table-cell office:value-type="string" table:style-name="ce1">
            <text:p>Fiera di Bologna</text:p>
          </table:table-cell>
          <table:table-cell office:value-type="string" table:style-name="ce1">
            <text:p>Fiera di Bologna, Via Tazio Nuvolari, San Donato, San Donato-San Vitale, Dozza, Bologna, Emilia-Romagna, 14007, Italia</text:p>
          </table:table-cell>
          <table:table-cell office:value-type="string" table:style-name="ce1">
            <text:p><text:s/>Commercio L'area di Bologna è un polo commerciale di primaria importanza (con il Centergross nell'area metropolitana, che per un lungo periodo è stato dalla fondazione nel 1977 la più grande cittadella commerciale all'ingrosso d'Europa, e l'Interporto). È un importante centro fieristico che con la Fiera di Bologna ospita numerose fiere di caratura internazionale (Arte Fiera, Saie, EIMA, Cersaie, Cosmoprof, Sana, Fiera del Libro per Ragazzi, Music Italy Show, ecc.). In Italia, BolognaFiere è per fatturato il secondo grande nucleo fieristico dopo Milano.</text:p>
          </table:table-cell>
          <table:table-cell table:number-columns-repeated="16381" table:style-name="ce1"/>
        </table:table-row>
        <table:table-row table:style-name="ro1">
          <table:table-cell office:value-type="string" table:style-name="ce1">
            <text:p>Firenze</text:p>
          </table:table-cell>
          <table:table-cell office:value-type="string" table:style-name="ce1">
            <text:p>Firenze, Due Madonne, Savena, Bologna, Emilia-Romagna, 40139, Italia</text:p>
          </table:table-cell>
          <table:table-cell office:value-type="string" table:style-name="ce1">
            <text:p>del quartiere di Corticella ai 54 del centro del capoluogo, fino ai circa 280 del Colle della Guardia che domina sull'area urbana, e ai circa 390 del Monte Sabbiuno ai confini meridionali del territorio comunale. Dista da Padova 117 km tramite la Bologna-Padova, 213 km da Milano, 108 km da Firenze, 376 km da Roma, 118 km da Rimini e 47 km da Modena. <text:s/>Clima Bologna presenta un clima temperato umido con estate molto calda e umida e inverni piuttosto freddi e umidi.</text:p>
          </table:table-cell>
          <table:table-cell office:value-type="string" table:style-name="ce1">
            <text:p>No</text:p>
          </table:table-cell>
          <table:table-cell table:number-columns-repeated="16380"/>
        </table:table-row>
        <table:table-row table:style-name="ro1">
          <table:table-cell office:value-type="string" table:style-name="ce1">
            <text:p>Firenze</text:p>
          </table:table-cell>
          <table:table-cell office:value-type="string" table:style-name="ce1">
            <text:p>Firenze, Due Madonne, Savena, Bologna, Emilia-Romagna, 40139, Italia</text:p>
          </table:table-cell>
          <table:table-cell office:value-type="string" table:style-name="ce1">
            <text:p>Nonostante ciò non abbia invertito la tendenza verso una marginalizzazione del dialetto bolognese, ne è aumentato l'interesse - soprattutto accademico - con la pubblicazione di dizionari, grammatiche, studi e l'istituzione di corsi di dialetto bolognese da parte di associazioni locali. Istituzioni, enti e associazioni Bologna è fra le città italiane con più alto tasso di cittadinanza attiva, con più di 570 associazioni registrate nel comune, una forte diffusione di istituzioni non profit, pari a 58,3 ogni 10.000 abitanti (seconda città metropolitana in Italia dopo Firenze) e di cittadini impegnati nel volontariato, pari al 11,4% (terza dopo Firenze e Genova). Comunità LGBT Bologna è la città italiana pioniera del movimento per i diritti LGBT.</text:p>
          </table:table-cell>
          <table:table-cell table:number-columns-repeated="16381" table:style-name="ce1"/>
        </table:table-row>
        <table:table-row table:style-name="ro1">
          <table:table-cell office:value-type="string" table:style-name="ce1">
            <text:p>Firenze</text:p>
          </table:table-cell>
          <table:table-cell office:value-type="string" table:style-name="ce1">
            <text:p>Firenze, Due Madonne, Savena, Bologna, Emilia-Romagna, 40139, Italia</text:p>
          </table:table-cell>
          <table:table-cell office:value-type="string" table:style-name="ce1">
            <text:p>La conferma di questo arriva da uno studio condotto nel 1989 dal gruppo Reclus di Montpellier e commissionato della DATAR (Délégation à l'Amenagement du Territoire et à l'Action Régionale), nel quale si formula una classificazione per grado d'importanza delle città con più di duecentomila abitanti di quattordici Stati dell'Europa Occidentale e mediterranea: Bologna, con Firenze e Venezia, si situava in posizione più avanzata di città più popolose, quali Dublino, Leeds, Liverpool, Lilla, Norimberga, Essen, Dortmund, Brema, Hannover, Saragozza, Malaga, Bilbao, Salonicco, Palermo, ecc. Nonostante l'esigua popolazione comunale Bologna è stata anche inserita, dal gruppo di studio GaWC, tra le cento città globali (o Città del Mondo), in virtù della sua importanza culturale ed economica (invero in categoria D, cioè città globali in formazione, con bassa evidenza).</text:p>
          </table:table-cell>
          <table:table-cell table:number-columns-repeated="16381" table:style-name="ce1"/>
        </table:table-row>
        <table:table-row table:style-name="ro1">
          <table:table-cell office:value-type="string" table:style-name="ce1">
            <text:p>Firenze</text:p>
          </table:table-cell>
          <table:table-cell office:value-type="string" table:style-name="ce1">
            <text:p>Firenze, Due Madonne, Savena, Bologna, Emilia-Romagna, 40139, Italia</text:p>
          </table:table-cell>
          <table:table-cell office:value-type="string" table:style-name="ce1">
            <text:p><text:s/>Infrastrutture e trasporti La città e la sua area metropolitana sono poste al centro dei traffici dell'Italia produttiva. In linea generale si può affermare che questa funzione di crocevia è resa possibile dalla particolare posizione geografica che, pur collocandola al margine meridionale della Pianura Padana, la pone, quasi come punto di passaggio obbligato, al centro delle vie di comunicazione che collegano il Nord dell'Italia col Mezzogiorno, sia attraverso la direttrice "adriatica" da Torino, Milano, il Veneto fino alla Puglia, assai più rilevante per traffico di quella "tirrenica" da Genova a Roma, sia attraverso la cosiddetta "dorsale appenninica" per Firenze e Roma (che sfrutta, almeno nel primo tratto, la storica ed importante via di penetrazione appenninica rappresentata dalla valle del fiume Reno): infatti proprio queste due direttrici s'incontrano a Bologna.</text:p>
          </table:table-cell>
          <table:table-cell table:number-columns-repeated="16381" table:style-name="ce1"/>
        </table:table-row>
        <table:table-row table:style-name="ro1">
          <table:table-cell office:value-type="string" table:style-name="ce1">
            <text:p>Firenze</text:p>
          </table:table-cell>
          <table:table-cell office:value-type="string" table:style-name="ce1">
            <text:p>Firenze, Due Madonne, Savena, Bologna, Emilia-Romagna, 40139, Italia</text:p>
          </table:table-cell>
          <table:table-cell office:value-type="string" table:style-name="ce1">
            <text:p><text:s/>Strade Principale snodo autostradale d'Italia, confluiscono nel nodo di Bologna: la A1 "Autostrada del Sole" Milano-Firenze-Roma-Napoli; l'asse adriatico A14 Bologna-Ancona-Taranto;</text:p>
          </table:table-cell>
          <table:table-cell table:number-columns-repeated="16381" table:style-name="ce1"/>
        </table:table-row>
        <table:table-row table:style-name="ro1">
          <table:table-cell office:value-type="string" table:style-name="ce1">
            <text:p>Firenze</text:p>
          </table:table-cell>
          <table:table-cell office:value-type="string" table:style-name="ce1">
            <text:p>Firenze, Due Madonne, Savena, Bologna, Emilia-Romagna, 40139, Italia</text:p>
          </table:table-cell>
          <table:table-cell office:value-type="string" table:style-name="ce1">
            <text:p>l'ex Strada statale 253 San Vitale che la collega con Ravenna; l'ex Strada statale 65 della Futa che la collega con Firenze e la Strada statale 64 Porrettana che proviene da Pistoia e prosegue per Ferrara. <text:s/>Ferrovie <text:s/>Bologna costituisce un nodo ferroviario di rilevanza nazionale, attraverso il quale si stima che transiti oltre l'85% del traffico nazionale fra Nord e Sud, escludendo i traffici via La Spezia (per Milano e la Francia) e quelli via Ravenna - Ferrara e via Ferrara - Suzzara - Parma.</text:p>
          </table:table-cell>
          <table:table-cell table:number-columns-repeated="16381" table:style-name="ce1"/>
        </table:table-row>
        <table:table-row table:style-name="ro1">
          <table:table-cell office:value-type="string" table:style-name="ce1">
            <text:p>Firenze</text:p>
          </table:table-cell>
          <table:table-cell office:value-type="string" table:style-name="ce1">
            <text:p>Firenze, Due Madonne, Savena, Bologna, Emilia-Romagna, 40139, Italia</text:p>
          </table:table-cell>
          <table:table-cell office:value-type="string" table:style-name="ce1">
            <text:p>la Bologna-Ancona-Bari (che dirigendosi verso la Romagna ne tocca tutti i capoluoghi ad eccezione di Ravenna, per poi seguire l'intera lunghezza della costa adriatica verso sud fino in Puglia); la Bologna-Firenze-Roma (detta "Direttissima"), affiancata dal dicembre 2009 dalla nuova linea ad alta velocità fra Bologna e Firenze, che prosegue per Napoli e la Calabria; la Bologna-Verona, che la collega anche al Trentino-Alto Adige e al Nord Europa; la Bologna-Venezia, che la collega anche al Friuli-Venezia Giulia e all'Est Europa;Le altre linee di importanza regionale che si attestano a Bologna Centrale sono: <text:s/>la Bologna-Porretta Terme-Pistoia (detta "Porrettana"), realizzata nel 1864.</text:p>
          </table:table-cell>
          <table:table-cell table:number-columns-repeated="16381" table:style-name="ce1"/>
        </table:table-row>
        <table:table-row table:style-name="ro1">
          <table:table-cell office:value-type="string" table:style-name="ce1">
            <text:p>Firenze</text:p>
          </table:table-cell>
          <table:table-cell office:value-type="string" table:style-name="ce1">
            <text:p>Firenze, Due Madonne, Savena, Bologna, Emilia-Romagna, 40139, Italia</text:p>
          </table:table-cell>
          <table:table-cell office:value-type="string" table:style-name="ce1">
            <text:p>L'importanza dell'aeroporto (il cui bacino d'utenza è stimato in almeno dieci milioni di persone) è dovuto prevalentemente alla posizione nel "baricentro produttivo" d'Italia. Oltre alla sua funzione al servizio dell'intera zona produttiva emiliana e marchigiana, l'aumento delle rotte da parte di compagnie aeree low cost e la realizzazione della linea ad Alta Velocità per Firenze hanno portato ad un massiccio aumento dell'utenza turistica. L'aeroporto è collegato alla stazione di Bologna Centrale tramite il Marconi Express, un people mover sopraelevato.</text:p>
          </table:table-cell>
          <table:table-cell table:number-columns-repeated="16381" table:style-name="ce1"/>
        </table:table-row>
        <table:table-row table:style-name="ro1">
          <table:table-cell office:value-type="string" table:style-name="ce1">
            <text:p>Firenze</text:p>
          </table:table-cell>
          <table:table-cell office:value-type="string" table:style-name="ce1">
            <text:p>Firenze, Due Madonne, Savena, Bologna, Emilia-Romagna, 40139, Italia</text:p>
          </table:table-cell>
          <table:table-cell office:value-type="string" table:style-name="ce1">
            <text:p><text:s text:c="2"/>Lipsia, dal 3 maggio 1962 <text:s/>Zagabria, dal 5 maggio 1963 <text:s/>Charkiv, dal 5 agosto 1966 <text:s/>Valencia, dal 27 marzo 1976 <text:s/>San Fele, dal 27 gennaio 1981 <text:s/>Salonicco, dal 29 ottobre 1981 <text:s/>Tolosa, dal 23 novembre 1981 <text:s/>Coventry, dal 21 aprile 1984 <text:s/>St. Louis, dal 30 luglio 1987 <text:s/>San Carlos, dal 21 maggio 1988 <text:s/>La Plata, dal 23 novembre 1988 <text:s/>Saint-Louis, dal 9 dicembre 1991 <text:s/>Tuzla, dal 21 luglio 1994 <text:s/>Portland, dal 28 aprile 2004 <text:s/>Bari, dal 18 novembre 2009 <text:s/>Pollica, dal 23 giugno 2012Inoltre sono stati sottoscritti vari protocolli di cooperazione con le città di: <text:s/>Barcellona, dal 26 novembre 2018 <text:s/>Belo Horizonte, dal 10 ottobre 1997 <text:s/>Chengdu, dal 15 luglio 2019 <text:s/>Chongqing, dal 1989 <text:s/>Craiova, dal 26 gennaio 2006 <text:s/>Firenze <text:s/>Hamamatsu, dal 23 aprile 2014 <text:s/>Itabashi, dal 7 luglio 2005 <text:s/>Le Kef, dal 2020 <text:s/>Meknès, dal 2020 <text:s/>Nižnij Novgorod, dall'8 ottobre 1998. Relazioni inattive dal 2001.</text:p>
          </table:table-cell>
          <table:table-cell table:number-columns-repeated="16381" table:style-name="ce1"/>
        </table:table-row>
        <table:table-row table:style-name="ro1">
          <table:table-cell office:value-type="string" table:style-name="ce1">
            <text:p>Friuli</text:p>
          </table:table-cell>
          <table:table-cell office:value-type="string" table:style-name="ce1">
            <text:p>Cimitero Gruppo di combattimento Friuli, Casalecchio dei Conti, Castel San Pietro Terme, Nuovo Circondario Imolese, Bologna, Emilia-Romagna, 40024, Italia</text:p>
          </table:table-cell>
          <table:table-cell office:value-type="string" table:style-name="ce1">
            <text:p>Il 9 aprile 1945 iniziò la battaglia per la città. La mattina del 21 aprile, in una Bologna ormai abbandonata dai tedeschi, entrarono in città fra il giubilo della popolazione i soldati del II Corpo polacco dell'VIII armata britannica, i reparti avanzati della 91ª e 34ª divisione USA, avanguardie dei Gruppi di Combattimento italiani "Friuli" e "Legnano", e partigiani della "Brigata Maiella". <text:s/>Storia recente Dal 1945 al 1999 la città ha avuto ininterrottamente sindaci di sinistra, il più famoso dei quali è stato Giuseppe Dozza.</text:p>
          </table:table-cell>
          <table:table-cell office:value-type="string" table:style-name="ce1">
            <text:p>No</text:p>
          </table:table-cell>
          <table:table-cell table:number-columns-repeated="16380"/>
        </table:table-row>
        <table:table-row table:style-name="ro1">
          <table:table-cell office:value-type="string" table:style-name="ce1">
            <text:p>Friuli</text:p>
          </table:table-cell>
          <table:table-cell office:value-type="string" table:style-name="ce1">
            <text:p>Cimitero Gruppo di combattimento Friuli, Casalecchio dei Conti, Castel San Pietro Terme, Nuovo Circondario Imolese, Bologna, Emilia-Romagna, 40024, Italia</text:p>
          </table:table-cell>
          <table:table-cell office:value-type="string" table:style-name="ce1">
            <text:p>la Bologna-Ancona-Bari (che dirigendosi verso la Romagna ne tocca tutti i capoluoghi ad eccezione di Ravenna, per poi seguire l'intera lunghezza della costa adriatica verso sud fino in Puglia); la Bologna-Firenze-Roma (detta "Direttissima"), affiancata dal dicembre 2009 dalla nuova linea ad alta velocità fra Bologna e Firenze, che prosegue per Napoli e la Calabria; la Bologna-Verona, che la collega anche al Trentino-Alto Adige e al Nord Europa; la Bologna-Venezia, che la collega anche al Friuli-Venezia Giulia e all'Est Europa;Le altre linee di importanza regionale che si attestano a Bologna Centrale sono: <text:s/>la Bologna-Porretta Terme-Pistoia (detta "Porrettana"), realizzata nel 1864.</text:p>
          </table:table-cell>
          <table:table-cell table:number-columns-repeated="16381" table:style-name="ce1"/>
        </table:table-row>
        <table:table-row table:style-name="ro1">
          <table:table-cell office:value-type="string" table:style-name="ce1">
            <text:p>Funo di Argelato</text:p>
          </table:table-cell>
          <table:table-cell office:value-type="string" table:style-name="ce1">
            <text:p>Funo di Argelato, Argelato, Unione Reno Galliera, Bologna, Emilia-Romagna, 40013, Italia</text:p>
          </table:table-cell>
          <table:table-cell office:value-type="string" table:style-name="ce1">
            <text:p>a Cereglio la Cerelia Acqua Minerale. Vi si trovano infine le sedi nazionali delle cooperative alimentari Conad e Sigma, mentre nell'adiacente comune di Casalecchio hanno sede la Coop e Despar, e a Funo di Argelato la SISA. <text:s/>Commercio L'area di Bologna è un polo commerciale di primaria importanza (con il Centergross nell'area metropolitana, che per un lungo periodo è stato dalla fondazione nel 1977 la più grande cittadella commerciale all'ingrosso d'Europa, e l'Interporto).</text:p>
          </table:table-cell>
          <table:table-cell office:value-type="string" table:style-name="ce1">
            <text:p>No</text:p>
          </table:table-cell>
          <table:table-cell table:number-columns-repeated="16380"/>
        </table:table-row>
        <table:table-row table:style-name="ro1">
          <table:table-cell office:value-type="string" table:style-name="ce1">
            <text:p>Galleria Cavour</text:p>
          </table:table-cell>
          <table:table-cell office:value-type="string" table:style-name="ce1">
            <text:p>ISTAT Ufficio Regionale Emilia Romagna, 9, Via Luigi Carlo Farini, Galvani, Santo Stefano, Bologna, Emilia-Romagna, 40124, Italia</text:p>
          </table:table-cell>
          <table:table-cell office:value-type="string" table:style-name="ce1">
            <text:p>Un altro storico mercato cittadino è il Mercato delle Erbe. Sono presenti, inoltre, moltissime attività di abbigliamento, gioielli, artigianato, bistrot, oltre a numerose boutique di alta moda, concentrate in particolar modo fra Galleria Cavour, via Farini, il Pavaglione e via D'Azeglio. Ad esse si aggiunge Corte Isolani, una galleria medievale che collega piazza Santo Stefano a Strada Maggiore, sede di piccole boutique, caffè, ristoranti e un laboratorio di marionette.</text:p>
          </table:table-cell>
          <table:table-cell office:value-type="string" table:style-name="ce1">
            <text:p>Si</text:p>
          </table:table-cell>
          <table:table-cell table:number-columns-repeated="16380"/>
        </table:table-row>
        <table:table-row table:style-name="ro1">
          <table:table-cell office:value-type="string" table:style-name="ce1">
            <text:p>Galli</text:p>
          </table:table-cell>
          <table:table-cell office:value-type="string" table:style-name="ce1">
            <text:p>Stadio Romeo Galli, Via Atleti Azzurri d'Italia, Tre Monti - Zello, Imola, Nuovo Circondario Imolese, Bologna, Emilia-Romagna, 40026, Italia</text:p>
          </table:table-cell>
          <table:table-cell office:value-type="string" table:style-name="ce1">
            <text:p>Nel VII-VI secolo a.C. abbiamo testimonianze di un'apertura ai modelli culturali e artistici dell'Etruria tirrenica, durante la quale la città fu chiamata Felsina (in etrusco Felzna o Felsna). Successivamente (V-IV secolo a.C.), con la discesa dei Galli nella penisola, gli Etruschi persero il controllo dell'area. Il dominio gallico sulla zona durò fino al 196 a.C., anno in cui i Galli Boi furono soggiogati dai Romani.</text:p>
          </table:table-cell>
          <table:table-cell office:value-type="string" table:style-name="ce1">
            <text:p>No</text:p>
          </table:table-cell>
          <table:table-cell table:number-columns-repeated="16380"/>
        </table:table-row>
        <table:table-row table:style-name="ro1">
          <table:table-cell office:value-type="string" table:style-name="ce1">
            <text:p>Galli</text:p>
          </table:table-cell>
          <table:table-cell office:value-type="string" table:style-name="ce1">
            <text:p>Stadio Romeo Galli, Via Atleti Azzurri d'Italia, Tre Monti - Zello, Imola, Nuovo Circondario Imolese, Bologna, Emilia-Romagna, 40026, Italia</text:p>
          </table:table-cell>
          <table:table-cell office:value-type="string" table:style-name="ce1">
            <text:p>Successivamente (V-IV secolo a.C.), con la discesa dei Galli nella penisola, gli Etruschi persero il controllo dell'area. Il dominio gallico sulla zona durò fino al 196 a.C., anno in cui i Galli Boi furono soggiogati dai Romani. Nel 189 a.C. questi ultimi fondarono sul sito una colonia di diritto latino a cui diedero il nome di Bononia.</text:p>
          </table:table-cell>
          <table:table-cell table:number-columns-repeated="16381" table:style-name="ce1"/>
        </table:table-row>
        <table:table-row table:style-name="ro1">
          <table:table-cell office:value-type="string" table:style-name="ce1">
            <text:p>Galli</text:p>
          </table:table-cell>
          <table:table-cell office:value-type="string" table:style-name="ce1">
            <text:p>Stadio Romeo Galli, Via Atleti Azzurri d'Italia, Tre Monti - Zello, Imola, Nuovo Circondario Imolese, Bologna, Emilia-Romagna, 40026, Italia</text:p>
          </table:table-cell>
          <table:table-cell office:value-type="string" table:style-name="ce1">
            <text:p>Importanti maestri hanno insegnato presso la scuola bolognese, fra i quali: Donato Creti, Giuseppe Galli Bibiena, Gaetano Gandolfi, Francesco Rosaspina, Virgilio Guidi, Giorgio Morandi, Pompilio Mandelli, Paolo Manaresi, Umberto Mastroianni, Milton Glaser. Ospita ogni anno circa millecinquecento studenti.</text:p>
          </table:table-cell>
          <table:table-cell table:number-columns-repeated="16381" table:style-name="ce1"/>
        </table:table-row>
        <table:table-row table:style-name="ro1">
          <table:table-cell office:value-type="string" table:style-name="ce1">
            <text:p>Hera</text:p>
          </table:table-cell>
          <table:table-cell office:value-type="string" table:style-name="ce1">
            <text:p>Hera, Navile, Bologna, Emilia-Romagna, Italia</text:p>
          </table:table-cell>
          <table:table-cell office:value-type="string" table:style-name="ce1">
            <text:p>Oltre che per le attività di abbigliamento e di arredo, Bologna è rinomata anche per la produzione di ceramiche, di mosaici, di mobili d'arte, per la lavorazione del rame e per i laboratori di intagliatori e restauratori di mobili, oreficeria, di tessitura di fiori di seta, di trine all'uncinetto, di liutai. Terziario Nel settore dei servizi ambientali, l'azienda leader nel territorio è Hera. Nel settore immobiliare <text:s/>l'IGD con la sede operativa;</text:p>
          </table:table-cell>
          <table:table-cell office:value-type="string" table:style-name="ce1">
            <text:p>No</text:p>
          </table:table-cell>
          <table:table-cell table:number-columns-repeated="16380"/>
        </table:table-row>
        <table:table-row table:style-name="ro1">
          <table:table-cell office:value-type="string" table:style-name="ce1">
            <text:p>Irnerio</text:p>
          </table:table-cell>
          <table:table-cell office:value-type="string" table:style-name="ce1">
            <text:p>Irnerio, Santo Stefano, Bologna, Emilia-Romagna, 40126, Italia</text:p>
          </table:table-cell>
          <table:table-cell office:value-type="string" table:style-name="ce1">
            <text:p>Al 1088 è convenzionalmente fatta risalire la fondazione di quella che è riconosciuta come la prima università del mondo occidentale (lo Studium). Tra i primi maestri vi furono i giuristi Pepone, Accursio e Irnerio, che resero famosa in tutta Europa la scuola di giurisprudenza bolognese. Il comune partecipò alla lotta contro il Barbarossa, conclusasi con la pace di Costanza nel 1183, dopo la quale conobbe una forte espansione, anche edilizia (periodo delle case-torri):</text:p>
          </table:table-cell>
          <table:table-cell office:value-type="string" table:style-name="ce1">
            <text:p>No</text:p>
          </table:table-cell>
          <table:table-cell table:number-columns-repeated="16380"/>
        </table:table-row>
        <table:table-row table:style-name="ro1">
          <table:table-cell office:value-type="string" table:style-name="ce1">
            <text:p>Irnerio</text:p>
          </table:table-cell>
          <table:table-cell office:value-type="string" table:style-name="ce1">
            <text:p>Irnerio, Santo Stefano, Bologna, Emilia-Romagna, 40126, Italia</text:p>
          </table:table-cell>
          <table:table-cell office:value-type="string" table:style-name="ce1">
            <text:p>Ha due ingressi principali: uno costituito dalla scalinata del Pincio, di fronte all'autostazione, e uno su via Irnerio. Giardino del Guasto Un piccolo giardino nella zona universitaria, costruito sulle macerie di un importante palazzo nobiliare, Palazzo Bentivoglio, distrutto nel 1507.</text:p>
          </table:table-cell>
          <table:table-cell table:number-columns-repeated="16381" table:style-name="ce1"/>
        </table:table-row>
        <table:table-row table:style-name="ro1">
          <table:table-cell office:value-type="string" table:style-name="ce1">
            <text:p>Istituto di Bologna</text:p>
          </table:table-cell>
          <table:table-cell office:value-type="string" table:style-name="ce1">
            <text:p>ISTAT Ufficio Regionale Emilia Romagna, 9, Via Luigi Carlo Farini, Galvani, Santo Stefano, Bologna, Emilia-Romagna, 40124, Italia</text:p>
          </table:table-cell>
          <table:table-cell office:value-type="string" table:style-name="ce1">
            <text:p>Fra i suoi studenti di rilievo, si annovera Gioachino Rossini. L'Accademia delle scienze dell'Istituto di Bologna è stata fondata nel 1714. L'istituzione continuava la precedente "Accademia degli inquieti" che era stata fondata intorno al 1690 da Eustachio Manfredi.</text:p>
          </table:table-cell>
          <table:table-cell office:value-type="string" table:style-name="ce1">
            <text:p>No</text:p>
          </table:table-cell>
          <table:table-cell table:number-columns-repeated="16380"/>
        </table:table-row>
        <table:table-row table:style-name="ro1">
          <table:table-cell office:value-type="string" table:style-name="ce1">
            <text:p>Levante Emilia</text:p>
          </table:table-cell>
          <table:table-cell office:value-type="string" table:style-name="ce1">
            <text:p>Rizzola Levante, Bargellino, Calderara di Reno, Unione Terre d'Acqua, Bologna, Emilia-Romagna, 40012, Italia</text:p>
          </table:table-cell>
          <table:table-cell office:value-type="string" table:style-name="ce1">
            <text:p>L'espansione demografica dovuta alla forte immigrazione dalla provincia e dalle regioni del sud Italia ha portato, soprattutto negli anni sessanta e settanta del Novecento, a un’intensa urbanizzazione delle aree un tempo rurali all'esterno delle mura cittadine. Nacquero così popolosi quartieri periferici come la Barca (1962), il Pilastro (1966) o il Fossolo (1968), e si realizzarono grandi progetti di edilizia popolare, come ad esempio il grattacielo di San Vitale (1958-60), l'insediamento "Levante Emilia" in via Napoli (1961), il Treno (1957-62) e lo Steccone (1968) alla Barca, il Virgolone (1976) al Pilastro. 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text:p>
          </table:table-cell>
          <table:table-cell office:value-type="string" table:style-name="ce1">
            <text:p>No</text:p>
          </table:table-cell>
          <table:table-cell table:number-columns-repeated="16380"/>
        </table:table-row>
        <table:table-row table:style-name="ro1">
          <table:table-cell office:value-type="string" table:style-name="ce1">
            <text:p>Liber Paradisus</text:p>
          </table:table-cell>
          <table:table-cell office:value-type="string" table:style-name="ce1">
            <text:p>Piazza Liber Paradisus, Bolognina, Navile, Bologna, Emilia-Romagna, Italia</text:p>
          </table:table-cell>
          <table:table-cell office:value-type="string" table:style-name="ce1">
            <text:p>Nel 1249 i bolognesi riuscirono a catturare Re Enzo di Sardegna, figlio di Federico II di Svevia, il quale fu tenuto prigioniero fino alla sua morte (1272) nell'omonimo palazzo. Nel 1257, per la prima volta in Italia e forse nel mondo, il podestà Bonaccorso da Soresina promulgò il Liber Paradisus che aboliva la schiavitù e riscattava i servi della gleba, pagando gli ex proprietari con soldi pubblici e a prezzo di mercato. Fra la fine del XIII e l'inizio del XIV secolo le lotte interne indebolirono le istituzioni comunali e la città andò progressivamente assoggettandosi all'autorità papale.</text:p>
          </table:table-cell>
          <table:table-cell office:value-type="string" table:style-name="ce1">
            <text:p>No</text:p>
          </table:table-cell>
          <table:table-cell table:number-columns-repeated="16380"/>
        </table:table-row>
        <table:table-row table:style-name="ro1">
          <table:table-cell office:value-type="string" table:style-name="ce1">
            <text:p>Liber Paradisus</text:p>
          </table:table-cell>
          <table:table-cell office:value-type="string" table:style-name="ce1">
            <text:p>Piazza Liber Paradisus, Bolognina, Navile, Bologna, Emilia-Romagna, Italia</text:p>
          </table:table-cell>
          <table:table-cell office:value-type="string" table:style-name="ce1">
            <text:p>Al centro del Fiera District fu progettata una zona pedonale, piazza della Costituzione, la cui costruzione fu affidata a Isamu Noguchi. Fra gli ultimi esempi di architettura contemporanea e interventi urbanistici (spesso oggetto di accese discussioni) troviamo la Porta Europa dell'architetto Ettore Masi in via Stalingrado, il complesso del nuovo palazzo comunale nella zona della Bolognina (Palazzo Bonaccorso e piazza Liber Paradisus) e la Torre Unipol, un grattacielo alto 127 metri sito nella periferia est della città. <text:s/>Economia Bologna ospita un'importante rete di industrie meccaniche, elettroniche e alimentari e un gran numero di imprese di artigianato.</text:p>
          </table:table-cell>
          <table:table-cell table:number-columns-repeated="16381" table:style-name="ce1"/>
        </table:table-row>
        <table:table-row table:style-name="ro1">
          <table:table-cell office:value-type="string" table:style-name="ce1">
            <text:p>Madonna di San Luca</text:p>
          </table:table-cell>
          <table:table-cell office:value-type="string" table:style-name="ce1">
            <text:p>Madonna di San Luca, Saragozza-Porto, Bologna, Emilia-Romagna, 40135, Italia</text:p>
          </table:table-cell>
          <table:table-cell office:value-type="string" table:style-name="ce1">
            <text:p>Santa Maria della Vita (la chiesa del primo ospedale di Bologna, fondato nel 1260), al cui interno si trovano le preziosissime terrecotte delle Marie Piangenti, note come Compianto sul Cristo morto e realizzate da Niccolò dell'Arca tra il 1463 e il 1490. Sul Colle della Guardia, a sud-ovest del centro storico, si trova il caratteristico santuario della Madonna di San Luca (1765), raggiungibile per una lunghissima e suggestiva via porticata del XVII e XVIII secolo (la più lunga al mondo, ben 3,796 km). <text:s/>Altri edifici di culto In via De' Gombruti n. 7 è presente una sinagoga del 1954 su progetto di Guido Muggia.</text:p>
          </table:table-cell>
          <table:table-cell office:value-type="string" table:style-name="ce1">
            <text:p>Si</text:p>
          </table:table-cell>
          <table:table-cell table:number-columns-repeated="16380"/>
        </table:table-row>
        <table:table-row table:style-name="ro1">
          <table:table-cell office:value-type="string" table:style-name="ce1">
            <text:p>Madonna di San Luca</text:p>
          </table:table-cell>
          <table:table-cell office:value-type="string" table:style-name="ce1">
            <text:p>Madonna di San Luca, Saragozza-Porto, Bologna, Emilia-Romagna, 40135, Italia</text:p>
          </table:table-cell>
          <table:table-cell office:value-type="string" table:style-name="ce1">
            <text:p>fiera del cioccolato. Altri eventi Discesa della Madonna di San Luca (si svolge a maggio): ogni anno si celebra l'antica tradizione della "discesa della Madonna di San Luca", che avviene il 12 maggio tramite una processione dal Santuario della Madonna di San Luca fino al centro della città.</text:p>
          </table:table-cell>
          <table:table-cell table:number-columns-repeated="16381" table:style-name="ce1"/>
        </table:table-row>
        <table:table-row table:style-name="ro1">
          <table:table-cell office:value-type="string" table:style-name="ce1">
            <text:p>Madonna di San Luca</text:p>
          </table:table-cell>
          <table:table-cell office:value-type="string" table:style-name="ce1">
            <text:p>Madonna di San Luca, Saragozza-Porto, Bologna, Emilia-Romagna, 40135, Italia</text:p>
          </table:table-cell>
          <table:table-cell office:value-type="string" table:style-name="ce1">
            <text:p>Altri eventi Discesa della Madonna di San Luca (si svolge a maggio): ogni anno si celebra l'antica tradizione della "discesa della Madonna di San Luca", che avviene il 12 maggio tramite una processione dal Santuario della Madonna di San Luca fino al centro della città. Smell - Festival dell'Olfatto (si svolge a maggio):</text:p>
          </table:table-cell>
          <table:table-cell table:number-columns-repeated="16381" table:style-name="ce1"/>
        </table:table-row>
        <table:table-row table:style-name="ro1">
          <table:table-cell office:value-type="string" table:style-name="ce1">
            <text:p>Malaguti</text:p>
          </table:table-cell>
          <table:table-cell office:value-type="string" table:style-name="ce1">
            <text:p>Malaguti, La Campana, San Lazzaro di Savena, Bologna, Emilia-Romagna, 40068, Italia</text:p>
          </table:table-cell>
          <table:table-cell office:value-type="string" table:style-name="ce1">
            <text:p>Nell'area metropolitana, inoltre, si trovano la Lamborghini (a Sant'Agata Bolognese) e la sede italiana della Saab (a Casalecchio di Reno). A Bologna vennero fondate la Maserati, la Malaguti e la Moto Morini. Nel settore del packaging, sviluppatosi a partire dagli anni '20, spiccano il gruppo Coesia (G.D - A.C.M.A. Volpak - Cima - Sasib), e, nel territorio metropolitano, l'IMA (a Ozzano) e la Marchesini Group (a Pianoro).</text:p>
          </table:table-cell>
          <table:table-cell office:value-type="string" table:style-name="ce1">
            <text:p>No</text:p>
          </table:table-cell>
          <table:table-cell table:number-columns-repeated="16380"/>
        </table:table-row>
        <table:table-row table:style-name="ro1">
          <table:table-cell office:value-type="string" table:style-name="ce1">
            <text:p>Malossi</text:p>
          </table:table-cell>
          <table:table-cell office:value-type="string" table:style-name="ce1">
            <text:p>Rotonda Cesare Malossi, Massarenti, San Donato-San Vitale, Croce del Biacco, Bologna, Emilia-Romagna, Italia</text:p>
          </table:table-cell>
          <table:table-cell office:value-type="string" table:style-name="ce1">
            <text:p>Nel settore del packaging, sviluppatosi a partire dagli anni '20, spiccano il gruppo Coesia (G.D - A.C.M.A. Volpak - Cima - Sasib), e, nel territorio metropolitano, l'IMA (a Ozzano) e la Marchesini Group (a Pianoro). In ambito metalmeccanico vi si trova la Cesab, mentre nella zona metropolitana hanno sede la Malossi e la Minarelli (entrambe a Calderara di Reno), la Marzocchi e la Viro (a Zola Predosa), la Paioli (a Sant’Agata Bolognese). Nel più ampio settore delle produzioni industriali vi è il Gruppo Industriale Maccaferri.</text:p>
          </table:table-cell>
          <table:table-cell office:value-type="string" table:style-name="ce1">
            <text:p>No</text:p>
          </table:table-cell>
          <table:table-cell table:number-columns-repeated="16380"/>
        </table:table-row>
        <table:table-row table:style-name="ro1">
          <table:table-cell office:value-type="string" table:style-name="ce1">
            <text:p>Malta</text:p>
          </table:table-cell>
          <table:table-cell office:value-type="string" table:style-name="ce1">
            <text:p>Bosco di Malta, Fontana, Sasso Marconi, Unione dei comuni Valli del Reno, Lavino e Samoggia, Bologna, Emilia-Romagna, 40037, Italia</text:p>
          </table:table-cell>
          <table:table-cell office:value-type="string" table:style-name="ce1">
            <text:p>Vi si trovano inoltre i seguenti consoli onorari: Austria, Bulgaria, Costa Rica, Francia, Grecia, Malta, Messico, Monaco, Montenegro, Norvegia, Paesi Bassi, Polonia, Portogallo, Regno Unito, Russia, San Marino, Spagna, Sudafrica, Svezia, Svizzera, Ungheria, Uruguay. Gemellaggi Bologna è gemellata con tredici città estere e tre comuni italiani:</text:p>
          </table:table-cell>
          <table:table-cell office:value-type="string" table:style-name="ce1">
            <text:p>No</text:p>
          </table:table-cell>
          <table:table-cell table:number-columns-repeated="16380"/>
        </table:table-row>
        <table:table-row table:style-name="ro1">
          <table:table-cell office:value-type="string" table:style-name="ce1">
            <text:p>Manifattura Tabacchi</text:p>
          </table:table-cell>
          <table:table-cell office:value-type="string" table:style-name="ce1">
            <text:p>Manifattura Tabacchi, Via della Manifattura, Casaralta, Navile, Dozza, Bologna, Emilia-Romagna, 40128, Italia</text:p>
          </table:table-cell>
          <table:table-cell office:value-type="string" table:style-name="ce1">
            <text:p>Nel 1988 a Bologna si è tenuta la Biennale dei giovani artisti dell'Europa e del Mediterraneo, considerata la più importante vetrina mediterranea della creatività giovanile. Molte istituzioni culturali e universitarie hanno sede alla Manifattura delle Arti, un'area recuperata negli spazi dell'ex Manifattura Tabacchi e dell'ex macello. <text:s/>Istruzione Università L'Università di Bologna è considerata la più antica università del mondo occidentale.</text:p>
          </table:table-cell>
          <table:table-cell office:value-type="string" table:style-name="ce1">
            <text:p>Si</text:p>
          </table:table-cell>
          <table:table-cell table:number-columns-repeated="16380"/>
        </table:table-row>
        <table:table-row table:style-name="ro1">
          <table:table-cell office:value-type="string" table:style-name="ce1">
            <text:p>Marzocchi</text:p>
          </table:table-cell>
          <table:table-cell office:value-type="string" table:style-name="ce1">
            <text:p>Marzocchi, 24b, Via Luigi Carlo Farini, Galvani, Santo Stefano, Bologna, Emilia-Romagna, 40124, Italia</text:p>
          </table:table-cell>
          <table:table-cell office:value-type="string" table:style-name="ce1">
            <text:p>Nel settore del packaging, sviluppatosi a partire dagli anni '20, spiccano il gruppo Coesia (G.D - A.C.M.A. Volpak - Cima - Sasib), e, nel territorio metropolitano, l'IMA (a Ozzano) e la Marchesini Group (a Pianoro). In ambito metalmeccanico vi si trova la Cesab, mentre nella zona metropolitana hanno sede la Malossi e la Minarelli (entrambe a Calderara di Reno), la Marzocchi e la Viro (a Zola Predosa), la Paioli (a Sant’Agata Bolognese). Nel più ampio settore delle produzioni industriali vi è il Gruppo Industriale Maccaferri.</text:p>
          </table:table-cell>
          <table:table-cell office:value-type="string" table:style-name="ce1">
            <text:p>No</text:p>
          </table:table-cell>
          <table:table-cell table:number-columns-repeated="16380"/>
        </table:table-row>
        <table:table-row table:style-name="ro1">
          <table:table-cell office:value-type="string" table:style-name="ce1">
            <text:p>Mediterraneo</text:p>
          </table:table-cell>
          <table:table-cell office:value-type="string" table:style-name="ce1">
            <text:p>Mediterraneo, 32a, Via Giuseppe Petroni, Irnerio, Santo Stefano, Bologna, Emilia-Romagna, 40126, Italia</text:p>
          </table:table-cell>
          <table:table-cell office:value-type="string" table:style-name="ce1">
            <text:p>Nel 2008 lo Zecchino d'Oro dell'Antoniano di Bologna è diventato "Patrimonio UNESCO per una cultura di pace", prima trasmissione televisiva al mondo a ricevere un riconoscimento di questo tipo. Nel 1988 a Bologna si è tenuta la Biennale dei giovani artisti dell'Europa e del Mediterraneo, considerata la più importante vetrina mediterranea della creatività giovanile. Molte istituzioni culturali e universitarie hanno sede alla Manifattura delle Arti, un'area recuperata negli spazi dell'ex Manifattura Tabacchi e dell'ex macello.</text:p>
          </table:table-cell>
          <table:table-cell office:value-type="string" table:style-name="ce1">
            <text:p>No</text:p>
          </table:table-cell>
          <table:table-cell table:number-columns-repeated="16380"/>
        </table:table-row>
        <table:table-row table:style-name="ro1">
          <table:table-cell office:value-type="string" table:style-name="ce1">
            <text:p>Mediterraneo</text:p>
          </table:table-cell>
          <table:table-cell office:value-type="string" table:style-name="ce1">
            <text:p>Mediterraneo, 32a, Via Giuseppe Petroni, Irnerio, Santo Stefano, Bologna, Emilia-Romagna, 40126, Italia</text:p>
          </table:table-cell>
          <table:table-cell office:value-type="string" table:style-name="ce1">
            <text:p>vi parteciparono filosofi italiani e provenienti da ogni parte del mondo. Nel 1988 si tenne la Biennale dei giovani artisti dell'Europa e del Mediterraneo. <text:s/>Festival musicali Alma Jazz Festival (si svolge in autunno):</text:p>
          </table:table-cell>
          <table:table-cell table:number-columns-repeated="16381" table:style-name="ce1"/>
        </table:table-row>
        <table:table-row table:style-name="ro1">
          <table:table-cell office:value-type="string" table:style-name="ce1">
            <text:p>Mercato delle Erbe</text:p>
          </table:table-cell>
          <table:table-cell office:value-type="string" table:style-name="ce1">
            <text:p>Mercato delle Erbe, Via Belvedere, Marconi, Saragozza-Porto, Bologna, Emilia-Romagna, 40100, Italia</text:p>
          </table:table-cell>
          <table:table-cell office:value-type="string" table:style-name="ce1">
            <text:p>via degli Orefici, via Drapperie (sarti), via Pescherie Vecchie, via Clavature (fabbri), via Caprarie (macellai). Un altro storico mercato cittadino è il Mercato delle Erbe. Sono presenti, inoltre, moltissime attività di abbigliamento, gioielli, artigianato, bistrot, oltre a numerose boutique di alta moda, concentrate in particolar modo fra Galleria Cavour, via Farini, il Pavaglione e via D'Azeglio.</text:p>
          </table:table-cell>
          <table:table-cell office:value-type="string" table:style-name="ce1">
            <text:p>Si</text:p>
          </table:table-cell>
          <table:table-cell table:number-columns-repeated="16380"/>
        </table:table-row>
        <table:table-row table:style-name="ro1">
          <table:table-cell office:value-type="string" table:style-name="ce1">
            <text:p>Mercato di Mezzo</text:p>
          </table:table-cell>
          <table:table-cell office:value-type="string" table:style-name="ce1">
            <text:p>Mercato Di Mezzo, 9, Via Francesco Rizzoli, Irnerio, Santo Stefano, Bologna, Emilia-Romagna, 40121, Italia</text:p>
          </table:table-cell>
          <table:table-cell office:value-type="string" table:style-name="ce1">
            <text:p><text:s/>Urbanistica Il centro storico di Bologna è uno dei più antichi e vasti d'Europa. In virtù di un'attenta politica di restauro e conservazione avviata dalla fine degli anni sessanta del secolo scorso, esso ha conservato gran parte della città medievale, a dispetto dei gravi danni causati dagli sventramenti urbanistici della fine del XIX secolo, tra cui quello del centrale Mercato di Mezzo, e dalle distruzioni belliche della seconda guerra mondiale. In alcune case si trovano ancora le fondazioni della città romana risalente al II secolo a.C., e in altre abitazioni pare addirittura che vi siano tracce datate all'età del ferro.</text:p>
          </table:table-cell>
          <table:table-cell office:value-type="string" table:style-name="ce1">
            <text:p>Si</text:p>
          </table:table-cell>
          <table:table-cell table:number-columns-repeated="16380"/>
        </table:table-row>
        <table:table-row table:style-name="ro1">
          <table:table-cell office:value-type="string" table:style-name="ce1">
            <text:p>Mercato di Mezzo</text:p>
          </table:table-cell>
          <table:table-cell office:value-type="string" table:style-name="ce1">
            <text:p>Mercato Di Mezzo, 9, Via Francesco Rizzoli, Irnerio, Santo Stefano, Bologna, Emilia-Romagna, 40121, Italia</text:p>
          </table:table-cell>
          <table:table-cell office:value-type="string" table:style-name="ce1">
            <text:p>Grazie alla grande tradizione culinaria, a Bologna sono molto diffusi i negozi di prodotti alimentari. Separato da piazza Maggiore dal Palazzo dei Banchi, si trova ciò che resta dell'antico Mercato di Mezzo, dove le strade portano ancora i nomi degli artigiani che qui, nel Medioevo, avevano ubicato le loro botteghe: via degli Orefici, via Drapperie (sarti), via Pescherie Vecchie, via Clavature (fabbri), via Caprarie (macellai).</text:p>
          </table:table-cell>
          <table:table-cell table:number-columns-repeated="16381" table:style-name="ce1"/>
        </table:table-row>
        <table:table-row table:style-name="ro1">
          <table:table-cell office:value-type="string" table:style-name="ce1">
            <text:p>Michelangelo</text:p>
          </table:table-cell>
          <table:table-cell office:value-type="string" table:style-name="ce1">
            <text:p>Michelangelo, 9, Piazzale Michelangelo Buonarroti, Centro, Imola, Nuovo Circondario Imolese, Bologna, Emilia-Romagna, 40026, Italia</text:p>
          </table:table-cell>
          <table:table-cell office:value-type="string" table:style-name="ce1">
            <text:p>Di notevole interesse la chiesa di San Francesco del XIII secolo (anche se ha subito notevoli interventi nel XIX secolo e nel secondo dopoguerra), primo esempio di gotico francese in Italia. Coeva è la chiesa di San Domenico, dove si trova l'arca in cui sono conservate le spoglie del santo, realizzata da Nicola Pisano e bottega, Niccolò dell'Arca e Michelangelo. Adiacenti ad entrambe le chiese si trovano i monumenti funebri dei glossatori.</text:p>
          </table:table-cell>
          <table:table-cell office:value-type="string" table:style-name="ce1">
            <text:p>No</text:p>
          </table:table-cell>
          <table:table-cell table:number-columns-repeated="16380"/>
        </table:table-row>
        <table:table-row table:style-name="ro1">
          <table:table-cell office:value-type="string" table:style-name="ce1">
            <text:p>Michelangelo</text:p>
          </table:table-cell>
          <table:table-cell office:value-type="string" table:style-name="ce1">
            <text:p>Michelangelo, 9, Piazzale Michelangelo Buonarroti, Centro, Imola, Nuovo Circondario Imolese, Bologna, Emilia-Romagna, 40026, Italia</text:p>
          </table:table-cell>
          <table:table-cell office:value-type="string" table:style-name="ce1">
            <text:p>In epoca moderna e contemporanea, Bologna ha dato i natali a Luigi Serra, Giorgio Morandi (a cui è dedicato l'omonimo museo), Mario Bonazzi, Ilario Rossi, Aldo Borgonzoni, Carlo Gajani, Sergio Romiti, Vasco Bendini, Pirro Cuniberti, Sergio Vacchi, Vittorio Mascalchi, Valerio Adami, Pier Paolo Calzolari e Piero Manai, mentre vi operarono e operano artisti quali Giovanni Romagnoli, Germano Sartelli, Concetto Pozzati, Luciano De Vita e molti altri. In ambito scultoreo, operarono a Bologna artisti come Arnolfo di Cambio, Nicola Pisano, Pierpaolo dalle Masegne, Niccolò dell'Arca, Jacopo della Quercia, Michelangelo, Giambologna, Alfonso Lombardi, Properzia de' Rossi e, più recentemente, Umberto Mastroianni, Quinto Ghermandi, Roberto Tirelli, Mario Ceroli, Nicola Zamboni e Luigi Mainolfi. Dal 1974 si tiene presso la Fiera di Bologna annualmente nel mese di gennaio Arte Fiera, una fiera d'arte moderna e contemporanea.</text:p>
          </table:table-cell>
          <table:table-cell table:number-columns-repeated="16381" table:style-name="ce1"/>
        </table:table-row>
        <table:table-row table:style-name="ro1">
          <table:table-cell office:value-type="string" table:style-name="ce1">
            <text:p>Monte Sabbiuno</text:p>
          </table:table-cell>
          <table:table-cell office:value-type="string" table:style-name="ce1">
            <text:p>Monte Sabbiuno, Bologna, Emilia-Romagna, 40067, Italia</text:p>
          </table:table-cell>
          <table:table-cell office:value-type="string" table:style-name="ce1">
            <text:p>L'altimetria del territorio comunale spazia dai 29 m s.l.m. del quartiere di Corticella ai 54 del centro del capoluogo, fino ai circa 280 del Colle della Guardia che domina sull'area urbana, e ai circa 390 del Monte Sabbiuno ai confini meridionali del territorio comunale. Dista da Padova 117 km tramite la Bologna-Padova, 213 km da Milano, 108 km da Firenze, 376 km da Roma, 118 km da Rimini e 47 km da Modena.</text:p>
          </table:table-cell>
          <table:table-cell office:value-type="string" table:style-name="ce1">
            <text:p>Si</text:p>
          </table:table-cell>
          <table:table-cell table:number-columns-repeated="16380"/>
        </table:table-row>
        <table:table-row table:style-name="ro1">
          <table:table-cell office:value-type="string" table:style-name="ce1">
            <text:p>Montenegro</text:p>
          </table:table-cell>
          <table:table-cell office:value-type="string" table:style-name="ce1">
            <text:p>Montenegro, Strada Provinciale di Vignola "Nuova Bazzanese", Zola Predosa, Unione dei comuni Valli del Reno, Lavino e Samoggia, Bologna, Emilia-Romagna, 40033, Italia</text:p>
          </table:table-cell>
          <table:table-cell office:value-type="string" table:style-name="ce1">
            <text:p>a Pianoro la Segafredo Zanetti; a Zola Predosa la Montenegro, l'Alcisa; a Crespellano la Majani;</text:p>
          </table:table-cell>
          <table:table-cell office:value-type="string" table:style-name="ce1">
            <text:p>No</text:p>
          </table:table-cell>
          <table:table-cell table:number-columns-repeated="16380"/>
        </table:table-row>
        <table:table-row table:style-name="ro1">
          <table:table-cell office:value-type="string" table:style-name="ce1">
            <text:p>Montenegro</text:p>
          </table:table-cell>
          <table:table-cell office:value-type="string" table:style-name="ce1">
            <text:p>Montenegro, Strada Provinciale di Vignola "Nuova Bazzanese", Zola Predosa, Unione dei comuni Valli del Reno, Lavino e Samoggia, Bologna, Emilia-Romagna, 40033, Italia</text:p>
          </table:table-cell>
          <table:table-cell office:value-type="string" table:style-name="ce1">
            <text:p>Vi si trovano inoltre i seguenti consoli onorari: Austria, Bulgaria, Costa Rica, Francia, Grecia, Malta, Messico, Monaco, Montenegro, Norvegia, Paesi Bassi, Polonia, Portogallo, Regno Unito, Russia, San Marino, Spagna, Sudafrica, Svezia, Svizzera, Ungheria, Uruguay. Gemellaggi Bologna è gemellata con tredici città estere e tre comuni italiani:</text:p>
          </table:table-cell>
          <table:table-cell table:number-columns-repeated="16381" table:style-name="ce1"/>
        </table:table-row>
        <table:table-row table:style-name="ro1">
          <table:table-cell office:value-type="string" table:style-name="ce1">
            <text:p>Museo civico d'arte industriale</text:p>
          </table:table-cell>
          <table:table-cell office:value-type="string" table:style-name="ce1">
            <text:p>Museo civico d'arte industriale Davia Bargellini, 44, Strada Maggiore, Galvani, Santo Stefano, Bologna, Emilia-Romagna, 40125, Italia</text:p>
          </table:table-cell>
          <table:table-cell office:value-type="string" table:style-name="ce1">
            <text:p>La Pinacoteca Nazionale di Bologna, nata nel 1802 in seno all'Accademia di Belle Arti, è un museo statale dotato di autonomia gestionale. 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text:p>
          </table:table-cell>
          <table:table-cell office:value-type="string" table:style-name="ce1">
            <text:p>Si</text:p>
          </table:table-cell>
          <table:table-cell table:number-columns-repeated="16380"/>
        </table:table-row>
        <table:table-row table:style-name="ro1">
          <table:table-cell office:value-type="string" table:style-name="ce1">
            <text:p>Museo civico medievale</text:p>
          </table:table-cell>
          <table:table-cell office:value-type="string" table:style-name="ce1">
            <text:p>Museo Civico Medievale, Via Alessandro Manzoni, Marconi, Saragozza-Porto, Bologna, Emilia-Romagna, 40121, Italia</text:p>
          </table:table-cell>
          <table:table-cell office:value-type="string" table:style-name="ce1">
            <text:p>La Pinacoteca Nazionale di Bologna, nata nel 1802 in seno all'Accademia di Belle Arti, è un museo statale dotato di autonomia gestionale. 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text:p>
          </table:table-cell>
          <table:table-cell office:value-type="string" table:style-name="ce1">
            <text:p>Si</text:p>
          </table:table-cell>
          <table:table-cell table:number-columns-repeated="16380"/>
        </table:table-row>
        <table:table-row table:style-name="ro1">
          <table:table-cell office:value-type="string" table:style-name="ce1">
            <text:p>Museo d'arte moderna di</text:p>
          </table:table-cell>
          <table:table-cell office:value-type="string" table:style-name="ce1">
            <text:p>MAMbo, 14, Via Don Giovanni Minzoni, Marconi, Saragozza-Porto, Bologna, Emilia-Romagna, 40121, Italia</text:p>
          </table:table-cell>
          <table:table-cell office:value-type="string" table:style-name="ce1">
            <text:p>La Pinacoteca Nazionale di Bologna, nata nel 1802 in seno all'Accademia di Belle Arti, è un museo statale dotato di autonomia gestionale. 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text:p>
          </table:table-cell>
          <table:table-cell office:value-type="string" table:style-name="ce1">
            <text:p>Si</text:p>
          </table:table-cell>
          <table:table-cell table:number-columns-repeated="16380"/>
        </table:table-row>
        <table:table-row table:style-name="ro1">
          <table:table-cell office:value-type="string" table:style-name="ce1">
            <text:p>Museo della storia di Bologna</text:p>
          </table:table-cell>
          <table:table-cell office:value-type="string" table:style-name="ce1">
            <text:p>Museo della Storia di Bologna, Via Castiglione, Galvani, Santo Stefano, Bologna, Emilia-Romagna, 40124, Italia</text:p>
          </table:table-cell>
          <table:table-cell office:value-type="string" table:style-name="ce1">
            <text:p>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 Manifattura di Arti, Sperimentazione e Tecnologia.</text:p>
          </table:table-cell>
          <table:table-cell office:value-type="string" table:style-name="ce1">
            <text:p>Si</text:p>
          </table:table-cell>
          <table:table-cell table:number-columns-repeated="16380"/>
        </table:table-row>
        <table:table-row table:style-name="ro1">
          <table:table-cell office:value-type="string" table:style-name="ce1">
            <text:p>Museo di Palazzo Poggi</text:p>
          </table:table-cell>
          <table:table-cell office:value-type="string" table:style-name="ce1">
            <text:p>Museo di Palazzo Poggi, 33, Via Anteo Zamboni, Irnerio, Santo Stefano, Bologna, Emilia-Romagna, 40126, Italia</text:p>
          </table:table-cell>
          <table:table-cell office:value-type="string" table:style-name="ce1">
            <text:p>Anche l'Università ha propri musei, spesso legati ai singoli dipartimenti, tutti riuniti nel Sistema Museale d'Ateneo. Il principale dei musei universitari è il Museo di Palazzo Poggi che comprende numerose collezioni di storia naturale, anatomia e ostetricia, fisica e chimica, architettura militare, geografia e nautica, arte orientale. Gli altri musei cittadini sono: <text:s/>Media Stampa Le principali redazioni dei quotidiani presenti a Bologna sono:</text:p>
          </table:table-cell>
          <table:table-cell office:value-type="string" table:style-name="ce1">
            <text:p>Si</text:p>
          </table:table-cell>
          <table:table-cell table:number-columns-repeated="16380"/>
        </table:table-row>
        <table:table-row table:style-name="ro1">
          <table:table-cell office:value-type="string" table:style-name="ce1">
            <text:p>Museo internazionale della musica</text:p>
          </table:table-cell>
          <table:table-cell office:value-type="string" table:style-name="ce1">
            <text:p>Museo internazionale e biblioteca della musica, 34, Strada Maggiore, Galvani, Santo Stefano, Bologna, Emilia-Romagna, 40125, Italia</text:p>
          </table:table-cell>
          <table:table-cell office:value-type="string" table:style-name="ce1">
            <text:p>Di notevole interesse, e di capitale importanza in ambito nazionale ed europeo, è anche la Cineteca di Bologna, istituzione comunale dedicata al cinema e alla filmografia. Vi sono inoltre diverse biblioteche tematiche come quella sulla storia del Novecento dell'Istituto storico Parri Emilia-Romagna, quella dell'Istituto Gramsci, la Biblioteca Italiana delle Donne, la biblioteca del Museo internazionale della musica, la biblioteca emeroteca del MAMbo e numerose altre. Nel luglio 2020 Bologna ha ottenuto il riconoscimento di "Città che legge" 2020-2021.</text:p>
          </table:table-cell>
          <table:table-cell office:value-type="string" table:style-name="ce1">
            <text:p>Si</text:p>
          </table:table-cell>
          <table:table-cell table:number-columns-repeated="16380"/>
        </table:table-row>
        <table:table-row table:style-name="ro1">
          <table:table-cell office:value-type="string" table:style-name="ce1">
            <text:p>Museo internazionale e biblioteca della musica</text:p>
          </table:table-cell>
          <table:table-cell office:value-type="string" table:style-name="ce1">
            <text:p>Museo internazionale e biblioteca della musica, 34, Strada Maggiore, Galvani, Santo Stefano, Bologna, Emilia-Romagna, 40125, Italia</text:p>
          </table:table-cell>
          <table:table-cell office:value-type="string" table:style-name="ce1">
            <text:p>La Pinacoteca Nazionale di Bologna, nata nel 1802 in seno all'Accademia di Belle Arti, è un museo statale dotato di autonomia gestionale. 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text:p>
          </table:table-cell>
          <table:table-cell office:value-type="string" table:style-name="ce1">
            <text:p>Si</text:p>
          </table:table-cell>
          <table:table-cell table:number-columns-repeated="16380"/>
        </table:table-row>
        <table:table-row table:style-name="ro1">
          <table:table-cell office:value-type="string" table:style-name="ce1">
            <text:p>Museo internazionale e biblioteca della musica</text:p>
          </table:table-cell>
          <table:table-cell office:value-type="string" table:style-name="ce1">
            <text:p>Museo internazionale e biblioteca della musica, 34, Strada Maggiore, Galvani, Santo Stefano, Bologna, Emilia-Romagna, 40125, Italia</text:p>
          </table:table-cell>
          <table:table-cell office:value-type="string" table:style-name="ce1">
            <text:p>la difficile e rigida prova di esame su "un'antifona di canto fermo" dell'ancora giovane Mozart non fu particolarmente brillante. Esistono due versioni della prova di esame, entrambe conservate al Museo internazionale e biblioteca della musica di Bologna, una delle quali scorretta. Dato che entrambe sono autografate da Mozart, questa è l'evidenza che padre Martini passò una sua rielaborazione del testo di esame ad Amadeus, per favorirne la promozione.</text:p>
          </table:table-cell>
          <table:table-cell table:number-columns-repeated="16381" table:style-name="ce1"/>
        </table:table-row>
        <table:table-row table:style-name="ro1">
          <table:table-cell office:value-type="string" table:style-name="ce1">
            <text:p>Museo Internazionale e Biblioteca della Musica</text:p>
          </table:table-cell>
          <table:table-cell office:value-type="string" table:style-name="ce1">
            <text:p>Museo internazionale e biblioteca della musica, 34, Strada Maggiore, Galvani, Santo Stefano, Bologna, Emilia-Romagna, 40125, Italia</text:p>
          </table:table-cell>
          <table:table-cell office:value-type="string" table:style-name="ce1">
            <text:p>Dal 2007 si svolge il festival di fumetto BilBolbul, che propone artisti italiani e stranieri con mostre, incontri, dibattiti e laboratori. <text:s/>Musica Musica classica A Bologna sono presenti il Museo Internazionale e Biblioteca della Musica, il Conservatorio Giovanni Battista Martini, l'Accademia Filarmonica di Bologna e il Teatro Comunale di Bologna, sede dell'autorevole Orchestra della Fondazione Teatro Comunale di Bologna, attiva dal dopoguerra. Dal 1905 è attiva la casa musicale Bongiovanni, una delle più importanti nel campo dell'editoria e della discografia di musica classica.</text:p>
          </table:table-cell>
          <table:table-cell office:value-type="string" table:style-name="ce1">
            <text:p>Si</text:p>
          </table:table-cell>
          <table:table-cell table:number-columns-repeated="16380"/>
        </table:table-row>
        <table:table-row table:style-name="ro1">
          <table:table-cell office:value-type="string" table:style-name="ce1">
            <text:p>Museo Morandi</text:p>
          </table:table-cell>
          <table:table-cell office:value-type="string" table:style-name="ce1">
            <text:p>Museo Morandi, 36, Via Fondazza, Galvani, Santo Stefano, Bologna, Emilia-Romagna, 40125, Italia</text:p>
          </table:table-cell>
          <table:table-cell office:value-type="string" table:style-name="ce1">
            <text:p>La Pinacoteca Nazionale di Bologna, nata nel 1802 in seno all'Accademia di Belle Arti, è un museo statale dotato di autonomia gestionale. 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text:p>
          </table:table-cell>
          <table:table-cell office:value-type="string" table:style-name="ce1">
            <text:p>Si</text:p>
          </table:table-cell>
          <table:table-cell table:number-columns-repeated="16380"/>
        </table:table-row>
        <table:table-row table:style-name="ro1">
          <table:table-cell office:value-type="string" table:style-name="ce1">
            <text:p>Navile</text:p>
          </table:table-cell>
          <table:table-cell office:value-type="string" table:style-name="ce1">
            <text:p>Navile, Bologna, Emilia-Romagna, Italia</text:p>
          </table:table-cell>
          <table:table-cell office:value-type="string" table:style-name="ce1">
            <text:p>Altri teatri o luoghi di spettacolo: <text:s/>Accademia Filarmonica Teatro Medica Palace Teatro delle Moline Teatro del Navile Teatro Ridotto Teatro San Leonardo Teatro la Soffitta Teatro Tivoli Teatri di VitaCinema A Bologna ha sede la prestigiosa Cineteca, già presieduta dal regista Giuseppe Bertolucci, e successivamente da Carlo Mazzacurati e poi da Marco Bellocchio. Grazie all'apporto fornito dagli studenti del DAMS sono attive in città parecchie produzioni cinematografiche indipendenti.</text:p>
          </table:table-cell>
          <table:table-cell office:value-type="string" table:style-name="ce1">
            <text:p>No</text:p>
          </table:table-cell>
          <table:table-cell table:number-columns-repeated="16380"/>
        </table:table-row>
        <table:table-row table:style-name="ro1">
          <table:table-cell office:value-type="string" table:style-name="ce1">
            <text:p>Navile</text:p>
          </table:table-cell>
          <table:table-cell office:value-type="string" table:style-name="ce1">
            <text:p>Navile, Bologna, Emilia-Romagna, Italia</text:p>
          </table:table-cell>
          <table:table-cell office:value-type="string" table:style-name="ce1">
            <text:p><text:s/>Suddivisioni amministrative Il comune è suddiviso amministrativamente in sei circoscrizioni di decentramento, a cui lo statuto attribuisce il nome di "quartieri": Borgo Panigale-Reno, San Donato-San Vitale, Savena, Navile, Porto-Saragozza, Santo Stefano. <text:s/>Urbanistica Il centro storico di Bologna è uno dei più antichi e vasti d'Europa.</text:p>
          </table:table-cell>
          <table:table-cell table:number-columns-repeated="16381" table:style-name="ce1"/>
        </table:table-row>
        <table:table-row table:style-name="ro1">
          <table:table-cell office:value-type="string" table:style-name="ce1">
            <text:p>Nike</text:p>
          </table:table-cell>
          <table:table-cell office:value-type="string" table:style-name="ce1">
            <text:p>Nike, 3b, Via Francesco Rizzoli, Irnerio, Santo Stefano, Bologna, Emilia-Romagna, 40125, Italia</text:p>
          </table:table-cell>
          <table:table-cell office:value-type="string" table:style-name="ce1">
            <text:p><text:s/>Artigianato Nel bolognese hanno sede, inoltre, alcune fra le grandi case di moda e pelletteria: Borbonese, La Perla, Les Copains, Bruno Magli, Furla, WP Lavori in Corso (marchio Baracuta), a.testoni, Elisabetta Franchi, Mandarina Duck, le filiali italiane di Nike e Ralph Lauren ecc. Oltre che per le attività di abbigliamento e di arredo, Bologna è rinomata anche per la produzione di ceramiche, di mosaici, di mobili d'arte, per la lavorazione del rame e per i laboratori di intagliatori e restauratori di mobili, oreficeria, di tessitura di fiori di seta, di trine all'uncinetto, di liutai.</text:p>
          </table:table-cell>
          <table:table-cell office:value-type="string" table:style-name="ce1">
            <text:p>No</text:p>
          </table:table-cell>
          <table:table-cell table:number-columns-repeated="16380"/>
        </table:table-row>
        <table:table-row table:style-name="ro1">
          <table:table-cell office:value-type="string" table:style-name="ce1">
            <text:p>Novecento</text:p>
          </table:table-cell>
          <table:table-cell office:value-type="string" table:style-name="ce1">
            <text:p>Galleria Nick Novecento, Via Borgonuovo, Borgonuovo, Sasso Marconi, Unione dei comuni Valli del Reno, Lavino e Samoggia, Bologna, Emilia-Romagna, 40044, Italia</text:p>
          </table:table-cell>
          <table:table-cell office:value-type="string" table:style-name="ce1">
            <text:p>Di notevole interesse, e di capitale importanza in ambito nazionale ed europeo, è anche la Cineteca di Bologna, istituzione comunale dedicata al cinema e alla filmografia. Vi sono inoltre diverse biblioteche tematiche come quella sulla storia del Novecento dell'Istituto storico Parri Emilia-Romagna, quella dell'Istituto Gramsci, la Biblioteca Italiana delle Donne, la biblioteca del Museo internazionale della musica, la biblioteca emeroteca del MAMbo e numerose altre. Nel luglio 2020 Bologna ha ottenuto il riconoscimento di "Città che legge" 2020-2021.</text:p>
          </table:table-cell>
          <table:table-cell office:value-type="string" table:style-name="ce1">
            <text:p>No</text:p>
          </table:table-cell>
          <table:table-cell table:number-columns-repeated="16380"/>
        </table:table-row>
        <table:table-row table:style-name="ro1">
          <table:table-cell office:value-type="string" table:style-name="ce1">
            <text:p>Novecento</text:p>
          </table:table-cell>
          <table:table-cell office:value-type="string" table:style-name="ce1">
            <text:p>Galleria Nick Novecento, Via Borgonuovo, Borgonuovo, Sasso Marconi, Unione dei comuni Valli del Reno, Lavino e Samoggia, Bologna, Emilia-Romagna, 40044, Italia</text:p>
          </table:table-cell>
          <table:table-cell office:value-type="string" table:style-name="ce1">
            <text:p>La città ha infatti la più alta concentrazione di portici al mondo, circa 42 km. L'espansione demografica dovuta alla forte immigrazione dalla provincia e dalle regioni del sud Italia ha portato, soprattutto negli anni sessanta e settanta del Novecento, a un’intensa urbanizzazione delle aree un tempo rurali all'esterno delle mura cittadine. Nacquero così popolosi quartieri periferici come la Barca (1962), il Pilastro (1966) o il Fossolo (1968), e si realizzarono grandi progetti di edilizia popolare, come ad esempio il grattacielo di San Vitale (1958-60), l'insediamento "Levante Emilia" in via Napoli (1961), il Treno (1957-62) e lo Steccone (1968) alla Barca, il Virgolone (1976) al Pilastro.</text:p>
          </table:table-cell>
          <table:table-cell table:number-columns-repeated="16381" table:style-name="ce1"/>
        </table:table-row>
        <table:table-row table:style-name="ro1">
          <table:table-cell office:value-type="string" table:style-name="ce1">
            <text:p>Orchestra</text:p>
          </table:table-cell>
          <table:table-cell office:value-type="string" table:style-name="ce1">
            <text:p>Mercato Sonato, 3, Via Giuseppe Tartini, Cirenaica, San Donato-San Vitale, Bologna, Emilia-Romagna, 40127, Italia</text:p>
          </table:table-cell>
          <table:table-cell office:value-type="string" table:style-name="ce1">
            <text:p>Dal 2007 si svolge il festival di fumetto BilBolbul, che propone artisti italiani e stranieri con mostre, incontri, dibattiti e laboratori. <text:s/>Musica Musica classica A Bologna sono presenti il Museo Internazionale e Biblioteca della Musica, il Conservatorio Giovanni Battista Martini, l'Accademia Filarmonica di Bologna e il Teatro Comunale di Bologna, sede dell'autorevole Orchestra della Fondazione Teatro Comunale di Bologna, attiva dal dopoguerra. Dal 1905 è attiva la casa musicale Bongiovanni, una delle più importanti nel campo dell'editoria e della discografia di musica classica.</text:p>
          </table:table-cell>
          <table:table-cell office:value-type="string" table:style-name="ce1">
            <text:p>No</text:p>
          </table:table-cell>
          <table:table-cell table:number-columns-repeated="16380"/>
        </table:table-row>
        <table:table-row table:style-name="ro1">
          <table:table-cell office:value-type="string" table:style-name="ce1">
            <text:p>Orchestra</text:p>
          </table:table-cell>
          <table:table-cell office:value-type="string" table:style-name="ce1">
            <text:p>Mercato Sonato, 3, Via Giuseppe Tartini, Cirenaica, San Donato-San Vitale, Bologna, Emilia-Romagna, 40127, Italia</text:p>
          </table:table-cell>
          <table:table-cell office:value-type="string" table:style-name="ce1">
            <text:p>Nel 2006 Bologna è stata insignita del riconoscimento di "Città creativa della musica" da parte dell'UNESCO, la prima in Italia, la seconda in Europa dopo Siviglia. Fra i numerosi esempi di formazioni musicali si ricordano il Coro Euridice, coro polifonico fondato nel 1880 e rimasto ininterrottamente attivo, e l'Orchestra Mozart, fondata nel 2004 da Carlo Maria Badini e diretta da Claudio Abbado fino alla sua morte. Bologna ha dato i natali a musicisti molto noti, come il contralto Antonio Maria Bernacchi, i tenori Luigi Antinori, Matteo Babini e Gianni Raimondi, il baritono Ruggero Raimondi, i compositori Giovanni Paolo Colonna, Giacomo Antonio Perti e Ottorino Respighi.</text:p>
          </table:table-cell>
          <table:table-cell table:number-columns-repeated="16381" table:style-name="ce1"/>
        </table:table-row>
        <table:table-row table:style-name="ro1">
          <table:table-cell office:value-type="string" table:style-name="ce1">
            <text:p>Orto botanico È</text:p>
          </table:table-cell>
          <table:table-cell office:value-type="string" table:style-name="ce1">
            <text:p>Orto Botanico ed Erbario, 42, Via Irnerio, Irnerio, Santo Stefano, Bologna, Emilia-Romagna, 40126, Italia</text:p>
          </table:table-cell>
          <table:table-cell office:value-type="string" table:style-name="ce1">
            <text:p>Giardino della Lunetta Gamberini Nel quartiere Santo Stefano, è un parco di 14,5 ettari inaugurato negli anni Settanta. Orto botanico È il giardino botanico dell'Università di Bologna, fondato nel 1568 da Ulisse Aldrovandi e considerato uno dei più antichi d'Europa. Parco Carlo Urbani Il parco fluviale del Savena che si trova fra Bologna e San Lazzaro di Savena, ospita numerose specie animali e una ricca varietà di flora.</text:p>
          </table:table-cell>
          <table:table-cell table:number-columns-repeated="16381" table:style-name="ce1"/>
        </table:table-row>
        <table:table-row table:style-name="ro1">
          <table:table-cell office:value-type="string" table:style-name="ce1">
            <text:p>Ozzano</text:p>
          </table:table-cell>
          <table:table-cell office:value-type="string" table:style-name="ce1">
            <text:p>Ozzano, Tolara, Ozzano dell'Emilia, Unione dei comuni Savena-Idice, Bologna, Emilia-Romagna, 40064, Italia</text:p>
          </table:table-cell>
          <table:table-cell office:value-type="string" table:style-name="ce1">
            <text:p>Parco Carlo Urbani Il parco fluviale del Savena che si trova fra Bologna e San Lazzaro di Savena, ospita numerose specie animali e una ricca varietà di flora. Parco regionale dei Gessi Bolognesi e Calanchi dell'Abbadessa Ha una superficie di 3 123 ettari e si sviluppa sulle prime pendici della collina bolognese e comprende territori dei comuni di Bologna, San Lazzaro di Savena, Ozzano dell'Emilia e Pianoro, ad altitudini comprese fra 70 e 400 m s.l.m. , intorno a importanti affioramenti gessosi che hanno dato vita a un complesso carsico di notevole interesse.</text:p>
          </table:table-cell>
          <table:table-cell office:value-type="string" table:style-name="ce1">
            <text:p>Si</text:p>
          </table:table-cell>
          <table:table-cell table:number-columns-repeated="16380"/>
        </table:table-row>
        <table:table-row table:style-name="ro1">
          <table:table-cell office:value-type="string" table:style-name="ce1">
            <text:p>Ozzano</text:p>
          </table:table-cell>
          <table:table-cell office:value-type="string" table:style-name="ce1">
            <text:p>Ozzano, Tolara, Ozzano dell'Emilia, Unione dei comuni Savena-Idice, Bologna, Emilia-Romagna, 40064, Italia</text:p>
          </table:table-cell>
          <table:table-cell office:value-type="string" table:style-name="ce1">
            <text:p>A Bologna vennero fondate la Maserati, la Malaguti e la Moto Morini. Nel settore del packaging, sviluppatosi a partire dagli anni '20, spiccano il gruppo Coesia (G.D - A.C.M.A. Volpak - Cima - Sasib), e, nel territorio metropolitano, l'IMA (a Ozzano) e la Marchesini Group (a Pianoro). In ambito metalmeccanico vi si trova la Cesab, mentre nella zona metropolitana hanno sede la Malossi e la Minarelli (entrambe a Calderara di Reno), la Marzocchi e la Viro (a Zola Predosa), la Paioli (a Sant’Agata Bolognese).</text:p>
          </table:table-cell>
          <table:table-cell table:number-columns-repeated="16381" table:style-name="ce1"/>
        </table:table-row>
        <table:table-row table:style-name="ro1">
          <table:table-cell office:value-type="string" table:style-name="ce1">
            <text:p>Palazzo Bentivoglio</text:p>
          </table:table-cell>
          <table:table-cell office:value-type="string" table:style-name="ce1">
            <text:p>Palazzo Bentivoglio, Via Mascarella, Irnerio, Santo Stefano, Bologna, Emilia-Romagna, 40126, Italia</text:p>
          </table:table-cell>
          <table:table-cell office:value-type="string" table:style-name="ce1">
            <text:p>uno costituito dalla scalinata del Pincio, di fronte all'autostazione, e uno su via Irnerio. Giardino del Guasto Un piccolo giardino nella zona universitaria, costruito sulle macerie di un importante palazzo nobiliare, Palazzo Bentivoglio, distrutto nel 1507. Il giardino attuale, inaugurato nel 1975 su progetto dell'architetto Gennaro Filippini, risulta rialzato rispetto al livello stradale e si estende su una superficie di circa tremila metri quadri, di cui gran parte ricoperti di calcestruzzo.</text:p>
          </table:table-cell>
          <table:table-cell office:value-type="string" table:style-name="ce1">
            <text:p>Si</text:p>
          </table:table-cell>
          <table:table-cell table:number-columns-repeated="16380"/>
        </table:table-row>
        <table:table-row table:style-name="ro1">
          <table:table-cell office:value-type="string" table:style-name="ce1">
            <text:p>Palazzo Bonaccorso</text:p>
          </table:table-cell>
          <table:table-cell office:value-type="string" table:style-name="ce1">
            <text:p>Comune di Bologna - Palazzo Bonaccorso, Piazza Liber Paradisus, Bolognina, Navile, Bologna, Emilia-Romagna, 40129, Italia</text:p>
          </table:table-cell>
          <table:table-cell office:value-type="string" table:style-name="ce1">
            <text:p>Al centro del Fiera District fu progettata una zona pedonale, piazza della Costituzione, la cui costruzione fu affidata a Isamu Noguchi. Fra gli ultimi esempi di architettura contemporanea e interventi urbanistici (spesso oggetto di accese discussioni) troviamo la Porta Europa dell'architetto Ettore Masi in via Stalingrado, il complesso del nuovo palazzo comunale nella zona della Bolognina (Palazzo Bonaccorso e piazza Liber Paradisus) e la Torre Unipol, un grattacielo alto 127 metri sito nella periferia est della città. <text:s/>Economia Bologna ospita un'importante rete di industrie meccaniche, elettroniche e alimentari e un gran numero di imprese di artigianato.</text:p>
          </table:table-cell>
          <table:table-cell office:value-type="string" table:style-name="ce1">
            <text:p>Si</text:p>
          </table:table-cell>
          <table:table-cell table:number-columns-repeated="16380"/>
        </table:table-row>
        <table:table-row table:style-name="ro1">
          <table:table-cell office:value-type="string" table:style-name="ce1">
            <text:p>Palazzo Comunale</text:p>
          </table:table-cell>
          <table:table-cell office:value-type="string" table:style-name="ce1">
            <text:p>Palazzo Comunale Malvezzi Hercolani, 10, Via Antonio Gramsci, Castel Guelfo di Bologna, Nuovo Circondario Imolese, Bologna, Emilia-Romagna, 40032, Italia</text:p>
          </table:table-cell>
          <table:table-cell office:value-type="string" table:style-name="ce1">
            <text:p>fu citata più volte da Dante Alighieri, nella Divina Commedia (Inferno, XXXI, 136-140) e nelle Rime, a riprova del suo soggiorno a Bologna. <text:s/>Palazzi storici e ville Affacciati su piazza Maggiore sorgono il Palazzo Comunale (o d'Accursio) (XIII-XV secolo) e il Palazzo del Podestà (ampiamente rimaneggiato nel 1485), accanto al duecentesco Palazzo Re Enzo (il cui aspetto attuale si deve al restauro neogotico di Alfonso Rubbiani del 1905). La maggior parte dei palazzi di Bologna risale principalmente all'epoca in cui la città era inglobata nello Stato della Chiesa tra il XVI e il XVIII secolo e appartenevano alle famiglie senatorie che governavano Bologna a quei tempi.</text:p>
          </table:table-cell>
          <table:table-cell office:value-type="string" table:style-name="ce1">
            <text:p>Si</text:p>
          </table:table-cell>
          <table:table-cell table:number-columns-repeated="16380"/>
        </table:table-row>
        <table:table-row table:style-name="ro1">
          <table:table-cell office:value-type="string" table:style-name="ce1">
            <text:p>palazzo Comunale</text:p>
          </table:table-cell>
          <table:table-cell office:value-type="string" table:style-name="ce1">
            <text:p>Palazzo Comunale Malvezzi Hercolani, 10, Via Antonio Gramsci, Castel Guelfo di Bologna, Nuovo Circondario Imolese, Bologna, Emilia-Romagna, 40032, Italia</text:p>
          </table:table-cell>
          <table:table-cell office:value-type="string" table:style-name="ce1">
            <text:p>Voluta dal cardinale legato Carlo Borromeo, fu progettata da Tommaso Laureti ed è sormontata da una statua rappresentante il dio del mare Nettuno, opera del Giambologna. L'altra fontana cittadina degna di nota è la cosiddetta Fontana Vecchia, addossata al palazzo Comunale (oggi Sala Borsa) in via Ugo Bassi, opera dello stesso Tommaso Laureti che progettò la più famosa fontana del Nettuno nel XVI secolo. All'interno del Parco della Montagnola è situata la fontana costruita in occasione dell'Esposizione emiliana del 1888, con sculture che raffigurano animali, ad opera di Diego Sarti.</text:p>
          </table:table-cell>
          <table:table-cell table:number-columns-repeated="16381" table:style-name="ce1"/>
        </table:table-row>
        <table:table-row table:style-name="ro1">
          <table:table-cell office:value-type="string" table:style-name="ce1">
            <text:p>Palazzo Fava</text:p>
          </table:table-cell>
          <table:table-cell office:value-type="string" table:style-name="ce1">
            <text:p>Palazzo Fava, Via Alessandro Manzoni, Marconi, Saragozza-Porto, Bologna, Emilia-Romagna, 40121, Italia</text:p>
          </table:table-cell>
          <table:table-cell office:value-type="string" table:style-name="ce1">
            <text:p>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 Manifattura di Arti, Sperimentazione e Tecnologia.</text:p>
          </table:table-cell>
          <table:table-cell office:value-type="string" table:style-name="ce1">
            <text:p>Si</text:p>
          </table:table-cell>
          <table:table-cell table:number-columns-repeated="16380"/>
        </table:table-row>
        <table:table-row table:style-name="ro1">
          <table:table-cell office:value-type="string" table:style-name="ce1">
            <text:p>Palazzo Pepoli</text:p>
          </table:table-cell>
          <table:table-cell office:value-type="string" table:style-name="ce1">
            <text:p>Palazzo, Sparvo, Castiglione dei Pepoli, Unione dell'Appennino Bolognese, Bologna, Emilia-Romagna, 40035, Italia</text:p>
          </table:table-cell>
          <table:table-cell office:value-type="string" table:style-name="ce1">
            <text:p>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 Manifattura di Arti, Sperimentazione e Tecnologia.</text:p>
          </table:table-cell>
          <table:table-cell office:value-type="string" table:style-name="ce1">
            <text:p>No</text:p>
          </table:table-cell>
          <table:table-cell table:number-columns-repeated="16380"/>
        </table:table-row>
        <table:table-row table:style-name="ro1">
          <table:table-cell office:value-type="string" table:style-name="ce1">
            <text:p>Pallavolo Bologna</text:p>
          </table:table-cell>
          <table:table-cell office:value-type="string" table:style-name="ce1">
            <text:p>Campo da pallavolo, Via John Fitzgerald Kennedy, Forbicina, Tossignano, Borgo Tossignano, Nuovo Circondario Imolese, Bologna, Emilia-Romagna, 40021, Italia</text:p>
          </table:table-cell>
          <table:table-cell office:value-type="string" table:style-name="ce1">
            <text:p><text:s/>Pallavolo La Zinella Volley ha vinto il campionato italiano nel 1984/85, la Coppa Italia nel 1983/84, la Coppa delle Coppe nel 1986/87 e una Coppa di Lega nel 1985/86. In seguito viene acquisita dalla società Pallavolo San Lazzaro, che a sua volta, a inizio 2019, confluisce nella nuova Pallavolo Bologna insieme ad altre 6 società del territorio e nel campionato 2019-2020 milita in serie B.<text:s text:c="3"/></text:p>
          </table:table-cell>
          <table:table-cell office:value-type="string" table:style-name="ce1">
            <text:p>No</text:p>
          </table:table-cell>
          <table:table-cell table:number-columns-repeated="16380"/>
        </table:table-row>
        <table:table-row table:style-name="ro1">
          <table:table-cell office:value-type="string" table:style-name="ce1">
            <text:p>Parco Carlo Urbani</text:p>
          </table:table-cell>
          <table:table-cell office:value-type="string" table:style-name="ce1">
            <text:p>Parco Carlo Urbani, Due Madonne, Savena, Bologna, Emilia-Romagna, Italia</text:p>
          </table:table-cell>
          <table:table-cell office:value-type="string" table:style-name="ce1">
            <text:p>Orto botanico È il giardino botanico dell'Università di Bologna, fondato nel 1568 da Ulisse Aldrovandi e considerato uno dei più antichi d'Europa. Parco Carlo Urbani Il parco fluviale del Savena che si trova fra Bologna e San Lazzaro di Savena, ospita numerose specie animali e una ricca varietà di flora. Parco regionale dei Gessi Bolognesi e Calanchi dell'Abbadessa Ha una superficie di 3 123 ettari e si sviluppa sulle prime pendici della collina bolognese e comprende territori dei comuni di Bologna, San Lazzaro di Savena, Ozzano dell'Emilia e Pianoro, ad altitudini comprese fra 70 e 400 m s.l.m.</text:p>
          </table:table-cell>
          <table:table-cell office:value-type="string" table:style-name="ce1">
            <text:p>Si</text:p>
          </table:table-cell>
          <table:table-cell table:number-columns-repeated="16380"/>
        </table:table-row>
        <table:table-row table:style-name="ro1">
          <table:table-cell office:value-type="string" table:style-name="ce1">
            <text:p>Parco della Montagnola</text:p>
          </table:table-cell>
          <table:table-cell office:value-type="string" table:style-name="ce1">
            <text:p>Parco della Montagnola, Santo Stefano, Bologna, Emilia-Romagna, Italia</text:p>
          </table:table-cell>
          <table:table-cell office:value-type="string" table:style-name="ce1">
            <text:p>L'altra fontana cittadina degna di nota è la cosiddetta Fontana Vecchia, addossata al palazzo Comunale (oggi Sala Borsa) in via Ugo Bassi, opera dello stesso Tommaso Laureti che progettò la più famosa fontana del Nettuno nel XVI secolo. All'interno del Parco della Montagnola è situata la fontana costruita in occasione dell'Esposizione emiliana del 1888, con sculture che raffigurano animali, ad opera di Diego Sarti. <text:s/>Architetture militari Mura In epoca storica Bologna ebbe almeno tre cerchie di mura:</text:p>
          </table:table-cell>
          <table:table-cell office:value-type="string" table:style-name="ce1">
            <text:p>Si</text:p>
          </table:table-cell>
          <table:table-cell table:number-columns-repeated="16380"/>
        </table:table-row>
        <table:table-row table:style-name="ro1">
          <table:table-cell office:value-type="string" table:style-name="ce1">
            <text:p>parco giochi</text:p>
          </table:table-cell>
          <table:table-cell office:value-type="string" table:style-name="ce1">
            <text:p>parco giochi, Via Venola, Tolè, Vergato, Unione dell'Appennino Bolognese, Bologna, Emilia-Romagna, 40038, Italia</text:p>
          </table:table-cell>
          <table:table-cell office:value-type="string" table:style-name="ce1">
            <text:p>Manfredo Fanti, ministro della guerra del Regno di Sardegna a cui Bologna, con tutta la legazione delle Romagne, era appena stata annessa. Ne rimangono esempi esigui, talvolta solo nella toponomastica, come ad esempio il caso dell'area occupata dallo spazio pubblico adibito a parco giochi, oggi noto come giardino della Lunetta Gamberini. <text:s/>Aree naturali Giardini Margherita Il principale parco pubblico di Bologna venne inaugurato nel 1879, grande circa 26 ettari, contiene un lago artificiale e varie specie faunistiche e floreali.</text:p>
          </table:table-cell>
          <table:table-cell office:value-type="string" table:style-name="ce1">
            <text:p>No</text:p>
          </table:table-cell>
          <table:table-cell table:number-columns-repeated="16380"/>
        </table:table-row>
        <table:table-row table:style-name="ro1">
          <table:table-cell office:value-type="string" table:style-name="ce1">
            <text:p>Pepoli</text:p>
          </table:table-cell>
          <table:table-cell office:value-type="string" table:style-name="ce1">
            <text:p>Castiglione dei Pepoli, Unione dell'Appennino Bolognese, Bologna, Emilia-Romagna, 40035, Italia</text:p>
          </table:table-cell>
          <table:table-cell office:value-type="string" table:style-name="ce1">
            <text:p>Nel 1327 il legato pontificio Bertrando del Poggetto prese la città, per poi essere cacciato a furor di popolo nel 1334. Nel 1337 ebbe inizio la signoria dei Pepoli. Alla morte di Taddeo Pepoli il governo della città passò ai Visconti di Milano, poi nuovamente alla Chiesa.</text:p>
          </table:table-cell>
          <table:table-cell office:value-type="string" table:style-name="ce1">
            <text:p>No</text:p>
          </table:table-cell>
          <table:table-cell table:number-columns-repeated="16380"/>
        </table:table-row>
        <table:table-row table:style-name="ro1">
          <table:table-cell office:value-type="string" table:style-name="ce1">
            <text:p>Pepoli</text:p>
          </table:table-cell>
          <table:table-cell office:value-type="string" table:style-name="ce1">
            <text:p>Castiglione dei Pepoli, Unione dell'Appennino Bolognese, Bologna, Emilia-Romagna, 40035, Italia</text:p>
          </table:table-cell>
          <table:table-cell office:value-type="string" table:style-name="ce1">
            <text:p>Nel 1337 ebbe inizio la signoria dei Pepoli. Alla morte di Taddeo Pepoli il governo della città passò ai Visconti di Milano, poi nuovamente alla Chiesa. Dopo un effimero periodo comunale, nel 1401 la signoria della città passò ai Bentivoglio, che la mantennero - fra alterne vicende - fino alla cacciata ad opera di papa Giulio II nel 1506.</text:p>
          </table:table-cell>
          <table:table-cell table:number-columns-repeated="16381" table:style-name="ce1"/>
        </table:table-row>
        <table:table-row table:style-name="ro1">
          <table:table-cell office:value-type="string" table:style-name="ce1">
            <text:p>Pepoli</text:p>
          </table:table-cell>
          <table:table-cell office:value-type="string" table:style-name="ce1">
            <text:p>Castiglione dei Pepoli, Unione dell'Appennino Bolognese, Bologna, Emilia-Romagna, 40035, Italia</text:p>
          </table:table-cell>
          <table:table-cell office:value-type="string" table:style-name="ce1">
            <text:p>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 Manifattura di Arti, Sperimentazione e Tecnologia.</text:p>
          </table:table-cell>
          <table:table-cell table:number-columns-repeated="16381" table:style-name="ce1"/>
        </table:table-row>
        <table:table-row table:style-name="ro1">
          <table:table-cell office:value-type="string" table:style-name="ce1">
            <text:p>piazza della Costituzione</text:p>
          </table:table-cell>
          <table:table-cell office:value-type="string" table:style-name="ce1">
            <text:p>Piazza della Costituzione, Casaralta, Navile, Bologna, Emilia-Romagna, 14007, Italia</text:p>
          </table:table-cell>
          <table:table-cell office:value-type="string" table:style-name="ce1">
            <text:p>Nacque così il Fiera District, destinato a diventare la sede della Regione Emilia-Romagna, del Palazzo degli Affari, della Fiera di Bologna e di altre importanti istituzioni economiche. Al centro del Fiera District fu progettata una zona pedonale, piazza della Costituzione, la cui costruzione fu affidata a Isamu Noguchi. Fra gli ultimi esempi di architettura contemporanea e interventi urbanistici (spesso oggetto di accese discussioni) troviamo la Porta Europa dell'architetto Ettore Masi in via Stalingrado, il complesso del nuovo palazzo comunale nella zona della Bolognina (Palazzo Bonaccorso e piazza Liber Paradisus) e la Torre Unipol, un grattacielo alto 127 metri sito nella periferia est della città.</text:p>
          </table:table-cell>
          <table:table-cell office:value-type="string" table:style-name="ce1">
            <text:p>Si</text:p>
          </table:table-cell>
          <table:table-cell table:number-columns-repeated="16380"/>
        </table:table-row>
        <table:table-row table:style-name="ro1">
          <table:table-cell office:value-type="string" table:style-name="ce1">
            <text:p>piazza Liber Paradisus</text:p>
          </table:table-cell>
          <table:table-cell office:value-type="string" table:style-name="ce1">
            <text:p>Piazza Liber Paradisus, Bolognina, Navile, Bologna, Emilia-Romagna, Italia</text:p>
          </table:table-cell>
          <table:table-cell office:value-type="string" table:style-name="ce1">
            <text:p>Al centro del Fiera District fu progettata una zona pedonale, piazza della Costituzione, la cui costruzione fu affidata a Isamu Noguchi. Fra gli ultimi esempi di architettura contemporanea e interventi urbanistici (spesso oggetto di accese discussioni) troviamo la Porta Europa dell'architetto Ettore Masi in via Stalingrado, il complesso del nuovo palazzo comunale nella zona della Bolognina (Palazzo Bonaccorso e piazza Liber Paradisus) e la Torre Unipol, un grattacielo alto 127 metri sito nella periferia est della città. <text:s/>Economia Bologna ospita un'importante rete di industrie meccaniche, elettroniche e alimentari e un gran numero di imprese di artigianato.</text:p>
          </table:table-cell>
          <table:table-cell office:value-type="string" table:style-name="ce1">
            <text:p>Si</text:p>
          </table:table-cell>
          <table:table-cell table:number-columns-repeated="16380"/>
        </table:table-row>
        <table:table-row table:style-name="ro1">
          <table:table-cell office:value-type="string" table:style-name="ce1">
            <text:p>Pierpaolo</text:p>
          </table:table-cell>
          <table:table-cell office:value-type="string" table:style-name="ce1">
            <text:p>Piazza Pierpaolo Pasolini, Marconi, Saragozza-Porto, Bologna, Emilia-Romagna, Italia</text:p>
          </table:table-cell>
          <table:table-cell office:value-type="string" table:style-name="ce1">
            <text:p>In epoca moderna e contemporanea, Bologna ha dato i natali a Luigi Serra, Giorgio Morandi (a cui è dedicato l'omonimo museo), Mario Bonazzi, Ilario Rossi, Aldo Borgonzoni, Carlo Gajani, Sergio Romiti, Vasco Bendini, Pirro Cuniberti, Sergio Vacchi, Vittorio Mascalchi, Valerio Adami, Pier Paolo Calzolari e Piero Manai, mentre vi operarono e operano artisti quali Giovanni Romagnoli, Germano Sartelli, Concetto Pozzati, Luciano De Vita e molti altri. In ambito scultoreo, operarono a Bologna artisti come Arnolfo di Cambio, Nicola Pisano, Pierpaolo dalle Masegne, Niccolò dell'Arca, Jacopo della Quercia, Michelangelo, Giambologna, Alfonso Lombardi, Properzia de' Rossi e, più recentemente, Umberto Mastroianni, Quinto Ghermandi, Roberto Tirelli, Mario Ceroli, Nicola Zamboni e Luigi Mainolfi. Dal 1974 si tiene presso la Fiera di Bologna annualmente nel mese di gennaio Arte Fiera, una fiera d'arte moderna e contemporanea.</text:p>
          </table:table-cell>
          <table:table-cell office:value-type="string" table:style-name="ce1">
            <text:p>No</text:p>
          </table:table-cell>
          <table:table-cell table:number-columns-repeated="16380"/>
        </table:table-row>
        <table:table-row table:style-name="ro1">
          <table:table-cell office:value-type="string" table:style-name="ce1">
            <text:p>Pinacoteca Nazionale di Bologna</text:p>
          </table:table-cell>
          <table:table-cell office:value-type="string" table:style-name="ce1">
            <text:p>Pinacoteca nazionale di Bologna, 56, Via delle Belle Arti, Irnerio, Santo Stefano, Bologna, Emilia-Romagna, 40126, Italia</text:p>
          </table:table-cell>
          <table:table-cell office:value-type="string" table:style-name="ce1">
            <text:p>Musei Bologna possiede oltre quaranta musei nei quali, accanto alle collezioni permanenti, sono organizzate mostre temporanee. La Pinacoteca Nazionale di Bologna, nata nel 1802 in seno all'Accademia di Belle Arti, è un museo statale dotato di autonomia gestionale. 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text:p>
          </table:table-cell>
          <table:table-cell office:value-type="string" table:style-name="ce1">
            <text:p>Si</text:p>
          </table:table-cell>
          <table:table-cell table:number-columns-repeated="16380"/>
        </table:table-row>
        <table:table-row table:style-name="ro1">
          <table:table-cell office:value-type="string" table:style-name="ce1">
            <text:p>Pinacoteca Nazionale di Bologna</text:p>
          </table:table-cell>
          <table:table-cell office:value-type="string" table:style-name="ce1">
            <text:p>Pinacoteca nazionale di Bologna, 56, Via delle Belle Arti, Irnerio, Santo Stefano, Bologna, Emilia-Romagna, 40126, Italia</text:p>
          </table:table-cell>
          <table:table-cell office:value-type="string" table:style-name="ce1">
            <text:p>Ma è fra la seconda metà del Cinquecento e l'inizio del Settecento (ovvero dal Manierismo al Barocco) che la scuola bolognese di pittura raggiunse il suo culmine con artisti del calibro del Domenichino, i Carracci (fondatori dell'Accademia degli Incamminati), Domenico Tibaldi, il Guercino, Guido Reni, Elisabetta Sirani, Prospero Fontana, Lavinia Fontana e moltissimi altri, mentre vi operarono anche il Parmigianino e Donato Creti. Le opere di questi artisti si possono ammirare nelle chiese e palazzi cittadini, nonché nella Pinacoteca Nazionale di Bologna. In epoca moderna e contemporanea, Bologna ha dato i natali a Luigi Serra, Giorgio Morandi (a cui è dedicato l'omonimo museo), Mario Bonazzi, Ilario Rossi, Aldo Borgonzoni, Carlo Gajani, Sergio Romiti, Vasco Bendini, Pirro Cuniberti, Sergio Vacchi, Vittorio Mascalchi, Valerio Adami, Pier Paolo Calzolari e Piero Manai, mentre vi operarono e operano artisti quali Giovanni Romagnoli, Germano Sartelli, Concetto Pozzati, Luciano De Vita e molti altri.</text:p>
          </table:table-cell>
          <table:table-cell table:number-columns-repeated="16381" table:style-name="ce1"/>
        </table:table-row>
        <table:table-row table:style-name="ro1">
          <table:table-cell office:value-type="string" table:style-name="ce1">
            <text:p>Pincio</text:p>
          </table:table-cell>
          <table:table-cell office:value-type="string" table:style-name="ce1">
            <text:p>Galleria del Pincio, Irnerio, Santo Stefano, Bologna, Emilia-Romagna, 40100, Italia</text:p>
          </table:table-cell>
          <table:table-cell office:value-type="string" table:style-name="ce1">
            <text:p>Ha due ingressi principali: uno costituito dalla scalinata del Pincio, di fronte all'autostazione, e uno su via Irnerio. Giardino del Guasto Un piccolo giardino nella zona universitaria, costruito sulle macerie di un importante palazzo nobiliare, Palazzo Bentivoglio, distrutto nel 1507.</text:p>
          </table:table-cell>
          <table:table-cell office:value-type="string" table:style-name="ce1">
            <text:p>Si</text:p>
          </table:table-cell>
          <table:table-cell table:number-columns-repeated="16380"/>
        </table:table-row>
        <table:table-row table:style-name="ro1">
          <table:table-cell office:value-type="string" table:style-name="ce1">
            <text:p>Porto-Saragozza</text:p>
          </table:table-cell>
          <table:table-cell office:value-type="string" table:style-name="ce1">
            <text:p>Bologna Centrale, Piazza delle Medaglie d'Oro, Marconi, Saragozza-Porto, Bologna, Emilia-Romagna, 40100, Italia</text:p>
          </table:table-cell>
          <table:table-cell office:value-type="string" table:style-name="ce1">
            <text:p><text:s/>Suddivisioni amministrative Il comune è suddiviso amministrativamente in sei circoscrizioni di decentramento, a cui lo statuto attribuisce il nome di "quartieri": Borgo Panigale-Reno, San Donato-San Vitale, Savena, Navile, Porto-Saragozza, Santo Stefano. <text:s/>Urbanistica Il centro storico di Bologna è uno dei più antichi e vasti d'Europa.</text:p>
          </table:table-cell>
          <table:table-cell office:value-type="string" table:style-name="ce1">
            <text:p>No</text:p>
          </table:table-cell>
          <table:table-cell table:number-columns-repeated="16380"/>
        </table:table-row>
        <table:table-row table:style-name="ro1">
          <table:table-cell office:value-type="string" table:style-name="ce1">
            <text:p>Pratello</text:p>
          </table:table-cell>
          <table:table-cell office:value-type="string" table:style-name="ce1">
            <text:p>Via del Pratello, Malpighi, Saragozza-Porto, Bologna, Emilia-Romagna, 40122, Italia</text:p>
          </table:table-cell>
          <table:table-cell office:value-type="string" table:style-name="ce1">
            <text:p>Esso si distingue in dialetto bolognese cittadino (originario della zona intramuraria) e varianti cosiddette "ariose" della provincia. Come già notava Dante Alighieri nel suo De Vulgari Eloquentia, esistevano un tempo differenze di parlata persino fra gli abitanti del centro, ovvero fra il borgo San Felice (corrispondente alla zona del Pratello) e quelli di Strada Maggiore (zona dove nell’VIII secolo si erano insediati i Longobardi).A partire dagli anni 1960 e 1970, con la modernizzazione della società e la progressiva messa in minoranza della popolazione nativa a causa dell'aumento dell'immigrazione da altre regioni italiane, l'uso del dialetto è andato via via scomparendo, sopravvivendo quasi esclusivamente nelle sue versioni ariose nei comuni della provincia. Un rinnovato interesse si ebbe negli anni Ottanta, con l'organizzazione, supportata dal Comune e da artisti quali Andrea Mingardi, di festival della canzone bolognese.</text:p>
          </table:table-cell>
          <table:table-cell office:value-type="string" table:style-name="ce1">
            <text:p>No</text:p>
          </table:table-cell>
          <table:table-cell table:number-columns-repeated="16380"/>
        </table:table-row>
        <table:table-row table:style-name="ro1">
          <table:table-cell office:value-type="string" table:style-name="ce1">
            <text:p>Pratello</text:p>
          </table:table-cell>
          <table:table-cell office:value-type="string" table:style-name="ce1">
            <text:p>Via del Pratello, Malpighi, Saragozza-Porto, Bologna, Emilia-Romagna, 40122, Italia</text:p>
          </table:table-cell>
          <table:table-cell office:value-type="string" table:style-name="ce1">
            <text:p>Gli altri musei cittadini sono: <text:s/>Media Stampa Le principali redazioni dei quotidiani presenti a Bologna sono: <text:s/>Quotidiano Nazionale - Il Resto del Carlino La Repubblica Corriere di Bologna Il Fatto Quotidiano Il Corriere dello Sport - Stadio Tuttosport Leggo MetroRadio In via del Pratello a Bologna è nata nel 1976 Radio Alice, una delle prime radio libere italiane, chiusa dai Carabinieri durante le contestazioni del 1977, seguita poco dopo da Radio Ricerca Aperta. Fino al 2021 ha operato Radio Città del Capo, storica emittente nata da una costola di Radiocittà nel 1987.Nel bolognese occupano stazioni radiofoniche le principali emittenti italiane.</text:p>
          </table:table-cell>
          <table:table-cell table:number-columns-repeated="16381" table:style-name="ce1"/>
        </table:table-row>
        <table:table-row table:style-name="ro1">
          <table:table-cell office:value-type="string" table:style-name="ce1">
            <text:p>Properzia de' Rossi</text:p>
          </table:table-cell>
          <table:table-cell office:value-type="string" table:style-name="ce1">
            <text:p>Via Properzia De' Rossi, San Donato-San Vitale, Róveri, Bologna, Emilia-Romagna, 40068, Italia</text:p>
          </table:table-cell>
          <table:table-cell office:value-type="string" table:style-name="ce1">
            <text:p>In epoca moderna e contemporanea, Bologna ha dato i natali a Luigi Serra, Giorgio Morandi (a cui è dedicato l'omonimo museo), Mario Bonazzi, Ilario Rossi, Aldo Borgonzoni, Carlo Gajani, Sergio Romiti, Vasco Bendini, Pirro Cuniberti, Sergio Vacchi, Vittorio Mascalchi, Valerio Adami, Pier Paolo Calzolari e Piero Manai, mentre vi operarono e operano artisti quali Giovanni Romagnoli, Germano Sartelli, Concetto Pozzati, Luciano De Vita e molti altri. In ambito scultoreo, operarono a Bologna artisti come Arnolfo di Cambio, Nicola Pisano, Pierpaolo dalle Masegne, Niccolò dell'Arca, Jacopo della Quercia, Michelangelo, Giambologna, Alfonso Lombardi, Properzia de' Rossi e, più recentemente, Umberto Mastroianni, Quinto Ghermandi, Roberto Tirelli, Mario Ceroli, Nicola Zamboni e Luigi Mainolfi. Dal 1974 si tiene presso la Fiera di Bologna annualmente nel mese di gennaio Arte Fiera, una fiera d'arte moderna e contemporanea.</text:p>
          </table:table-cell>
          <table:table-cell office:value-type="string" table:style-name="ce1">
            <text:p>No</text:p>
          </table:table-cell>
          <table:table-cell table:number-columns-repeated="16380"/>
        </table:table-row>
        <table:table-row table:style-name="ro1">
          <table:table-cell office:value-type="string" table:style-name="ce1">
            <text:p>Regione Emilia-Romagna</text:p>
          </table:table-cell>
          <table:table-cell office:value-type="string" table:style-name="ce1">
            <text:p>Regione Emilia-Romagna, 44, Viale Aldo Moro, San Donato, San Donato-San Vitale, San Nicolò di Villola, Bologna, Emilia-Romagna, 40127, Italia</text:p>
          </table:table-cell>
          <table:table-cell office:value-type="string" table:style-name="ce1">
            <text:p>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 Nacque così il Fiera District, destinato a diventare la sede della Regione Emilia-Romagna, del Palazzo degli Affari, della Fiera di Bologna e di altre importanti istituzioni economiche. Al centro del Fiera District fu progettata una zona pedonale, piazza della Costituzione, la cui costruzione fu affidata a Isamu Noguchi.</text:p>
          </table:table-cell>
          <table:table-cell office:value-type="string" table:style-name="ce1">
            <text:p>No</text:p>
          </table:table-cell>
          <table:table-cell table:number-columns-repeated="16380"/>
        </table:table-row>
        <table:table-row table:style-name="ro1">
          <table:table-cell office:value-type="string" table:style-name="ce1">
            <text:p>Reno</text:p>
          </table:table-cell>
          <table:table-cell office:value-type="string" table:style-name="ce1">
            <text:p>Bologna, Case Ghedini@, La Birra, Borgo Panigale-Reno, Lippo, Bologna, Emilia-Romagna, 40012, Italia</text:p>
          </table:table-cell>
          <table:table-cell office:value-type="string" table:style-name="ce1">
            <text:p>Nel 2021 i suoi portici sono stati riconosciuti patrimonio dell'umanità dall'UNESCO. <text:s/>Geografia fisica Territorio Bologna è situata nelle propaggini meridionali della pianura Padana, a ridosso dei primi rilievi collinari dell'Appennino tosco-emiliano, fra lo sbocco delle valli del fiume Reno e del torrente Savena, che la bagnano longitudinalmente, rispettivamente a ovest e a est. L'altimetria del territorio comunale spazia dai 29 m s.l.m.</text:p>
          </table:table-cell>
          <table:table-cell office:value-type="string" table:style-name="ce1">
            <text:p>No</text:p>
          </table:table-cell>
          <table:table-cell table:number-columns-repeated="16380"/>
        </table:table-row>
        <table:table-row table:style-name="ro1">
          <table:table-cell office:value-type="string" table:style-name="ce1">
            <text:p>Reno</text:p>
          </table:table-cell>
          <table:table-cell office:value-type="string" table:style-name="ce1">
            <text:p>Bologna, Case Ghedini@, La Birra, Borgo Panigale-Reno, Lippo, Bologna, Emilia-Romagna, 40012, Italia</text:p>
          </table:table-cell>
          <table:table-cell office:value-type="string" table:style-name="ce1">
            <text:p><text:s/>Suddivisioni amministrative Il comune è suddiviso amministrativamente in sei circoscrizioni di decentramento, a cui lo statuto attribuisce il nome di "quartieri": Borgo Panigale-Reno, San Donato-San Vitale, Savena, Navile, Porto-Saragozza, Santo Stefano. <text:s/>Urbanistica Il centro storico di Bologna è uno dei più antichi e vasti d'Europa.</text:p>
          </table:table-cell>
          <table:table-cell table:number-columns-repeated="16381" table:style-name="ce1"/>
        </table:table-row>
        <table:table-row table:style-name="ro1">
          <table:table-cell office:value-type="string" table:style-name="ce1">
            <text:p>Reno</text:p>
          </table:table-cell>
          <table:table-cell office:value-type="string" table:style-name="ce1">
            <text:p>Bologna, Case Ghedini@, La Birra, Borgo Panigale-Reno, Lippo, Bologna, Emilia-Romagna, 40012, Italia</text:p>
          </table:table-cell>
          <table:table-cell office:value-type="string" table:style-name="ce1">
            <text:p>Nell'ambito dei motori vi hanno sede aziende quali la Ducati, l'Industria Italiana Autobus e la sede italiana della Volvo. Nell'area metropolitana, inoltre, si trovano la Lamborghini (a Sant'Agata Bolognese) e la sede italiana della Saab (a Casalecchio di Reno). A Bologna vennero fondate la Maserati, la Malaguti e la Moto Morini.</text:p>
          </table:table-cell>
          <table:table-cell table:number-columns-repeated="16381" table:style-name="ce1"/>
        </table:table-row>
        <table:table-row table:style-name="ro1">
          <table:table-cell office:value-type="string" table:style-name="ce1">
            <text:p>Reno</text:p>
          </table:table-cell>
          <table:table-cell office:value-type="string" table:style-name="ce1">
            <text:p>Bologna, Case Ghedini@, La Birra, Borgo Panigale-Reno, Lippo, Bologna, Emilia-Romagna, 40012, Italia</text:p>
          </table:table-cell>
          <table:table-cell office:value-type="string" table:style-name="ce1">
            <text:p>Nel settore del packaging, sviluppatosi a partire dagli anni '20, spiccano il gruppo Coesia (G.D - A.C.M.A. Volpak - Cima - Sasib), e, nel territorio metropolitano, l'IMA (a Ozzano) e la Marchesini Group (a Pianoro). In ambito metalmeccanico vi si trova la Cesab, mentre nella zona metropolitana hanno sede la Malossi e la Minarelli (entrambe a Calderara di Reno), la Marzocchi e la Viro (a Zola Predosa), la Paioli (a Sant’Agata Bolognese). Nel più ampio settore delle produzioni industriali vi è il Gruppo Industriale Maccaferri.</text:p>
          </table:table-cell>
          <table:table-cell table:number-columns-repeated="16381" table:style-name="ce1"/>
        </table:table-row>
        <table:table-row table:style-name="ro1">
          <table:table-cell office:value-type="string" table:style-name="ce1">
            <text:p>Reno</text:p>
          </table:table-cell>
          <table:table-cell office:value-type="string" table:style-name="ce1">
            <text:p>Bologna, Case Ghedini@, La Birra, Borgo Panigale-Reno, Lippo, Bologna, Emilia-Romagna, 40012, Italia</text:p>
          </table:table-cell>
          <table:table-cell office:value-type="string" table:style-name="ce1">
            <text:p><text:s/>Infrastrutture e trasporti La città e la sua area metropolitana sono poste al centro dei traffici dell'Italia produttiva. In linea generale si può affermare che questa funzione di crocevia è resa possibile dalla particolare posizione geografica che, pur collocandola al margine meridionale della Pianura Padana, la pone, quasi come punto di passaggio obbligato, al centro delle vie di comunicazione che collegano il Nord dell'Italia col Mezzogiorno, sia attraverso la direttrice "adriatica" da Torino, Milano, il Veneto fino alla Puglia, assai più rilevante per traffico di quella "tirrenica" da Genova a Roma, sia attraverso la cosiddetta "dorsale appenninica" per Firenze e Roma (che sfrutta, almeno nel primo tratto, la storica ed importante via di penetrazione appenninica rappresentata dalla valle del fiume Reno): infatti proprio queste due direttrici s'incontrano a Bologna.</text:p>
          </table:table-cell>
          <table:table-cell table:number-columns-repeated="16381" table:style-name="ce1"/>
        </table:table-row>
        <table:table-row table:style-name="ro1">
          <table:table-cell office:value-type="string" table:style-name="ce1">
            <text:p>Repubblica Romana</text:p>
          </table:table-cell>
          <table:table-cell office:value-type="string" table:style-name="ce1">
            <text:p>Repubblica, San Donato, San Donato-San Vitale, Bologna, Emilia-Romagna, 14007, Italia</text:p>
          </table:table-cell>
          <table:table-cell office:value-type="string" table:style-name="ce1">
            <text:p><text:s/>Onorificenze La Città e gli abitanti di Bologna sono insigniti delle seguenti onorificenze: <text:s/>il Popolo di Bologna è "Benemerito della Repubblica Romana e d'Italia" da parte dell'Assemblea Costituente Romana della Repubblica Romana. la decima tra le 27 città decorate di medaglia d'oro come "benemerite del Risorgimento nazionale" per le azioni altamente patriottiche compiute dalla città nel periodo del Risorgimento.</text:p>
          </table:table-cell>
          <table:table-cell office:value-type="string" table:style-name="ce1">
            <text:p>No</text:p>
          </table:table-cell>
          <table:table-cell table:number-columns-repeated="16380"/>
        </table:table-row>
        <table:table-row table:style-name="ro1">
          <table:table-cell office:value-type="string" table:style-name="ce1">
            <text:p>Rizzoli</text:p>
          </table:table-cell>
          <table:table-cell office:value-type="string" table:style-name="ce1">
            <text:p>Rizzoli, Irnerio, Santo Stefano, Bologna, Emilia-Romagna, 40121, Italia</text:p>
          </table:table-cell>
          <table:table-cell office:value-type="string" table:style-name="ce1">
            <text:p>In alcune case si trovano ancora le fondazioni della città romana risalente al II secolo a.C., e in altre abitazioni pare addirittura che vi siano tracce datate all'età del ferro. La struttura del centro storico composta dalla sovrapposizione di due modelli planimetrici, quello romano ortogonale e quello medievale a raggiera, con piazza Maggiore posta in mezzo e i "raggi", a partire dalle due strade centrali della via Emilia - via Rizzoli e via Ugo Bassi - che si sviluppano fino alle varie porte che si aprono lungo i resti delle mura. Caratteristica principale delle abitazioni, ereditata dall'architettura del passato e riproposta anche in chiave moderna in quasi tutta la città, è quella di avere all'esterno i portici.</text:p>
          </table:table-cell>
          <table:table-cell office:value-type="string" table:style-name="ce1">
            <text:p>No</text:p>
          </table:table-cell>
          <table:table-cell table:number-columns-repeated="16380"/>
        </table:table-row>
        <table:table-row table:style-name="ro1">
          <table:table-cell office:value-type="string" table:style-name="ce1">
            <text:p>Rizzoli</text:p>
          </table:table-cell>
          <table:table-cell office:value-type="string" table:style-name="ce1">
            <text:p>Rizzoli, Irnerio, Santo Stefano, Bologna, Emilia-Romagna, 40121, Italia</text:p>
          </table:table-cell>
          <table:table-cell office:value-type="string" table:style-name="ce1">
            <text:p>Altre strade dedicate allo shopping, ma di carattere più mainstream, sono le tre vie che formano la cosiddetta "T": via dell'Indipendenza, via Rizzoli e via Ugo Bassi. È in notevole crescita il commercio dell'usato.</text:p>
          </table:table-cell>
          <table:table-cell table:number-columns-repeated="16381" table:style-name="ce1"/>
        </table:table-row>
        <table:table-row table:style-name="ro1">
          <table:table-cell office:value-type="string" table:style-name="ce1">
            <text:p>Romagna</text:p>
          </table:table-cell>
          <table:table-cell office:value-type="string" table:style-name="ce1">
            <text:p>Bologna, Emilia-Romagna, Italia</text:p>
          </table:table-cell>
          <table:table-cell office:value-type="string" table:style-name="ce1">
            <text:p>in dialetto bolognese Bulåggna, AFI: /buˈlʌɲ:ɐ/) è un comune italiano di 392 730 abitanti, capoluogo dell'omonima città metropolitana, a sua volta capoluogo dell'Emilia-Romagna, posta al centro di un'area metropolitana di oltre un milione di abitanti. Sede della più antica università del mondo occidentale, ospita numerosi studenti che ne animano la vita culturale e sociale.</text:p>
          </table:table-cell>
          <table:table-cell office:value-type="string" table:style-name="ce1">
            <text:p>No</text:p>
          </table:table-cell>
          <table:table-cell table:number-columns-repeated="16380"/>
        </table:table-row>
        <table:table-row table:style-name="ro1">
          <table:table-cell office:value-type="string" table:style-name="ce1">
            <text:p>Romagna</text:p>
          </table:table-cell>
          <table:table-cell office:value-type="string" table:style-name="ce1">
            <text:p>Bologna, Emilia-Romagna, Italia</text:p>
          </table:table-cell>
          <table:table-cell office:value-type="string" table:style-name="ce1">
            <text:p>I processi successivi appurarono la matrice del terrorismo nero. Fra il 1987 e il 1994 imperversò in Emilia-Romagna, e in particolare nel territorio bolognese, la banda della Uno bianca. L'azione più sanguinosa della banda, nota come la strage del Pilastro, avvenne il 4 gennaio 1991, quando vennero uccisi in un agguato tre carabinieri.</text:p>
          </table:table-cell>
          <table:table-cell table:number-columns-repeated="16381" table:style-name="ce1"/>
        </table:table-row>
        <table:table-row table:style-name="ro1">
          <table:table-cell office:value-type="string" table:style-name="ce1">
            <text:p>Romagna</text:p>
          </table:table-cell>
          <table:table-cell office:value-type="string" table:style-name="ce1">
            <text:p>Bologna, Emilia-Romagna, Italia</text:p>
          </table:table-cell>
          <table:table-cell office:value-type="string" table:style-name="ce1">
            <text:p>Di notevole interesse, e di capitale importanza in ambito nazionale ed europeo, è anche la Cineteca di Bologna, istituzione comunale dedicata al cinema e alla filmografia. Vi sono inoltre diverse biblioteche tematiche come quella sulla storia del Novecento dell'Istituto storico Parri Emilia-Romagna, quella dell'Istituto Gramsci, la Biblioteca Italiana delle Donne, la biblioteca del Museo internazionale della musica, la biblioteca emeroteca del MAMbo e numerose altre. Nel luglio 2020 Bologna ha ottenuto il riconoscimento di "Città che legge" 2020-2021.</text:p>
          </table:table-cell>
          <table:table-cell table:number-columns-repeated="16381" table:style-name="ce1"/>
        </table:table-row>
        <table:table-row table:style-name="ro1">
          <table:table-cell office:value-type="string" table:style-name="ce1">
            <text:p>Romagna</text:p>
          </table:table-cell>
          <table:table-cell office:value-type="string" table:style-name="ce1">
            <text:p>Bologna, Emilia-Romagna, Italia</text:p>
          </table:table-cell>
          <table:table-cell office:value-type="string" table:style-name="ce1">
            <text:p>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 Nacque così il Fiera District, destinato a diventare la sede della Regione Emilia-Romagna, del Palazzo degli Affari, della Fiera di Bologna e di altre importanti istituzioni economiche. Al centro del Fiera District fu progettata una zona pedonale, piazza della Costituzione, la cui costruzione fu affidata a Isamu Noguchi.</text:p>
          </table:table-cell>
          <table:table-cell table:number-columns-repeated="16381" table:style-name="ce1"/>
        </table:table-row>
        <table:table-row table:style-name="ro1">
          <table:table-cell office:value-type="string" table:style-name="ce1">
            <text:p>Romagna</text:p>
          </table:table-cell>
          <table:table-cell office:value-type="string" table:style-name="ce1">
            <text:p>Bologna, Emilia-Romagna, Italia</text:p>
          </table:table-cell>
          <table:table-cell office:value-type="string" table:style-name="ce1">
            <text:p>È allo studio, inoltre, la realizzazione del cosiddetto Passante Nord che, staccandosi dalla A14 nella zona di Castel San Pietro Terme, dovrebbe collegarsi alla A1 prima di Castelfranco Emilia, transitando, a nord della città, in modo da allontanare dall'agglomerato urbano il traffico di solo transito. Altre strade importanti che toccano la città sono la Strada statale 9 Via Emilia, che la collega con numerosi capoluoghi dell'Emilia-Romagna, oltre che con Lodi e Milano; l'ex Strada statale 253 San Vitale che la collega con Ravenna;</text:p>
          </table:table-cell>
          <table:table-cell table:number-columns-repeated="16381" table:style-name="ce1"/>
        </table:table-row>
        <table:table-row table:style-name="ro1">
          <table:table-cell office:value-type="string" table:style-name="ce1">
            <text:p>Romagna</text:p>
          </table:table-cell>
          <table:table-cell office:value-type="string" table:style-name="ce1">
            <text:p>Bologna, Emilia-Romagna, Italia</text:p>
          </table:table-cell>
          <table:table-cell office:value-type="string" table:style-name="ce1">
            <text:p><text:s/>la Bologna-Milano (che collega le città capoluogo emiliane, con l'eccezione di Ferrara, nonché Genova e Torino), a cui, da dicembre 2008, è stata affiancata la corrispondente linea ad alta velocità; la Bologna-Ancona-Bari (che dirigendosi verso la Romagna ne tocca tutti i capoluoghi ad eccezione di Ravenna, per poi seguire l'intera lunghezza della costa adriatica verso sud fino in Puglia); la Bologna-Firenze-Roma (detta "Direttissima"), affiancata dal dicembre 2009 dalla nuova linea ad alta velocità fra Bologna e Firenze, che prosegue per Napoli e la Calabria; la Bologna-Verona, che la collega anche al Trentino-Alto Adige e al Nord Europa; la Bologna-Venezia, che la collega anche al Friuli-Venezia Giulia e all'Est Europa;Le altre linee di importanza regionale che si attestano a Bologna Centrale sono:</text:p>
          </table:table-cell>
          <table:table-cell table:number-columns-repeated="16381" table:style-name="ce1"/>
        </table:table-row>
        <table:table-row table:style-name="ro1">
          <table:table-cell office:value-type="string" table:style-name="ce1">
            <text:p>Romagna</text:p>
          </table:table-cell>
          <table:table-cell office:value-type="string" table:style-name="ce1">
            <text:p>Bologna, Emilia-Romagna, Italia</text:p>
          </table:table-cell>
          <table:table-cell office:value-type="string" table:style-name="ce1">
            <text:p>L'avvento del regime fascista portò all'abolizione degli organi democratici comunali, reistituiti solo dopo la Liberazione con l'introduzione del suffragio universale. Il primo sindaco del dopoguerra fu Giuseppe Dozza, nominato nel 1945 dal Comitato regionale di liberazione nazionale Emilia e Romagna e confermato alle prime elezioni amministrative a suffragio universale del 1946. Da allora, con la sola parentesi del 1999-2004 (che vide a capo della giunta di centro-destra Giorgio Guazzaloca), i cittadini hanno eletto amministrazioni di sinistra o centro-sinistra, tanto da far assumere all'appellativo "Bologna la rossa" un significato politico.</text:p>
          </table:table-cell>
          <table:table-cell table:number-columns-repeated="16381" table:style-name="ce1"/>
        </table:table-row>
        <table:table-row table:style-name="ro1">
          <table:table-cell office:value-type="string" table:style-name="ce1">
            <text:p>Romani</text:p>
          </table:table-cell>
          <table:table-cell office:value-type="string" table:style-name="ce1">
            <text:p>Imola Scavi Romani, Via Villa Clelia, Cappuccini, Imola, Nuovo Circondario Imolese, Bologna, Emilia-Romagna, 40026, Italia</text:p>
          </table:table-cell>
          <table:table-cell office:value-type="string" table:style-name="ce1">
            <text:p>È nota per le sue torri, i suoi lunghi portici e un ben conservato centro storico, fra i più estesi d'Italia. La città, i cui primi insediamenti risalirebbero almeno al I millennio a.C., fu un importante centro urbano dapprima sotto gli Etruschi e i Celti, poi sotto i Romani e, nel Medioevo, come libero comune. Capitale settentrionale dello Stato Pontificio a partire dal Cinquecento, ebbe un ruolo molto importante durante il Risorgimento e, durante la seconda guerra mondiale, fu uno dei fulcri della Resistenza.</text:p>
          </table:table-cell>
          <table:table-cell office:value-type="string" table:style-name="ce1">
            <text:p>No</text:p>
          </table:table-cell>
          <table:table-cell table:number-columns-repeated="16380"/>
        </table:table-row>
        <table:table-row table:style-name="ro1">
          <table:table-cell office:value-type="string" table:style-name="ce1">
            <text:p>Romani</text:p>
          </table:table-cell>
          <table:table-cell office:value-type="string" table:style-name="ce1">
            <text:p>Imola Scavi Romani, Via Villa Clelia, Cappuccini, Imola, Nuovo Circondario Imolese, Bologna, Emilia-Romagna, 40026, Italia</text:p>
          </table:table-cell>
          <table:table-cell office:value-type="string" table:style-name="ce1">
            <text:p>Successivamente (V-IV secolo a.C.), con la discesa dei Galli nella penisola, gli Etruschi persero il controllo dell'area. Il dominio gallico sulla zona durò fino al 196 a.C., anno in cui i Galli Boi furono soggiogati dai Romani. Nel 189 a.C. questi ultimi fondarono sul sito una colonia di diritto latino a cui diedero il nome di Bononia.</text:p>
          </table:table-cell>
          <table:table-cell table:number-columns-repeated="16381" table:style-name="ce1"/>
        </table:table-row>
        <table:table-row table:style-name="ro1">
          <table:table-cell office:value-type="string" table:style-name="ce1">
            <text:p>Romani</text:p>
          </table:table-cell>
          <table:table-cell office:value-type="string" table:style-name="ce1">
            <text:p>Imola Scavi Romani, Via Villa Clelia, Cappuccini, Imola, Nuovo Circondario Imolese, Bologna, Emilia-Romagna, 40026, Italia</text:p>
          </table:table-cell>
          <table:table-cell office:value-type="string" table:style-name="ce1">
            <text:p>Etnie e minoranze straniere Secondo i dati ISTAT, al 31 dicembre 2020 i cittadini stranieri a Bologna risultavano 62 422 (15,9% tra tutti i residenti).Le prime dieci comunità sono quelle provenienti da: <text:s/> Romania, 9 726  Bangladesh, 4 990  Filippine, 4 966  Cina, 4 547  Pakistan, 4 368  Ucraina, 3 815  Marocco, 3 439  Moldavia, 3 381  Albania, 2 657  Sri Lanka, 1 297A Bologna è nata una delle prime chinatown italiane, con i primi insediamenti di cittadini cinesi risalenti agli anni trenta, ampliatisi negli anni cinquanta e ottanta. L'area dove si concentrarono fin dall'inizio le comunità cinesi comprende le zone della Bolognina e di Corticella (soprattutto attorno a via Ferrarese).</text:p>
          </table:table-cell>
          <table:table-cell table:number-columns-repeated="16381" table:style-name="ce1"/>
        </table:table-row>
        <table:table-row table:style-name="ro1">
          <table:table-cell office:value-type="string" table:style-name="ce1">
            <text:p>Romani</text:p>
          </table:table-cell>
          <table:table-cell office:value-type="string" table:style-name="ce1">
            <text:p>Imola Scavi Romani, Via Villa Clelia, Cappuccini, Imola, Nuovo Circondario Imolese, Bologna, Emilia-Romagna, 40026, Italia</text:p>
          </table:table-cell>
          <table:table-cell office:value-type="string" table:style-name="ce1">
            <text:p><text:s/>Turismo Terme A Bologna e nell'area metropolitana sono presenti diversi stabilimenti termali. I primi impianti dell'area risalgono ai tempi degli antichi Romani. <text:s/>Infrastrutture e trasporti La città e la sua area metropolitana sono poste al centro dei traffici dell'Italia produttiva.</text:p>
          </table:table-cell>
          <table:table-cell table:number-columns-repeated="16381" table:style-name="ce1"/>
        </table:table-row>
        <table:table-row table:style-name="ro1">
          <table:table-cell office:value-type="string" table:style-name="ce1">
            <text:p>Romani</text:p>
          </table:table-cell>
          <table:table-cell office:value-type="string" table:style-name="ce1">
            <text:p>Imola Scavi Romani, Via Villa Clelia, Cappuccini, Imola, Nuovo Circondario Imolese, Bologna, Emilia-Romagna, 40026, Italia</text:p>
          </table:table-cell>
          <table:table-cell office:value-type="string" table:style-name="ce1">
            <text:p>Bologna si colloca assai sopra la media nazionale anche per partecipazione delle donne nell'amministrazione, con ben 60% di elette nel Consiglio Comunale nel 2016. Consolati A Bologna sono presenti i consolati generali del Marocco e della Romania. Vi si trovano inoltre i seguenti consoli onorari:</text:p>
          </table:table-cell>
          <table:table-cell table:number-columns-repeated="16381" table:style-name="ce1"/>
        </table:table-row>
        <table:table-row table:style-name="ro1">
          <table:table-cell office:value-type="string" table:style-name="ce1">
            <text:p>Romania</text:p>
          </table:table-cell>
          <table:table-cell office:value-type="string" table:style-name="ce1">
            <text:p>Bologna, Emilia-Romagna, Italia</text:p>
          </table:table-cell>
          <table:table-cell office:value-type="string" table:style-name="ce1">
            <text:p>Etnie e minoranze straniere Secondo i dati ISTAT, al 31 dicembre 2020 i cittadini stranieri a Bologna risultavano 62 422 (15,9% tra tutti i residenti).Le prime dieci comunità sono quelle provenienti da: <text:s/> Romania, 9 726  Bangladesh, 4 990  Filippine, 4 966  Cina, 4 547  Pakistan, 4 368  Ucraina, 3 815  Marocco, 3 439  Moldavia, 3 381  Albania, 2 657  Sri Lanka, 1 297A Bologna è nata una delle prime chinatown italiane, con i primi insediamenti di cittadini cinesi risalenti agli anni trenta, ampliatisi negli anni cinquanta e ottanta. L'area dove si concentrarono fin dall'inizio le comunità cinesi comprende le zone della Bolognina e di Corticella (soprattutto attorno a via Ferrarese).</text:p>
          </table:table-cell>
          <table:table-cell office:value-type="string" table:style-name="ce1">
            <text:p>No</text:p>
          </table:table-cell>
          <table:table-cell table:number-columns-repeated="16380"/>
        </table:table-row>
        <table:table-row table:style-name="ro1">
          <table:table-cell office:value-type="string" table:style-name="ce1">
            <text:p>Romania</text:p>
          </table:table-cell>
          <table:table-cell office:value-type="string" table:style-name="ce1">
            <text:p>Bologna, Emilia-Romagna, Italia</text:p>
          </table:table-cell>
          <table:table-cell office:value-type="string" table:style-name="ce1">
            <text:p>Bologna si colloca assai sopra la media nazionale anche per partecipazione delle donne nell'amministrazione, con ben 60% di elette nel Consiglio Comunale nel 2016. Consolati A Bologna sono presenti i consolati generali del Marocco e della Romania. Vi si trovano inoltre i seguenti consoli onorari:</text:p>
          </table:table-cell>
          <table:table-cell table:number-columns-repeated="16381" table:style-name="ce1"/>
        </table:table-row>
        <table:table-row table:style-name="ro1">
          <table:table-cell office:value-type="string" table:style-name="ce1">
            <text:p>Saie</text:p>
          </table:table-cell>
          <table:table-cell office:value-type="string" table:style-name="ce1">
            <text:p>Sai, Via Marco Emilio Lepido, Borgo Panigale, Borgo Panigale-Reno, Casteldebole, Bologna, Emilia-Romagna, 40132, Italia</text:p>
          </table:table-cell>
          <table:table-cell office:value-type="string" table:style-name="ce1">
            <text:p><text:s/>Commercio L'area di Bologna è un polo commerciale di primaria importanza (con il Centergross nell'area metropolitana, che per un lungo periodo è stato dalla fondazione nel 1977 la più grande cittadella commerciale all'ingrosso d'Europa, e l'Interporto). È un importante centro fieristico che con la Fiera di Bologna ospita numerose fiere di caratura internazionale (Arte Fiera, Saie, EIMA, Cersaie, Cosmoprof, Sana, Fiera del Libro per Ragazzi, Music Italy Show, ecc.). In Italia, BolognaFiere è per fatturato il secondo grande nucleo fieristico dopo Milano.</text:p>
          </table:table-cell>
          <table:table-cell office:value-type="string" table:style-name="ce1">
            <text:p>No</text:p>
          </table:table-cell>
          <table:table-cell table:number-columns-repeated="16380"/>
        </table:table-row>
        <table:table-row table:style-name="ro1">
          <table:table-cell office:value-type="string" table:style-name="ce1">
            <text:p>Sala Borsa</text:p>
          </table:table-cell>
          <table:table-cell office:value-type="string" table:style-name="ce1">
            <text:p>Sala Borsa, 3, Piazza del Nettuno, Irnerio, Santo Stefano, Bologna, Emilia-Romagna, 40124, Italia</text:p>
          </table:table-cell>
          <table:table-cell office:value-type="string" table:style-name="ce1">
            <text:p>Voluta dal cardinale legato Carlo Borromeo, fu progettata da Tommaso Laureti ed è sormontata da una statua rappresentante il dio del mare Nettuno, opera del Giambologna. L'altra fontana cittadina degna di nota è la cosiddetta Fontana Vecchia, addossata al palazzo Comunale (oggi Sala Borsa) in via Ugo Bassi, opera dello stesso Tommaso Laureti che progettò la più famosa fontana del Nettuno nel XVI secolo. All'interno del Parco della Montagnola è situata la fontana costruita in occasione dell'Esposizione emiliana del 1888, con sculture che raffigurano animali, ad opera di Diego Sarti.</text:p>
          </table:table-cell>
          <table:table-cell office:value-type="string" table:style-name="ce1">
            <text:p>Si</text:p>
          </table:table-cell>
          <table:table-cell table:number-columns-repeated="16380"/>
        </table:table-row>
        <table:table-row table:style-name="ro1">
          <table:table-cell office:value-type="string" table:style-name="ce1">
            <text:p>Sala Borsa</text:p>
          </table:table-cell>
          <table:table-cell office:value-type="string" table:style-name="ce1">
            <text:p>Sala Borsa, 3, Piazza del Nettuno, Irnerio, Santo Stefano, Bologna, Emilia-Romagna, 40124, Italia</text:p>
          </table:table-cell>
          <table:table-cell office:value-type="string" table:style-name="ce1">
            <text:p>Biblioteche A Bologna si trovano più di cento biblioteche, fra cui 4 comunali, 11 di quartiere e più di 70 universitarie, dislocate in diverse zone della città. Fra le più note e frequentate vi sono la Biblioteca Comunale dell'Archiginnasio (ex sede dell'Università) e la Biblioteca Sala Borsa (inaugurata nel 2001). La più fornita, con oltre 1 300 000 volumi, è la Biblioteca universitaria di Bologna.</text:p>
          </table:table-cell>
          <table:table-cell table:number-columns-repeated="16381" table:style-name="ce1"/>
        </table:table-row>
        <table:table-row table:style-name="ro1">
          <table:table-cell office:value-type="string" table:style-name="ce1">
            <text:p>San Donato-San Vitale</text:p>
          </table:table-cell>
          <table:table-cell office:value-type="string" table:style-name="ce1">
            <text:p>San Donato-San Vitale, Bologna, Emilia-Romagna, Italia</text:p>
          </table:table-cell>
          <table:table-cell office:value-type="string" table:style-name="ce1">
            <text:p><text:s/>Suddivisioni amministrative Il comune è suddiviso amministrativamente in sei circoscrizioni di decentramento, a cui lo statuto attribuisce il nome di "quartieri": Borgo Panigale-Reno, San Donato-San Vitale, Savena, Navile, Porto-Saragozza, Santo Stefano. <text:s/>Urbanistica Il centro storico di Bologna è uno dei più antichi e vasti d'Europa.</text:p>
          </table:table-cell>
          <table:table-cell office:value-type="string" table:style-name="ce1">
            <text:p>Si</text:p>
          </table:table-cell>
          <table:table-cell table:number-columns-repeated="16380"/>
        </table:table-row>
        <table:table-row table:style-name="ro1">
          <table:table-cell office:value-type="string" table:style-name="ce1">
            <text:p>San Giacomo Maggiore</text:p>
          </table:table-cell>
          <table:table-cell office:value-type="string" table:style-name="ce1">
            <text:p>Chiesa di San Giacomo Maggiore, Via Zamboni, Irnerio, Santo Stefano, Bologna, Emilia-Romagna, 40126, Italia</text:p>
          </table:table-cell>
          <table:table-cell office:value-type="string" table:style-name="ce1">
            <text:p>La cattedrale cittadina dedicata a San Pietro, sita in via Indipendenza, fu costruita nel XVII secolo sulle rovine dell'antico edificio paleocristiano. Altre rilevanti chiese cittadine sono San Giacomo Maggiore (1263), in stile gotico e con elegante portico rinascimentale; la Basilica di Santa Maria dei Servi (eretta tra il XIV e il XVI secolo), con una Maestà di Cimabue e un suggestivo quadriportico;</text:p>
          </table:table-cell>
          <table:table-cell office:value-type="string" table:style-name="ce1">
            <text:p>Si</text:p>
          </table:table-cell>
          <table:table-cell table:number-columns-repeated="16380"/>
        </table:table-row>
        <table:table-row table:style-name="ro1">
          <table:table-cell office:value-type="string" table:style-name="ce1">
            <text:p>San Lazzaro di Savena</text:p>
          </table:table-cell>
          <table:table-cell office:value-type="string" table:style-name="ce1">
            <text:p>San Lazzaro di Savena, Bologna, Emilia-Romagna, 40068, Italia</text:p>
          </table:table-cell>
          <table:table-cell office:value-type="string" table:style-name="ce1">
            <text:p><text:s/>Cimiteri monumentali Poco lontano dal centro storico si trova il Cimitero monumentale della Certosa di Bologna, che fu aperto nel 1801 trasformando la precedente Certosa di San Girolamo di Casara, costruita nel 1350 e soppressa da Napoleone. Alle porte di Bologna, al confine con San Lazzaro di Savena, si trova un complesso militare della seconda guerra mondiale. Il cimitero maggiore è il cimitero polacco, il più grande dei quattro cimiteri militari dei polacchi caduti in Italia durante la seconda guerra mondiale.</text:p>
          </table:table-cell>
          <table:table-cell office:value-type="string" table:style-name="ce1">
            <text:p>Si</text:p>
          </table:table-cell>
          <table:table-cell table:number-columns-repeated="16380"/>
        </table:table-row>
        <table:table-row table:style-name="ro1">
          <table:table-cell office:value-type="string" table:style-name="ce1">
            <text:p>San Lazzaro di Savena</text:p>
          </table:table-cell>
          <table:table-cell office:value-type="string" table:style-name="ce1">
            <text:p>San Lazzaro di Savena, Bologna, Emilia-Romagna, 40068, Italia</text:p>
          </table:table-cell>
          <table:table-cell office:value-type="string" table:style-name="ce1">
            <text:p>Orto botanico È il giardino botanico dell'Università di Bologna, fondato nel 1568 da Ulisse Aldrovandi e considerato uno dei più antichi d'Europa. Parco Carlo Urbani Il parco fluviale del Savena che si trova fra Bologna e San Lazzaro di Savena, ospita numerose specie animali e una ricca varietà di flora. Parco regionale dei Gessi Bolognesi e Calanchi dell'Abbadessa Ha una superficie di 3 123 ettari e si sviluppa sulle prime pendici della collina bolognese e comprende territori dei comuni di Bologna, San Lazzaro di Savena, Ozzano dell'Emilia e Pianoro, ad altitudini comprese fra 70 e 400 m s.l.m.</text:p>
          </table:table-cell>
          <table:table-cell table:number-columns-repeated="16381" table:style-name="ce1"/>
        </table:table-row>
        <table:table-row table:style-name="ro1">
          <table:table-cell office:value-type="string" table:style-name="ce1">
            <text:p>San Lazzaro di Savena</text:p>
          </table:table-cell>
          <table:table-cell office:value-type="string" table:style-name="ce1">
            <text:p>San Lazzaro di Savena, Bologna, Emilia-Romagna, 40068, Italia</text:p>
          </table:table-cell>
          <table:table-cell office:value-type="string" table:style-name="ce1">
            <text:p>Parco Carlo Urbani Il parco fluviale del Savena che si trova fra Bologna e San Lazzaro di Savena, ospita numerose specie animali e una ricca varietà di flora. Parco regionale dei Gessi Bolognesi e Calanchi dell'Abbadessa Ha una superficie di 3 123 ettari e si sviluppa sulle prime pendici della collina bolognese e comprende territori dei comuni di Bologna, San Lazzaro di Savena, Ozzano dell'Emilia e Pianoro, ad altitudini comprese fra 70 e 400 m s.l.m. , intorno a importanti affioramenti gessosi che hanno dato vita a un complesso carsico di notevole interesse.</text:p>
          </table:table-cell>
          <table:table-cell table:number-columns-repeated="16381" table:style-name="ce1"/>
        </table:table-row>
        <table:table-row table:style-name="ro1">
          <table:table-cell office:value-type="string" table:style-name="ce1">
            <text:p>San Lazzaro di Savena</text:p>
          </table:table-cell>
          <table:table-cell office:value-type="string" table:style-name="ce1">
            <text:p>San Lazzaro di Savena, Bologna, Emilia-Romagna, 40068, Italia</text:p>
          </table:table-cell>
          <table:table-cell office:value-type="string" table:style-name="ce1">
            <text:p>Molte le società disseminate nel territorio metropolitano: a San Lazzaro di Savena il gruppo Conserve Italia (a cui fanno capo la Cirio, la Valfrutta, la Derby Blue, la Yoga e la Jolly Colombani); a Pianoro la Segafredo Zanetti;</text:p>
          </table:table-cell>
          <table:table-cell table:number-columns-repeated="16381" table:style-name="ce1"/>
        </table:table-row>
        <table:table-row table:style-name="ro1">
          <table:table-cell office:value-type="string" table:style-name="ce1">
            <text:p>San Marino</text:p>
          </table:table-cell>
          <table:table-cell office:value-type="string" table:style-name="ce1">
            <text:p>San Marino, Via Canali e Crociali, San Marino di Bentivoglio, Bentivoglio, Unione Reno Galliera, Bologna, Emilia-Romagna, 40018, Italia</text:p>
          </table:table-cell>
          <table:table-cell office:value-type="string" table:style-name="ce1">
            <text:p>Vi si trovano inoltre i seguenti consoli onorari: Austria, Bulgaria, Costa Rica, Francia, Grecia, Malta, Messico, Monaco, Montenegro, Norvegia, Paesi Bassi, Polonia, Portogallo, Regno Unito, Russia, San Marino, Spagna, Sudafrica, Svezia, Svizzera, Ungheria, Uruguay. Gemellaggi Bologna è gemellata con tredici città estere e tre comuni italiani:</text:p>
          </table:table-cell>
          <table:table-cell office:value-type="string" table:style-name="ce1">
            <text:p>No</text:p>
          </table:table-cell>
          <table:table-cell table:number-columns-repeated="16380"/>
        </table:table-row>
        <table:table-row table:style-name="ro1">
          <table:table-cell office:value-type="string" table:style-name="ce1">
            <text:p>San Vitale</text:p>
          </table:table-cell>
          <table:table-cell office:value-type="string" table:style-name="ce1">
            <text:p>San Vitale, Irnerio, Santo Stefano, Bologna, Emilia-Romagna, 40125, Italia</text:p>
          </table:table-cell>
          <table:table-cell office:value-type="string" table:style-name="ce1">
            <text:p><text:s/>Suddivisioni amministrative Il comune è suddiviso amministrativamente in sei circoscrizioni di decentramento, a cui lo statuto attribuisce il nome di "quartieri": Borgo Panigale-Reno, San Donato-San Vitale, Savena, Navile, Porto-Saragozza, Santo Stefano. <text:s/>Urbanistica Il centro storico di Bologna è uno dei più antichi e vasti d'Europa.</text:p>
          </table:table-cell>
          <table:table-cell office:value-type="string" table:style-name="ce1">
            <text:p>Si</text:p>
          </table:table-cell>
          <table:table-cell table:number-columns-repeated="16380"/>
        </table:table-row>
        <table:table-row table:style-name="ro1">
          <table:table-cell office:value-type="string" table:style-name="ce1">
            <text:p>San Vitale</text:p>
          </table:table-cell>
          <table:table-cell office:value-type="string" table:style-name="ce1">
            <text:p>San Vitale, Irnerio, Santo Stefano, Bologna, Emilia-Romagna, 40125, Italia</text:p>
          </table:table-cell>
          <table:table-cell office:value-type="string" table:style-name="ce1">
            <text:p>L'espansione demografica dovuta alla forte immigrazione dalla provincia e dalle regioni del sud Italia ha portato, soprattutto negli anni sessanta e settanta del Novecento, a un’intensa urbanizzazione delle aree un tempo rurali all'esterno delle mura cittadine. Nacquero così popolosi quartieri periferici come la Barca (1962), il Pilastro (1966) o il Fossolo (1968), e si realizzarono grandi progetti di edilizia popolare, come ad esempio il grattacielo di San Vitale (1958-60), l'insediamento "Levante Emilia" in via Napoli (1961), il Treno (1957-62) e lo Steccone (1968) alla Barca, il Virgolone (1976) al Pilastro. 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text:p>
          </table:table-cell>
          <table:table-cell table:number-columns-repeated="16381" table:style-name="ce1"/>
        </table:table-row>
        <table:table-row table:style-name="ro1">
          <table:table-cell office:value-type="string" table:style-name="ce1">
            <text:p>San Vitale</text:p>
          </table:table-cell>
          <table:table-cell office:value-type="string" table:style-name="ce1">
            <text:p>San Vitale, Irnerio, Santo Stefano, Bologna, Emilia-Romagna, 40125, Italia</text:p>
          </table:table-cell>
          <table:table-cell office:value-type="string" table:style-name="ce1">
            <text:p>Altre strade importanti che toccano la città sono la Strada statale 9 Via Emilia, che la collega con numerosi capoluoghi dell'Emilia-Romagna, oltre che con Lodi e Milano; l'ex Strada statale 253 San Vitale che la collega con Ravenna; l'ex Strada statale 65 della Futa che la collega con Firenze e la Strada statale 64 Porrettana che proviene da Pistoia e prosegue per Ferrara.</text:p>
          </table:table-cell>
          <table:table-cell table:number-columns-repeated="16381" table:style-name="ce1"/>
        </table:table-row>
        <table:table-row table:style-name="ro1">
          <table:table-cell office:value-type="string" table:style-name="ce1">
            <text:p>Sana</text:p>
          </table:table-cell>
          <table:table-cell office:value-type="string" table:style-name="ce1">
            <text:p>Dieta Sana, Piazza Minghetti, Galvani, Santo Stefano, Bologna, Emilia-Romagna, 40124, Italia</text:p>
          </table:table-cell>
          <table:table-cell office:value-type="string" table:style-name="ce1">
            <text:p><text:s/>Commercio L'area di Bologna è un polo commerciale di primaria importanza (con il Centergross nell'area metropolitana, che per un lungo periodo è stato dalla fondazione nel 1977 la più grande cittadella commerciale all'ingrosso d'Europa, e l'Interporto). È un importante centro fieristico che con la Fiera di Bologna ospita numerose fiere di caratura internazionale (Arte Fiera, Saie, EIMA, Cersaie, Cosmoprof, Sana, Fiera del Libro per Ragazzi, Music Italy Show, ecc.). In Italia, BolognaFiere è per fatturato il secondo grande nucleo fieristico dopo Milano.</text:p>
          </table:table-cell>
          <table:table-cell office:value-type="string" table:style-name="ce1">
            <text:p>No</text:p>
          </table:table-cell>
          <table:table-cell table:number-columns-repeated="16380"/>
        </table:table-row>
        <table:table-row table:style-name="ro1">
          <table:table-cell office:value-type="string" table:style-name="ce1">
            <text:p>Santuario della Madonna di San Luca</text:p>
          </table:table-cell>
          <table:table-cell office:value-type="string" table:style-name="ce1">
            <text:p>Santuario della Madonna di San Luca, Portico di San Luca, Madonna di San Luca, Saragozza-Porto, Bologna, Emilia-Romagna, 40135, Italia</text:p>
          </table:table-cell>
          <table:table-cell office:value-type="string" table:style-name="ce1">
            <text:p>Altri eventi Discesa della Madonna di San Luca (si svolge a maggio): ogni anno si celebra l'antica tradizione della "discesa della Madonna di San Luca", che avviene il 12 maggio tramite una processione dal Santuario della Madonna di San Luca fino al centro della città. Smell - Festival dell'Olfatto (si svolge a maggio):</text:p>
          </table:table-cell>
          <table:table-cell office:value-type="string" table:style-name="ce1">
            <text:p>Si</text:p>
          </table:table-cell>
          <table:table-cell table:number-columns-repeated="16380"/>
        </table:table-row>
        <table:table-row table:style-name="ro1">
          <table:table-cell office:value-type="string" table:style-name="ce1">
            <text:p>Saragozza</text:p>
          </table:table-cell>
          <table:table-cell office:value-type="string" table:style-name="ce1">
            <text:p>Saragozza, Saragozza-Porto, Bologna, Emilia-Romagna, 40134, Italia</text:p>
          </table:table-cell>
          <table:table-cell office:value-type="string" table:style-name="ce1">
            <text:p>Il primo movimento gay, il "Circolo di cultura omosessuale 28 giugno", si è attivato in città già nel 1978 e nel 1982 ottenne spazi aggregativi dal Comune. L'Arcigay, la più grande associazione nazionale per la tutela dei diritti LGBT in Italia, si è costituita a Bologna nel 1985 con sede presso il Cassero di Porta Saragozza. Ha sede in città anche il MIT - Movimento Identità Trans, una onlus fondata nel 1982, di cui è stata presidente fino alla sua scomparsa Marcella Di Folco, prima associazione di questo tipo in Italia.</text:p>
          </table:table-cell>
          <table:table-cell office:value-type="string" table:style-name="ce1">
            <text:p>No</text:p>
          </table:table-cell>
          <table:table-cell table:number-columns-repeated="16380"/>
        </table:table-row>
        <table:table-row table:style-name="ro1">
          <table:table-cell office:value-type="string" table:style-name="ce1">
            <text:p>Saragozza</text:p>
          </table:table-cell>
          <table:table-cell office:value-type="string" table:style-name="ce1">
            <text:p>Saragozza, Saragozza-Porto, Bologna, Emilia-Romagna, 40134, Italia</text:p>
          </table:table-cell>
          <table:table-cell office:value-type="string" table:style-name="ce1">
            <text:p>La conferma di questo arriva da uno studio condotto nel 1989 dal gruppo Reclus di Montpellier e commissionato della DATAR (Délégation à l'Amenagement du Territoire et à l'Action Régionale), nel quale si formula una classificazione per grado d'importanza delle città con più di duecentomila abitanti di quattordici Stati dell'Europa Occidentale e mediterranea: Bologna, con Firenze e Venezia, si situava in posizione più avanzata di città più popolose, quali Dublino, Leeds, Liverpool, Lilla, Norimberga, Essen, Dortmund, Brema, Hannover, Saragozza, Malaga, Bilbao, Salonicco, Palermo, ecc. Nonostante l'esigua popolazione comunale Bologna è stata anche inserita, dal gruppo di studio GaWC, tra le cento città globali (o Città del Mondo), in virtù della sua importanza culturale ed economica (invero in categoria D, cioè città globali in formazione, con bassa evidenza).</text:p>
          </table:table-cell>
          <table:table-cell table:number-columns-repeated="16381" table:style-name="ce1"/>
        </table:table-row>
        <table:table-row table:style-name="ro1">
          <table:table-cell office:value-type="string" table:style-name="ce1">
            <text:p>Saragozza</text:p>
          </table:table-cell>
          <table:table-cell office:value-type="string" table:style-name="ce1">
            <text:p>Saragozza, Saragozza-Porto, Bologna, Emilia-Romagna, 40134, Italia</text:p>
          </table:table-cell>
          <table:table-cell office:value-type="string" table:style-name="ce1">
            <text:p><text:s/>Suddivisioni amministrative Il comune è suddiviso amministrativamente in sei circoscrizioni di decentramento, a cui lo statuto attribuisce il nome di "quartieri": Borgo Panigale-Reno, San Donato-San Vitale, Savena, Navile, Porto-Saragozza, Santo Stefano. <text:s/>Urbanistica Il centro storico di Bologna è uno dei più antichi e vasti d'Europa.</text:p>
          </table:table-cell>
          <table:table-cell table:number-columns-repeated="16381" table:style-name="ce1"/>
        </table:table-row>
        <table:table-row table:style-name="ro1">
          <table:table-cell office:value-type="string" table:style-name="ce1">
            <text:p>Savena</text:p>
          </table:table-cell>
          <table:table-cell office:value-type="string" table:style-name="ce1">
            <text:p>Savena, Bologna, Emilia-Romagna, Italia</text:p>
          </table:table-cell>
          <table:table-cell office:value-type="string" table:style-name="ce1">
            <text:p>Nel 2021 i suoi portici sono stati riconosciuti patrimonio dell'umanità dall'UNESCO. <text:s/>Geografia fisica Territorio Bologna è situata nelle propaggini meridionali della pianura Padana, a ridosso dei primi rilievi collinari dell'Appennino tosco-emiliano, fra lo sbocco delle valli del fiume Reno e del torrente Savena, che la bagnano longitudinalmente, rispettivamente a ovest e a est. L'altimetria del territorio comunale spazia dai 29 m s.l.m.</text:p>
          </table:table-cell>
          <table:table-cell office:value-type="string" table:style-name="ce1">
            <text:p>No</text:p>
          </table:table-cell>
          <table:table-cell table:number-columns-repeated="16380"/>
        </table:table-row>
        <table:table-row table:style-name="ro1">
          <table:table-cell office:value-type="string" table:style-name="ce1">
            <text:p>Savena</text:p>
          </table:table-cell>
          <table:table-cell office:value-type="string" table:style-name="ce1">
            <text:p>Savena, Bologna, Emilia-Romagna, Italia</text:p>
          </table:table-cell>
          <table:table-cell office:value-type="string" table:style-name="ce1">
            <text:p><text:s/>Cimiteri monumentali Poco lontano dal centro storico si trova il Cimitero monumentale della Certosa di Bologna, che fu aperto nel 1801 trasformando la precedente Certosa di San Girolamo di Casara, costruita nel 1350 e soppressa da Napoleone. Alle porte di Bologna, al confine con San Lazzaro di Savena, si trova un complesso militare della seconda guerra mondiale. Il cimitero maggiore è il cimitero polacco, il più grande dei quattro cimiteri militari dei polacchi caduti in Italia durante la seconda guerra mondiale.</text:p>
          </table:table-cell>
          <table:table-cell table:number-columns-repeated="16381" table:style-name="ce1"/>
        </table:table-row>
        <table:table-row table:style-name="ro1">
          <table:table-cell office:value-type="string" table:style-name="ce1">
            <text:p>Savena</text:p>
          </table:table-cell>
          <table:table-cell office:value-type="string" table:style-name="ce1">
            <text:p>Savena, Bologna, Emilia-Romagna, Italia</text:p>
          </table:table-cell>
          <table:table-cell office:value-type="string" table:style-name="ce1">
            <text:p>Orto botanico È il giardino botanico dell'Università di Bologna, fondato nel 1568 da Ulisse Aldrovandi e considerato uno dei più antichi d'Europa. Parco Carlo Urbani Il parco fluviale del Savena che si trova fra Bologna e San Lazzaro di Savena, ospita numerose specie animali e una ricca varietà di flora. Parco regionale dei Gessi Bolognesi e Calanchi dell'Abbadessa Ha una superficie di 3 123 ettari e si sviluppa sulle prime pendici della collina bolognese e comprende territori dei comuni di Bologna, San Lazzaro di Savena, Ozzano dell'Emilia e Pianoro, ad altitudini comprese fra 70 e 400 m s.l.m.</text:p>
          </table:table-cell>
          <table:table-cell table:number-columns-repeated="16381" table:style-name="ce1"/>
        </table:table-row>
        <table:table-row table:style-name="ro1">
          <table:table-cell office:value-type="string" table:style-name="ce1">
            <text:p>Savena</text:p>
          </table:table-cell>
          <table:table-cell office:value-type="string" table:style-name="ce1">
            <text:p>Savena, Bologna, Emilia-Romagna, Italia</text:p>
          </table:table-cell>
          <table:table-cell office:value-type="string" table:style-name="ce1">
            <text:p>Parco Carlo Urbani Il parco fluviale del Savena che si trova fra Bologna e San Lazzaro di Savena, ospita numerose specie animali e una ricca varietà di flora. Parco regionale dei Gessi Bolognesi e Calanchi dell'Abbadessa Ha una superficie di 3 123 ettari e si sviluppa sulle prime pendici della collina bolognese e comprende territori dei comuni di Bologna, San Lazzaro di Savena, Ozzano dell'Emilia e Pianoro, ad altitudini comprese fra 70 e 400 m s.l.m. , intorno a importanti affioramenti gessosi che hanno dato vita a un complesso carsico di notevole interesse.</text:p>
          </table:table-cell>
          <table:table-cell table:number-columns-repeated="16381" table:style-name="ce1"/>
        </table:table-row>
        <table:table-row table:style-name="ro1">
          <table:table-cell office:value-type="string" table:style-name="ce1">
            <text:p>Savena</text:p>
          </table:table-cell>
          <table:table-cell office:value-type="string" table:style-name="ce1">
            <text:p>Savena, Bologna, Emilia-Romagna, Italia</text:p>
          </table:table-cell>
          <table:table-cell office:value-type="string" table:style-name="ce1">
            <text:p><text:s/>Suddivisioni amministrative Il comune è suddiviso amministrativamente in sei circoscrizioni di decentramento, a cui lo statuto attribuisce il nome di "quartieri": Borgo Panigale-Reno, San Donato-San Vitale, Savena, Navile, Porto-Saragozza, Santo Stefano. <text:s/>Urbanistica Il centro storico di Bologna è uno dei più antichi e vasti d'Europa.</text:p>
          </table:table-cell>
          <table:table-cell table:number-columns-repeated="16381" table:style-name="ce1"/>
        </table:table-row>
        <table:table-row table:style-name="ro1">
          <table:table-cell office:value-type="string" table:style-name="ce1">
            <text:p>Savena</text:p>
          </table:table-cell>
          <table:table-cell office:value-type="string" table:style-name="ce1">
            <text:p>Savena, Bologna, Emilia-Romagna, Italia</text:p>
          </table:table-cell>
          <table:table-cell office:value-type="string" table:style-name="ce1">
            <text:p>Molte le società disseminate nel territorio metropolitano: a San Lazzaro di Savena il gruppo Conserve Italia (a cui fanno capo la Cirio, la Valfrutta, la Derby Blue, la Yoga e la Jolly Colombani); a Pianoro la Segafredo Zanetti;</text:p>
          </table:table-cell>
          <table:table-cell table:number-columns-repeated="16381" table:style-name="ce1"/>
        </table:table-row>
        <table:table-row table:style-name="ro1">
          <table:table-cell office:value-type="string" table:style-name="ce1">
            <text:p>Sigma</text:p>
          </table:table-cell>
          <table:table-cell office:value-type="string" table:style-name="ce1">
            <text:p>Sigma, Via San Pio quinto, Saffi, Saragozza-Porto, Bologna, Emilia-Romagna, 40134, Italia</text:p>
          </table:table-cell>
          <table:table-cell office:value-type="string" table:style-name="ce1">
            <text:p>a Cereglio la Cerelia Acqua Minerale. Vi si trovano infine le sedi nazionali delle cooperative alimentari Conad e Sigma, mentre nell'adiacente comune di Casalecchio hanno sede la Coop e Despar, e a Funo di Argelato la SISA. <text:s/>Commercio L'area di Bologna è un polo commerciale di primaria importanza (con il Centergross nell'area metropolitana, che per un lungo periodo è stato dalla fondazione nel 1977 la più grande cittadella commerciale all'ingrosso d'Europa, e l'Interporto).</text:p>
          </table:table-cell>
          <table:table-cell office:value-type="string" table:style-name="ce1">
            <text:p>No</text:p>
          </table:table-cell>
          <table:table-cell table:number-columns-repeated="16380"/>
        </table:table-row>
        <table:table-row table:style-name="ro1">
          <table:table-cell office:value-type="string" table:style-name="ce1">
            <text:p>Spagna</text:p>
          </table:table-cell>
          <table:table-cell office:value-type="string" table:style-name="ce1">
            <text:p>Giardino Garibaldini di Spagna, Saragozza, Saragozza-Porto, Bologna, Emilia-Romagna, Italia</text:p>
          </table:table-cell>
          <table:table-cell office:value-type="string" table:style-name="ce1">
            <text:p>Sono poi presenti altre sedi di università straniere o programmi di studi, come ad esempio l'Alliance Française, il Bologna Consortial Studies Program (BCSP) dell'Indiana University, la Brown University, l'Eastern College Consortium (E.C.CO.) del Vassar College, l'Istituto di Cultura Germanica e la University of California. Il più longevo esempio di istituzione accademica straniera è il Collegio di Spagna, il più antico collegio al mondo aperto a studenti stranieri, erede del fenomeno delle nationes nella tradizione dell'Università medievale, ed è anche l'unico, di tale tipo, sopravvissuto nell'Europa continentale (altri esempi hanno resistito solo nel Regno Unito).Il capoluogo emiliano ospita anche alcune università private riconosciute, come la Libera Università delle Arti (L.UN.A.) o l'Università Primo Levi. <text:s/>Accademie Nel Cinque-Seicento Bologna fu sede di numerose accademie, come quella letteraria degli Oziosi, quella artistica degli Incamminati fondata dai Carracci nel 1582, e quella musicale dei Floridi.</text:p>
          </table:table-cell>
          <table:table-cell office:value-type="string" table:style-name="ce1">
            <text:p>No</text:p>
          </table:table-cell>
          <table:table-cell table:number-columns-repeated="16380"/>
        </table:table-row>
        <table:table-row table:style-name="ro1">
          <table:table-cell office:value-type="string" table:style-name="ce1">
            <text:p>Spagna</text:p>
          </table:table-cell>
          <table:table-cell office:value-type="string" table:style-name="ce1">
            <text:p>Giardino Garibaldini di Spagna, Saragozza, Saragozza-Porto, Bologna, Emilia-Romagna, Italia</text:p>
          </table:table-cell>
          <table:table-cell office:value-type="string" table:style-name="ce1">
            <text:p>Vi si trovano inoltre i seguenti consoli onorari: Austria, Bulgaria, Costa Rica, Francia, Grecia, Malta, Messico, Monaco, Montenegro, Norvegia, Paesi Bassi, Polonia, Portogallo, Regno Unito, Russia, San Marino, Spagna, Sudafrica, Svezia, Svizzera, Ungheria, Uruguay. Gemellaggi Bologna è gemellata con tredici città estere e tre comuni italiani:</text:p>
          </table:table-cell>
          <table:table-cell table:number-columns-repeated="16381" table:style-name="ce1"/>
        </table:table-row>
        <table:table-row table:style-name="ro1">
          <table:table-cell office:value-type="string" table:style-name="ce1">
            <text:p>St. Louis</text:p>
          </table:table-cell>
          <table:table-cell office:value-type="string" table:style-name="ce1">
            <text:p>Via Louis Pasteur, San Giovanni in Persiceto, Unione Terre d'Acqua, Bologna, Emilia-Romagna, 40017, Italia</text:p>
          </table:table-cell>
          <table:table-cell office:value-type="string" table:style-name="ce1">
            <text:p>Gemellaggi Bologna è gemellata con tredici città estere e tre comuni italiani: <text:s text:c="2"/>Lipsia, dal 3 maggio 1962 <text:s/>Zagabria, dal 5 maggio 1963 <text:s/>Charkiv, dal 5 agosto 1966 <text:s/>Valencia, dal 27 marzo 1976 <text:s/>San Fele, dal 27 gennaio 1981 <text:s/>Salonicco, dal 29 ottobre 1981 <text:s/>Tolosa, dal 23 novembre 1981 <text:s/>Coventry, dal 21 aprile 1984 <text:s/>St. Louis, dal 30 luglio 1987 <text:s/>San Carlos, dal 21 maggio 1988 <text:s/>La Plata, dal 23 novembre 1988 <text:s/>Saint-Louis, dal 9 dicembre 1991 <text:s/>Tuzla, dal 21 luglio 1994 <text:s/>Portland, dal 28 aprile 2004 <text:s/>Bari, dal 18 novembre 2009 <text:s/>Pollica, dal 23 giugno 2012Inoltre sono stati sottoscritti vari protocolli di cooperazione con le città di: <text:s/>Barcellona, dal 26 novembre 2018 <text:s/>Belo Horizonte, dal 10 ottobre 1997 <text:s/>Chengdu, dal 15 luglio 2019 <text:s/>Chongqing, dal 1989 <text:s/>Craiova, dal 26 gennaio 2006 <text:s/>Firenze <text:s/>Hamamatsu, dal 23 aprile 2014 <text:s/>Itabashi, dal 7 luglio 2005 <text:s/>Le Kef, dal 2020 <text:s/>Meknès, dal 2020 <text:s/>Nižnij Novgorod, dall'8 ottobre 1998.</text:p>
          </table:table-cell>
          <table:table-cell office:value-type="string" table:style-name="ce1">
            <text:p>No</text:p>
          </table:table-cell>
          <table:table-cell table:number-columns-repeated="16380"/>
        </table:table-row>
        <table:table-row table:style-name="ro1">
          <table:table-cell office:value-type="string" table:style-name="ce1">
            <text:p>Stalingrado</text:p>
          </table:table-cell>
          <table:table-cell office:value-type="string" table:style-name="ce1">
            <text:p>Stalingrado, Casaralta, Navile, Bologna, Emilia-Romagna, 14007, Italia</text:p>
          </table:table-cell>
          <table:table-cell office:value-type="string" table:style-name="ce1">
            <text:p>Nacquero così popolosi quartieri periferici come la Barca (1962), il Pilastro (1966) o il Fossolo (1968), e si realizzarono grandi progetti di edilizia popolare, come ad esempio il grattacielo di San Vitale (1958-60), l'insediamento "Levante Emilia" in via Napoli (1961), il Treno (1957-62) e lo Steccone (1968) alla Barca, il Virgolone (1976) al Pilastro. 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 Nacque così il Fiera District, destinato a diventare la sede della Regione Emilia-Romagna, del Palazzo degli Affari, della Fiera di Bologna e di altre importanti istituzioni economiche.</text:p>
          </table:table-cell>
          <table:table-cell office:value-type="string" table:style-name="ce1">
            <text:p>No</text:p>
          </table:table-cell>
          <table:table-cell table:number-columns-repeated="16380"/>
        </table:table-row>
        <table:table-row table:style-name="ro1">
          <table:table-cell office:value-type="string" table:style-name="ce1">
            <text:p>Stalingrado</text:p>
          </table:table-cell>
          <table:table-cell office:value-type="string" table:style-name="ce1">
            <text:p>Stalingrado, Casaralta, Navile, Bologna, Emilia-Romagna, 14007, Italia</text:p>
          </table:table-cell>
          <table:table-cell office:value-type="string" table:style-name="ce1">
            <text:p>Al centro del Fiera District fu progettata una zona pedonale, piazza della Costituzione, la cui costruzione fu affidata a Isamu Noguchi. Fra gli ultimi esempi di architettura contemporanea e interventi urbanistici (spesso oggetto di accese discussioni) troviamo la Porta Europa dell'architetto Ettore Masi in via Stalingrado, il complesso del nuovo palazzo comunale nella zona della Bolognina (Palazzo Bonaccorso e piazza Liber Paradisus) e la Torre Unipol, un grattacielo alto 127 metri sito nella periferia est della città. <text:s/>Economia Bologna ospita un'importante rete di industrie meccaniche, elettroniche e alimentari e un gran numero di imprese di artigianato.</text:p>
          </table:table-cell>
          <table:table-cell table:number-columns-repeated="16381" table:style-name="ce1"/>
        </table:table-row>
        <table:table-row table:style-name="ro1">
          <table:table-cell office:value-type="string" table:style-name="ce1">
            <text:p>Stato Pontificio</text:p>
          </table:table-cell>
          <table:table-cell office:value-type="string" table:style-name="ce1">
            <text:p>Antico confine Stato Pontificio - Granducato di Toscana, SS65, La Ca', Piamaggio, Monghidoro, Unione dei comuni Savena-Idice, Bologna, Emilia-Romagna, 40063, Italia</text:p>
          </table:table-cell>
          <table:table-cell office:value-type="string" table:style-name="ce1">
            <text:p>La città, i cui primi insediamenti risalirebbero almeno al I millennio a.C., fu un importante centro urbano dapprima sotto gli Etruschi e i Celti, poi sotto i Romani e, nel Medioevo, come libero comune. Capitale settentrionale dello Stato Pontificio a partire dal Cinquecento, ebbe un ruolo molto importante durante il Risorgimento e, durante la seconda guerra mondiale, fu uno dei fulcri della Resistenza. Nel secondo dopoguerra, come buona parte dell'Emilia, è stata governata quasi ininterrottamente da amministrazioni di sinistra.</text:p>
          </table:table-cell>
          <table:table-cell office:value-type="string" table:style-name="ce1">
            <text:p>No</text:p>
          </table:table-cell>
          <table:table-cell table:number-columns-repeated="16380"/>
        </table:table-row>
        <table:table-row table:style-name="ro1">
          <table:table-cell office:value-type="string" table:style-name="ce1">
            <text:p>Stato Pontificio</text:p>
          </table:table-cell>
          <table:table-cell office:value-type="string" table:style-name="ce1">
            <text:p>Antico confine Stato Pontificio - Granducato di Toscana, SS65, La Ca', Piamaggio, Monghidoro, Unione dei comuni Savena-Idice, Bologna, Emilia-Romagna, 40063, Italia</text:p>
          </table:table-cell>
          <table:table-cell office:value-type="string" table:style-name="ce1">
            <text:p>Dopo un effimero periodo comunale, nel 1401 la signoria della città passò ai Bentivoglio, che la mantennero - fra alterne vicende - fino alla cacciata ad opera di papa Giulio II nel 1506. <text:s/>Storia moderna Nel 1507 Bologna passò allo Stato Pontificio e nel 1530 nella Basilica di San Petronio venne celebrata l'incoronazione di Carlo V Imperatore per mano di Papa Clemente VII. La città rimase nello Stato Pontificio fino al 1796, quando con Napoleone arrivarono a Bologna le truppe francesi.</text:p>
          </table:table-cell>
          <table:table-cell table:number-columns-repeated="16381" table:style-name="ce1"/>
        </table:table-row>
        <table:table-row table:style-name="ro1">
          <table:table-cell office:value-type="string" table:style-name="ce1">
            <text:p>Stato Pontificio</text:p>
          </table:table-cell>
          <table:table-cell office:value-type="string" table:style-name="ce1">
            <text:p>Antico confine Stato Pontificio - Granducato di Toscana, SS65, La Ca', Piamaggio, Monghidoro, Unione dei comuni Savena-Idice, Bologna, Emilia-Romagna, 40063, Italia</text:p>
          </table:table-cell>
          <table:table-cell office:value-type="string" table:style-name="ce1">
            <text:p><text:s/>Storia moderna Nel 1507 Bologna passò allo Stato Pontificio e nel 1530 nella Basilica di San Petronio venne celebrata l'incoronazione di Carlo V Imperatore per mano di Papa Clemente VII. La città rimase nello Stato Pontificio fino al 1796, quando con Napoleone arrivarono a Bologna le truppe francesi. Tuttavia, dopo il Congresso di Vienna (1815) la città ritornò allo Stato Pontificio.</text:p>
          </table:table-cell>
          <table:table-cell table:number-columns-repeated="16381" table:style-name="ce1"/>
        </table:table-row>
        <table:table-row table:style-name="ro1">
          <table:table-cell office:value-type="string" table:style-name="ce1">
            <text:p>Stato Pontificio</text:p>
          </table:table-cell>
          <table:table-cell office:value-type="string" table:style-name="ce1">
            <text:p>Antico confine Stato Pontificio - Granducato di Toscana, SS65, La Ca', Piamaggio, Monghidoro, Unione dei comuni Savena-Idice, Bologna, Emilia-Romagna, 40063, Italia</text:p>
          </table:table-cell>
          <table:table-cell office:value-type="string" table:style-name="ce1">
            <text:p>La città rimase nello Stato Pontificio fino al 1796, quando con Napoleone arrivarono a Bologna le truppe francesi. Tuttavia, dopo il Congresso di Vienna (1815) la città ritornò allo Stato Pontificio. Vi si stabilirono gli austriaci, per essere poi annessa, con il plebiscito dell'11-12 marzo 1860, al Regno di Sardegna che diventerà Regno d'Italia esattamente dodici mesi dopo.</text:p>
          </table:table-cell>
          <table:table-cell table:number-columns-repeated="16381" table:style-name="ce1"/>
        </table:table-row>
        <table:table-row table:style-name="ro1">
          <table:table-cell office:value-type="string" table:style-name="ce1">
            <text:p>stazione di Bologna Centrale</text:p>
          </table:table-cell>
          <table:table-cell office:value-type="string" table:style-name="ce1">
            <text:p>Stazione Centrale, Marconi, Saragozza-Porto, Bologna, Emilia-Romagna, 40100, Italia</text:p>
          </table:table-cell>
          <table:table-cell office:value-type="string" table:style-name="ce1">
            <text:p>La città è inoltre dotata di una linea ferroviaria di cintura. Le principale stazione ferroviaria è la stazione di Bologna Centrale, fra le più grandi stazioni italiane per traffico passeggeri (circa 58 milioni all'anno) e per numero di treni giornalieri in transito. <text:s/>Servizio ferroviario metropolitano Il Servizio ferroviario metropolitano di Bologna è un servizio ferroviario suburbano ad elevata frequenza, che utilizza linee ferroviarie convergenti nella città di Bologna.</text:p>
          </table:table-cell>
          <table:table-cell office:value-type="string" table:style-name="ce1">
            <text:p>Si</text:p>
          </table:table-cell>
          <table:table-cell table:number-columns-repeated="16380"/>
        </table:table-row>
        <table:table-row table:style-name="ro1">
          <table:table-cell office:value-type="string" table:style-name="ce1">
            <text:p>stazione di Bologna Centrale</text:p>
          </table:table-cell>
          <table:table-cell office:value-type="string" table:style-name="ce1">
            <text:p>Stazione Centrale, Marconi, Saragozza-Porto, Bologna, Emilia-Romagna, 40100, Italia</text:p>
          </table:table-cell>
          <table:table-cell office:value-type="string" table:style-name="ce1">
            <text:p>Oltre alla sua funzione al servizio dell'intera zona produttiva emiliana e marchigiana, l'aumento delle rotte da parte di compagnie aeree low cost e la realizzazione della linea ad Alta Velocità per Firenze hanno portato ad un massiccio aumento dell'utenza turistica. L'aeroporto è collegato alla stazione di Bologna Centrale tramite il Marconi Express, un people mover sopraelevato. <text:s/>Trasporti pubblici <text:s/>I trasporti pubblici urbani sono gestiti da TPER, che offre un servizio di autobus e filobus, con linee urbane, suburbane e interurbane.</text:p>
          </table:table-cell>
          <table:table-cell table:number-columns-repeated="16381" table:style-name="ce1"/>
        </table:table-row>
        <table:table-row table:style-name="ro1">
          <table:table-cell office:value-type="string" table:style-name="ce1">
            <text:p>Strada Maggiore</text:p>
          </table:table-cell>
          <table:table-cell office:value-type="string" table:style-name="ce1">
            <text:p>Strada Maggiore, Galvani, Santo Stefano, Bologna, Emilia-Romagna, 40125, Italia</text:p>
          </table:table-cell>
          <table:table-cell office:value-type="string" table:style-name="ce1">
            <text:p>Esso si distingue in dialetto bolognese cittadino (originario della zona intramuraria) e varianti cosiddette "ariose" della provincia. Come già notava Dante Alighieri nel suo De Vulgari Eloquentia, esistevano un tempo differenze di parlata persino fra gli abitanti del centro, ovvero fra il borgo San Felice (corrispondente alla zona del Pratello) e quelli di Strada Maggiore (zona dove nell’VIII secolo si erano insediati i Longobardi).A partire dagli anni 1960 e 1970, con la modernizzazione della società e la progressiva messa in minoranza della popolazione nativa a causa dell'aumento dell'immigrazione da altre regioni italiane, l'uso del dialetto è andato via via scomparendo, sopravvivendo quasi esclusivamente nelle sue versioni ariose nei comuni della provincia. Un rinnovato interesse si ebbe negli anni Ottanta, con l'organizzazione, supportata dal Comune e da artisti quali Andrea Mingardi, di festival della canzone bolognese.</text:p>
          </table:table-cell>
          <table:table-cell office:value-type="string" table:style-name="ce1">
            <text:p>Si</text:p>
          </table:table-cell>
          <table:table-cell table:number-columns-repeated="16380"/>
        </table:table-row>
        <table:table-row table:style-name="ro1">
          <table:table-cell office:value-type="string" table:style-name="ce1">
            <text:p>Strada Maggiore</text:p>
          </table:table-cell>
          <table:table-cell office:value-type="string" table:style-name="ce1">
            <text:p>Strada Maggiore, Galvani, Santo Stefano, Bologna, Emilia-Romagna, 40125, Italia</text:p>
          </table:table-cell>
          <table:table-cell office:value-type="string" table:style-name="ce1">
            <text:p>Sono presenti, inoltre, moltissime attività di abbigliamento, gioielli, artigianato, bistrot, oltre a numerose boutique di alta moda, concentrate in particolar modo fra Galleria Cavour, via Farini, il Pavaglione e via D'Azeglio. Ad esse si aggiunge Corte Isolani, una galleria medievale che collega piazza Santo Stefano a Strada Maggiore, sede di piccole boutique, caffè, ristoranti e un laboratorio di marionette. Altre strade dedicate allo shopping, ma di carattere più mainstream, sono le tre vie che formano la cosiddetta "T":</text:p>
          </table:table-cell>
          <table:table-cell table:number-columns-repeated="16381" table:style-name="ce1"/>
        </table:table-row>
        <table:table-row table:style-name="ro1">
          <table:table-cell office:value-type="string" table:style-name="ce1">
            <text:p>Strada statale 64 Porrettana</text:p>
          </table:table-cell>
          <table:table-cell office:value-type="string" table:style-name="ce1">
            <text:p>Strada Statale 64 Porrettana, Granaglione, Ponte della Venturina, Alto Reno Terme, Unione dell'Alto Reno, Bologna, Emilia-Romagna, 40045, Italia</text:p>
          </table:table-cell>
          <table:table-cell office:value-type="string" table:style-name="ce1">
            <text:p>l'ex Strada statale 253 San Vitale che la collega con Ravenna; l'ex Strada statale 65 della Futa che la collega con Firenze e la Strada statale 64 Porrettana che proviene da Pistoia e prosegue per Ferrara. <text:s/>Ferrovie <text:s/>Bologna costituisce un nodo ferroviario di rilevanza nazionale, attraverso il quale si stima che transiti oltre l'85% del traffico nazionale fra Nord e Sud, escludendo i traffici via La Spezia (per Milano e la Francia) e quelli via Ravenna - Ferrara e via Ferrara - Suzzara - Parma.</text:p>
          </table:table-cell>
          <table:table-cell office:value-type="string" table:style-name="ce1">
            <text:p>No</text:p>
          </table:table-cell>
          <table:table-cell table:number-columns-repeated="16380"/>
        </table:table-row>
        <table:table-row table:style-name="ro1">
          <table:table-cell office:value-type="string" table:style-name="ce1">
            <text:p>Strada statale 9 Via Emilia</text:p>
          </table:table-cell>
          <table:table-cell office:value-type="string" table:style-name="ce1">
            <text:p>Via Emilia, Centro, Imola, Nuovo Circondario Imolese, Bologna, Emilia-Romagna, 40026, Italia</text:p>
          </table:table-cell>
          <table:table-cell office:value-type="string" table:style-name="ce1">
            <text:p>È allo studio, inoltre, la realizzazione del cosiddetto Passante Nord che, staccandosi dalla A14 nella zona di Castel San Pietro Terme, dovrebbe collegarsi alla A1 prima di Castelfranco Emilia, transitando, a nord della città, in modo da allontanare dall'agglomerato urbano il traffico di solo transito. Altre strade importanti che toccano la città sono la Strada statale 9 Via Emilia, che la collega con numerosi capoluoghi dell'Emilia-Romagna, oltre che con Lodi e Milano; l'ex Strada statale 253 San Vitale che la collega con Ravenna;</text:p>
          </table:table-cell>
          <table:table-cell office:value-type="string" table:style-name="ce1">
            <text:p>No</text:p>
          </table:table-cell>
          <table:table-cell table:number-columns-repeated="16380"/>
        </table:table-row>
        <table:table-row table:style-name="ro1">
          <table:table-cell office:value-type="string" table:style-name="ce1">
            <text:p>Tangenziale delle biciclette</text:p>
          </table:table-cell>
          <table:table-cell office:value-type="string" table:style-name="ce1">
            <text:p>Tangenziale delle Biciclette, Saffi, Saragozza-Porto, Bologna, Emilia-Romagna, 40122, Italia</text:p>
          </table:table-cell>
          <table:table-cell office:value-type="string" table:style-name="ce1">
            <text:p>La rete ciclabile portante è identificata dai percorsi della Bicipolitana, la rete ciclabile della città metropolitana di Bologna. Dei 32 percorsi identificati dalla Bicipolitana, 10 sono percorsi radiali che partono dal centro di Bologna e altri 2 sono percorsi tangenziali che circondano la città di Bologna, tra cui la Tangenziale delle biciclette, inaugurata nel 2015, che segue il percorso dei viali di circonvallazione intorno al centro storico. La linea 2 della Bicipolitana comprende il tratto bolognese della Ciclovia del Sole, parte del corridoio ciclabile europeo EuroVelo 7, che percorre l'Europa da nord a sud.</text:p>
          </table:table-cell>
          <table:table-cell office:value-type="string" table:style-name="ce1">
            <text:p>Bho</text:p>
          </table:table-cell>
          <table:table-cell table:number-columns-repeated="16380"/>
        </table:table-row>
        <table:table-row table:style-name="ro1">
          <table:table-cell office:value-type="string" table:style-name="ce1">
            <text:p>Teatro Comunale</text:p>
          </table:table-cell>
          <table:table-cell office:value-type="string" table:style-name="ce1">
            <text:p>Teatro Comunale, Piazza Giuseppe Verdi, Irnerio, Santo Stefano, Bologna, Emilia-Romagna, 40126, Italia</text:p>
          </table:table-cell>
          <table:table-cell office:value-type="string" table:style-name="ce1">
            <text:p>Alcuni furono costruiti altri, già presenti, solo ammodernati. I Bentivoglio precedentemente furono tra le prime famiglie a costruirsi un loro palazzo che però fu distrutto e le macerie si trovano ai Giardini del Guasto dei Bentivoglio, dietro il Teatro Comunale. L'Archiginnasio di Bologna è uno dei palazzi più significativi della città:</text:p>
          </table:table-cell>
          <table:table-cell office:value-type="string" table:style-name="ce1">
            <text:p>Si</text:p>
          </table:table-cell>
          <table:table-cell table:number-columns-repeated="16380"/>
        </table:table-row>
        <table:table-row table:style-name="ro1">
          <table:table-cell office:value-type="string" table:style-name="ce1">
            <text:p>Teatro Comunale</text:p>
          </table:table-cell>
          <table:table-cell office:value-type="string" table:style-name="ce1">
            <text:p>Teatro Comunale, Piazza Giuseppe Verdi, Irnerio, Santo Stefano, Bologna, Emilia-Romagna, 40126, Italia</text:p>
          </table:table-cell>
          <table:table-cell office:value-type="string" table:style-name="ce1">
            <text:p>Dal 2007 si svolge il festival di fumetto BilBolbul, che propone artisti italiani e stranieri con mostre, incontri, dibattiti e laboratori. <text:s/>Musica Musica classica A Bologna sono presenti il Museo Internazionale e Biblioteca della Musica, il Conservatorio Giovanni Battista Martini, l'Accademia Filarmonica di Bologna e il Teatro Comunale di Bologna, sede dell'autorevole Orchestra della Fondazione Teatro Comunale di Bologna, attiva dal dopoguerra. Dal 1905 è attiva la casa musicale Bongiovanni, una delle più importanti nel campo dell'editoria e della discografia di musica classica.</text:p>
          </table:table-cell>
          <table:table-cell table:number-columns-repeated="16381" table:style-name="ce1"/>
        </table:table-row>
        <table:table-row table:style-name="ro1">
          <table:table-cell office:value-type="string" table:style-name="ce1">
            <text:p>Teatro Comunale</text:p>
          </table:table-cell>
          <table:table-cell office:value-type="string" table:style-name="ce1">
            <text:p>Teatro Comunale, Piazza Giuseppe Verdi, Irnerio, Santo Stefano, Bologna, Emilia-Romagna, 40126, Italia</text:p>
          </table:table-cell>
          <table:table-cell office:value-type="string" table:style-name="ce1">
            <text:p>I principali teatri di Bologna sono: <text:s/>Arena del Sole, teatro stabile della città, dotato di tre sale e un cortile, con ampio repertorio italiano e internazionale Teatro Alemanni, tempio della commedia dialettale bolognese Teatro Antoniano, dedicato agli spettacoli per bambini e ragazzi Teatro Celebrazioni, dedicato ai comici e alla danza contemporanea Teatro Comunale, che ospita i propri spettacoli musicali di opera lirica e di musica sinfonica Teatro Dehon, teatro stabile di produzione, che offre diversi cartelloni popolari: gestisce pure il Teatro Tivoli Teatro Duse, teatro di prosa Teatro Europa Auditorium, che ospita anche commedie musicali Teatro Manzoni, dedicato agli spettacoli musicali di ogni genere Teatro San Martino, dedicato agli spettacoli per bambini e ragazzi Teatro Testoni Ragazzi, dedicato agli spettacoli per bambini e ragazzi.</text:p>
          </table:table-cell>
          <table:table-cell table:number-columns-repeated="16381" table:style-name="ce1"/>
        </table:table-row>
        <table:table-row table:style-name="ro1">
          <table:table-cell office:value-type="string" table:style-name="ce1">
            <text:p>Teatro Comunale di</text:p>
          </table:table-cell>
          <table:table-cell office:value-type="string" table:style-name="ce1">
            <text:p>Teatro Comunale, Piazza Giuseppe Verdi, Irnerio, Santo Stefano, Bologna, Emilia-Romagna, 40126, Italia</text:p>
          </table:table-cell>
          <table:table-cell office:value-type="string" table:style-name="ce1">
            <text:p>Dal 2007 si svolge il festival di fumetto BilBolbul, che propone artisti italiani e stranieri con mostre, incontri, dibattiti e laboratori. <text:s/>Musica Musica classica A Bologna sono presenti il Museo Internazionale e Biblioteca della Musica, il Conservatorio Giovanni Battista Martini, l'Accademia Filarmonica di Bologna e il Teatro Comunale di Bologna, sede dell'autorevole Orchestra della Fondazione Teatro Comunale di Bologna, attiva dal dopoguerra. Dal 1905 è attiva la casa musicale Bongiovanni, una delle più importanti nel campo dell'editoria e della discografia di musica classica.</text:p>
          </table:table-cell>
          <table:table-cell office:value-type="string" table:style-name="ce1">
            <text:p>Si</text:p>
          </table:table-cell>
          <table:table-cell table:number-columns-repeated="16380"/>
        </table:table-row>
        <table:table-row table:style-name="ro1">
          <table:table-cell office:value-type="string" table:style-name="ce1">
            <text:p>Teatro della Sala</text:p>
          </table:table-cell>
          <table:table-cell office:value-type="string" table:style-name="ce1">
            <text:p>Agorà sala della comunità cine-teatro, Via Longarola, Padulle, Sala Bolognese, Unione Terre d'Acqua, Bologna, Emilia-Romagna, 40010, Italia</text:p>
          </table:table-cell>
          <table:table-cell office:value-type="string" table:style-name="ce1">
            <text:p><text:s/>Teatro <text:s/>Il teatro è stata una forma di intrattenimento molto diffusa a Bologna fino dal Cinquecento. Il primo teatro pubblico fu il Teatro della Sala, attivo a partire dal 1547 nel Palazzo del Podestà. Una figura molto importante del teatro bolognese e italiano fu Alfredo Testoni, il commediografo autore de Il cardinale Lambertini, grande successo teatrale sin dal 1905, riproposto poi sullo schermo dall'attore bolognese Gino Cervi.</text:p>
          </table:table-cell>
          <table:table-cell office:value-type="string" table:style-name="ce1">
            <text:p>No</text:p>
          </table:table-cell>
          <table:table-cell table:number-columns-repeated="16380"/>
        </table:table-row>
        <table:table-row table:style-name="ro1">
          <table:table-cell office:value-type="string" table:style-name="ce1">
            <text:p>Teatro Europa</text:p>
          </table:table-cell>
          <table:table-cell office:value-type="string" table:style-name="ce1">
            <text:p>Teatro Europa Auditorium (TEA), Piazza della Costituzione, San Donato, San Donato-San Vitale, Bologna, Emilia-Romagna, 40128, Italia</text:p>
          </table:table-cell>
          <table:table-cell office:value-type="string" table:style-name="ce1">
            <text:p><text:s/>Arena del Sole, teatro stabile della città, dotato di tre sale e un cortile, con ampio repertorio italiano e internazionale Teatro Alemanni, tempio della commedia dialettale bolognese Teatro Antoniano, dedicato agli spettacoli per bambini e ragazzi Teatro Celebrazioni, dedicato ai comici e alla danza contemporanea Teatro Comunale, che ospita i propri spettacoli musicali di opera lirica e di musica sinfonica Teatro Dehon, teatro stabile di produzione, che offre diversi cartelloni popolari: gestisce pure il Teatro Tivoli Teatro Duse, teatro di prosa Teatro Europa Auditorium, che ospita anche commedie musicali Teatro Manzoni, dedicato agli spettacoli musicali di ogni genere Teatro San Martino, dedicato agli spettacoli per bambini e ragazzi Teatro Testoni Ragazzi, dedicato agli spettacoli per bambini e ragazzi. Altri teatri o luoghi di spettacolo:</text:p>
          </table:table-cell>
          <table:table-cell office:value-type="string" table:style-name="ce1">
            <text:p>Si</text:p>
          </table:table-cell>
          <table:table-cell table:number-columns-repeated="16380"/>
        </table:table-row>
        <table:table-row table:style-name="ro1">
          <table:table-cell office:value-type="string" table:style-name="ce1">
            <text:p>Teatro Manzoni</text:p>
          </table:table-cell>
          <table:table-cell office:value-type="string" table:style-name="ce1">
            <text:p>Teatro Auditorium Manzoni, Via de' Monari, Marconi, Saragozza-Porto, Bologna, Emilia-Romagna, 40121, Italia</text:p>
          </table:table-cell>
          <table:table-cell office:value-type="string" table:style-name="ce1">
            <text:p><text:s/>Arena del Sole, teatro stabile della città, dotato di tre sale e un cortile, con ampio repertorio italiano e internazionale Teatro Alemanni, tempio della commedia dialettale bolognese Teatro Antoniano, dedicato agli spettacoli per bambini e ragazzi Teatro Celebrazioni, dedicato ai comici e alla danza contemporanea Teatro Comunale, che ospita i propri spettacoli musicali di opera lirica e di musica sinfonica Teatro Dehon, teatro stabile di produzione, che offre diversi cartelloni popolari: gestisce pure il Teatro Tivoli Teatro Duse, teatro di prosa Teatro Europa Auditorium, che ospita anche commedie musicali Teatro Manzoni, dedicato agli spettacoli musicali di ogni genere Teatro San Martino, dedicato agli spettacoli per bambini e ragazzi Teatro Testoni Ragazzi, dedicato agli spettacoli per bambini e ragazzi. Altri teatri o luoghi di spettacolo:</text:p>
          </table:table-cell>
          <table:table-cell office:value-type="string" table:style-name="ce1">
            <text:p>Si</text:p>
          </table:table-cell>
          <table:table-cell table:number-columns-repeated="16380"/>
        </table:table-row>
        <table:table-row table:style-name="ro1">
          <table:table-cell office:value-type="string" table:style-name="ce1">
            <text:p>Teatro San Martino</text:p>
          </table:table-cell>
          <table:table-cell office:value-type="string" table:style-name="ce1">
            <text:p>Teatro Fanin, Piazza Guazzatoio, Accatà, San Giovanni in Persiceto, Unione Terre d'Acqua, Bologna, Emilia-Romagna, 40017, Italia</text:p>
          </table:table-cell>
          <table:table-cell office:value-type="string" table:style-name="ce1">
            <text:p><text:s/>Arena del Sole, teatro stabile della città, dotato di tre sale e un cortile, con ampio repertorio italiano e internazionale Teatro Alemanni, tempio della commedia dialettale bolognese Teatro Antoniano, dedicato agli spettacoli per bambini e ragazzi Teatro Celebrazioni, dedicato ai comici e alla danza contemporanea Teatro Comunale, che ospita i propri spettacoli musicali di opera lirica e di musica sinfonica Teatro Dehon, teatro stabile di produzione, che offre diversi cartelloni popolari: gestisce pure il Teatro Tivoli Teatro Duse, teatro di prosa Teatro Europa Auditorium, che ospita anche commedie musicali Teatro Manzoni, dedicato agli spettacoli musicali di ogni genere Teatro San Martino, dedicato agli spettacoli per bambini e ragazzi Teatro Testoni Ragazzi, dedicato agli spettacoli per bambini e ragazzi. Altri teatri o luoghi di spettacolo:</text:p>
          </table:table-cell>
          <table:table-cell office:value-type="string" table:style-name="ce1">
            <text:p>No</text:p>
          </table:table-cell>
          <table:table-cell table:number-columns-repeated="16380"/>
        </table:table-row>
        <table:table-row table:style-name="ro1">
          <table:table-cell office:value-type="string" table:style-name="ce1">
            <text:p>Territorio Bologna</text:p>
          </table:table-cell>
          <table:table-cell office:value-type="string" table:style-name="ce1">
            <text:p>Agenzia del Territorio - Catasto, 11, Piazza Malpighi, Malpighi, Saragozza-Porto, Bologna, Emilia-Romagna, 40123, Italia</text:p>
          </table:table-cell>
          <table:table-cell office:value-type="string" table:style-name="ce1">
            <text:p>Nel 2021 i suoi portici sono stati riconosciuti patrimonio dell'umanità dall'UNESCO. <text:s/>Geografia fisica Territorio Bologna è situata nelle propaggini meridionali della pianura Padana, a ridosso dei primi rilievi collinari dell'Appennino tosco-emiliano, fra lo sbocco delle valli del fiume Reno e del torrente Savena, che la bagnano longitudinalmente, rispettivamente a ovest e a est. L'altimetria del territorio comunale spazia dai 29 m s.l.m.</text:p>
          </table:table-cell>
          <table:table-cell office:value-type="string" table:style-name="ce1">
            <text:p>No</text:p>
          </table:table-cell>
          <table:table-cell table:number-columns-repeated="16380"/>
        </table:table-row>
        <table:table-row table:style-name="ro1">
          <table:table-cell office:value-type="string" table:style-name="ce1">
            <text:p>Torre Azzoguidi</text:p>
          </table:table-cell>
          <table:table-cell office:value-type="string" table:style-name="ce1">
            <text:p>Torre Azzoguidi, Via Altabella, Irnerio, Santo Stefano, Bologna, Emilia-Romagna, 40121, Italia</text:p>
          </table:table-cell>
          <table:table-cell office:value-type="string" table:style-name="ce1">
            <text:p>Di esse, circa un centinaio in origine, ne sopravvivono oggi solamente diciassette. Fra le torri superstiti si possono citare la Torre Azzoguidi (61 metri di altezza), la Torre Prendiparte (59,50 metri), e le ben più note due torri: la Torre degli Asinelli e la Torre della Garisenda.</text:p>
          </table:table-cell>
          <table:table-cell office:value-type="string" table:style-name="ce1">
            <text:p>Si</text:p>
          </table:table-cell>
          <table:table-cell table:number-columns-repeated="16380"/>
        </table:table-row>
        <table:table-row table:style-name="ro1">
          <table:table-cell office:value-type="string" table:style-name="ce1">
            <text:p>Torre degli Asinelli</text:p>
          </table:table-cell>
          <table:table-cell office:value-type="string" table:style-name="ce1">
            <text:p>Asinelli, Strada Maggiore, Galvani, Santo Stefano, Bologna, Emilia-Romagna, 40125, Italia</text:p>
          </table:table-cell>
          <table:table-cell office:value-type="string" table:style-name="ce1">
            <text:p>Fra le torri superstiti si possono citare la Torre Azzoguidi (61 metri di altezza), la Torre Prendiparte (59,50 metri), e le ben più note due torri: la Torre degli Asinelli e la Torre della Garisenda. Le due torri sono i monumenti simbolo della città:</text:p>
          </table:table-cell>
          <table:table-cell office:value-type="string" table:style-name="ce1">
            <text:p>No</text:p>
          </table:table-cell>
          <table:table-cell table:number-columns-repeated="16380"/>
        </table:table-row>
        <table:table-row table:style-name="ro1">
          <table:table-cell office:value-type="string" table:style-name="ce1">
            <text:p>Torre degli Asinelli</text:p>
          </table:table-cell>
          <table:table-cell office:value-type="string" table:style-name="ce1">
            <text:p>Asinelli, Strada Maggiore, Galvani, Santo Stefano, Bologna, Emilia-Romagna, 40125, Italia</text:p>
          </table:table-cell>
          <table:table-cell office:value-type="string" table:style-name="ce1">
            <text:p>Le due torri sono i monumenti simbolo della città: la Torre degli Asinelli (97,20 metri, la torre pendente più alta d'Italia) e la Torre della Garisenda (in origine alta 60 metri, ora 48) edificate per volere di nobili ghibellini nel XII secolo. La più pendente delle due, la Garisenda,</text:p>
          </table:table-cell>
          <table:table-cell table:number-columns-repeated="16381" table:style-name="ce1"/>
        </table:table-row>
        <table:table-row table:style-name="ro1">
          <table:table-cell office:value-type="string" table:style-name="ce1">
            <text:p>Torre della Garisenda</text:p>
          </table:table-cell>
          <table:table-cell office:value-type="string" table:style-name="ce1">
            <text:p>Garisenda, Piazza di Porta Ravegnana, Irnerio, Santo Stefano, Bologna, Emilia-Romagna, 40121, Italia</text:p>
          </table:table-cell>
          <table:table-cell office:value-type="string" table:style-name="ce1">
            <text:p>Fra le torri superstiti si possono citare la Torre Azzoguidi (61 metri di altezza), la Torre Prendiparte (59,50 metri), e le ben più note due torri: la Torre degli Asinelli e la Torre della Garisenda. Le due torri sono i monumenti simbolo della città:</text:p>
          </table:table-cell>
          <table:table-cell office:value-type="string" table:style-name="ce1">
            <text:p>No</text:p>
          </table:table-cell>
          <table:table-cell table:number-columns-repeated="16380"/>
        </table:table-row>
        <table:table-row table:style-name="ro1">
          <table:table-cell office:value-type="string" table:style-name="ce1">
            <text:p>Torre della Garisenda</text:p>
          </table:table-cell>
          <table:table-cell office:value-type="string" table:style-name="ce1">
            <text:p>Garisenda, Piazza di Porta Ravegnana, Irnerio, Santo Stefano, Bologna, Emilia-Romagna, 40121, Italia</text:p>
          </table:table-cell>
          <table:table-cell office:value-type="string" table:style-name="ce1">
            <text:p>Le due torri sono i monumenti simbolo della città: la Torre degli Asinelli (97,20 metri, la torre pendente più alta d'Italia) e la Torre della Garisenda (in origine alta 60 metri, ora 48) edificate per volere di nobili ghibellini nel XII secolo. La più pendente delle due, la Garisenda,</text:p>
          </table:table-cell>
          <table:table-cell table:number-columns-repeated="16381" table:style-name="ce1"/>
        </table:table-row>
        <table:table-row table:style-name="ro1">
          <table:table-cell office:value-type="string" table:style-name="ce1">
            <text:p>Torre Prendiparte</text:p>
          </table:table-cell>
          <table:table-cell office:value-type="string" table:style-name="ce1">
            <text:p>Torre Prendiparte, 5, Piazzetta Prendiparte, Irnerio, Santo Stefano, Bologna, Emilia-Romagna, 40126, Italia</text:p>
          </table:table-cell>
          <table:table-cell office:value-type="string" table:style-name="ce1">
            <text:p>Di esse, circa un centinaio in origine, ne sopravvivono oggi solamente diciassette. Fra le torri superstiti si possono citare la Torre Azzoguidi (61 metri di altezza), la Torre Prendiparte (59,50 metri), e le ben più note due torri: la Torre degli Asinelli e la Torre della Garisenda.</text:p>
          </table:table-cell>
          <table:table-cell office:value-type="string" table:style-name="ce1">
            <text:p>Si</text:p>
          </table:table-cell>
          <table:table-cell table:number-columns-repeated="16380"/>
        </table:table-row>
        <table:table-row table:style-name="ro1">
          <table:table-cell office:value-type="string" table:style-name="ce1">
            <text:p>Torre Unipol</text:p>
          </table:table-cell>
          <table:table-cell office:value-type="string" table:style-name="ce1">
            <text:p>Torre Unipol, 6, Via Larga, Massarenti, San Donato-San Vitale, Croce del Biacco, Bologna, Emilia-Romagna, 40138, Italia</text:p>
          </table:table-cell>
          <table:table-cell office:value-type="string" table:style-name="ce1">
            <text:p>Al centro del Fiera District fu progettata una zona pedonale, piazza della Costituzione, la cui costruzione fu affidata a Isamu Noguchi. Fra gli ultimi esempi di architettura contemporanea e interventi urbanistici (spesso oggetto di accese discussioni) troviamo la Porta Europa dell'architetto Ettore Masi in via Stalingrado, il complesso del nuovo palazzo comunale nella zona della Bolognina (Palazzo Bonaccorso e piazza Liber Paradisus) e la Torre Unipol, un grattacielo alto 127 metri sito nella periferia est della città. <text:s/>Economia Bologna ospita un'importante rete di industrie meccaniche, elettroniche e alimentari e un gran numero di imprese di artigianato.</text:p>
          </table:table-cell>
          <table:table-cell office:value-type="string" table:style-name="ce1">
            <text:p>Si</text:p>
          </table:table-cell>
          <table:table-cell table:number-columns-repeated="16380"/>
        </table:table-row>
        <table:table-row table:style-name="ro1">
          <table:table-cell office:value-type="string" table:style-name="ce1">
            <text:p>Treno</text:p>
          </table:table-cell>
          <table:table-cell office:value-type="string" table:style-name="ce1">
            <text:p>Treno, Belcantone, Borgo Panigale-Reno, Casteldebole, Bologna, Emilia-Romagna, 40133, Italia</text:p>
          </table:table-cell>
          <table:table-cell office:value-type="string" table:style-name="ce1">
            <text:p>L'espansione demografica dovuta alla forte immigrazione dalla provincia e dalle regioni del sud Italia ha portato, soprattutto negli anni sessanta e settanta del Novecento, a un’intensa urbanizzazione delle aree un tempo rurali all'esterno delle mura cittadine. Nacquero così popolosi quartieri periferici come la Barca (1962), il Pilastro (1966) o il Fossolo (1968), e si realizzarono grandi progetti di edilizia popolare, come ad esempio il grattacielo di San Vitale (1958-60), l'insediamento "Levante Emilia" in via Napoli (1961), il Treno (1957-62) e lo Steccone (1968) alla Barca, il Virgolone (1976) al Pilastro. 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text:p>
          </table:table-cell>
          <table:table-cell office:value-type="string" table:style-name="ce1">
            <text:p>No</text:p>
          </table:table-cell>
          <table:table-cell table:number-columns-repeated="16380"/>
        </table:table-row>
        <table:table-row table:style-name="ro1">
          <table:table-cell office:value-type="string" table:style-name="ce1">
            <text:p>Università</text:p>
          </table:table-cell>
          <table:table-cell office:value-type="string" table:style-name="ce1">
            <text:p>Orto Botanico ed Erbario, 42, Via Irnerio, Irnerio, Santo Stefano, Bologna, Emilia-Romagna, 40126, Italia</text:p>
          </table:table-cell>
          <table:table-cell office:value-type="string" table:style-name="ce1">
            <text:p>L'Archiginnasio di Bologna è uno dei palazzi più significativi della città: fu sede dell'antica Università, dal 1563 al 1803. Il palazzo fu costruito nel 1562 su progetto di Antonio Morandi (detto il Terribilia), ed è ricchissimo di storia e opere d'arte.</text:p>
          </table:table-cell>
          <table:table-cell office:value-type="string" table:style-name="ce1">
            <text:p>No</text:p>
          </table:table-cell>
          <table:table-cell table:number-columns-repeated="16380"/>
        </table:table-row>
        <table:table-row table:style-name="ro1">
          <table:table-cell office:value-type="string" table:style-name="ce1">
            <text:p>Università</text:p>
          </table:table-cell>
          <table:table-cell office:value-type="string" table:style-name="ce1">
            <text:p>Orto Botanico ed Erbario, 42, Via Irnerio, Irnerio, Santo Stefano, Bologna, Emilia-Romagna, 40126, Italia</text:p>
          </table:table-cell>
          <table:table-cell office:value-type="string" table:style-name="ce1">
            <text:p>Giardino della Lunetta Gamberini Nel quartiere Santo Stefano, è un parco di 14,5 ettari inaugurato negli anni Settanta. Orto botanico È il giardino botanico dell'Università di Bologna, fondato nel 1568 da Ulisse Aldrovandi e considerato uno dei più antichi d'Europa. Parco Carlo Urbani Il parco fluviale del Savena che si trova fra Bologna e San Lazzaro di Savena, ospita numerose specie animali e una ricca varietà di flora.</text:p>
          </table:table-cell>
          <table:table-cell table:number-columns-repeated="16381" table:style-name="ce1"/>
        </table:table-row>
        <table:table-row table:style-name="ro1">
          <table:table-cell office:value-type="string" table:style-name="ce1">
            <text:p>Università</text:p>
          </table:table-cell>
          <table:table-cell office:value-type="string" table:style-name="ce1">
            <text:p>Orto Botanico ed Erbario, 42, Via Irnerio, Irnerio, Santo Stefano, Bologna, Emilia-Romagna, 40126, Italia</text:p>
          </table:table-cell>
          <table:table-cell office:value-type="string" table:style-name="ce1">
            <text:p>Molte istituzioni culturali e universitarie hanno sede alla Manifattura delle Arti, un'area recuperata negli spazi dell'ex Manifattura Tabacchi e dell'ex macello. <text:s/>Istruzione Università L'Università di Bologna è considerata la più antica università del mondo occidentale. La data della sua fondazione è stata fissata convenzionalmente nell'anno 1088 da una commissione presieduta da Giosuè Carducci.</text:p>
          </table:table-cell>
          <table:table-cell table:number-columns-repeated="16381" table:style-name="ce1"/>
        </table:table-row>
        <table:table-row table:style-name="ro1">
          <table:table-cell office:value-type="string" table:style-name="ce1">
            <text:p>Università</text:p>
          </table:table-cell>
          <table:table-cell office:value-type="string" table:style-name="ce1">
            <text:p>Orto Botanico ed Erbario, 42, Via Irnerio, Irnerio, Santo Stefano, Bologna, Emilia-Romagna, 40126, Italia</text:p>
          </table:table-cell>
          <table:table-cell office:value-type="string" table:style-name="ce1">
            <text:p>Nell'anno accademico 2019/20 ha ospitato più di 87 000 studenti. Secondo la classifica mondiale delle università stilata da Quacquarelli Symonds, l'Università di Bologna è la seconda università italiana e la 160ª nel mondo. L'alto numero di studenti, provenienti da ogni parte d'Italia e del mondo, ha un notevole impatto sulla vita della città.</text:p>
          </table:table-cell>
          <table:table-cell table:number-columns-repeated="16381" table:style-name="ce1"/>
        </table:table-row>
        <table:table-row table:style-name="ro1">
          <table:table-cell office:value-type="string" table:style-name="ce1">
            <text:p>Università</text:p>
          </table:table-cell>
          <table:table-cell office:value-type="string" table:style-name="ce1">
            <text:p>Orto Botanico ed Erbario, 42, Via Irnerio, Irnerio, Santo Stefano, Bologna, Emilia-Romagna, 40126, Italia</text:p>
          </table:table-cell>
          <table:table-cell office:value-type="string" table:style-name="ce1">
            <text:p>Sono poi presenti altre sedi di università straniere o programmi di studi, come ad esempio l'Alliance Française, il Bologna Consortial Studies Program (BCSP) dell'Indiana University, la Brown University, l'Eastern College Consortium (E.C.CO.) del Vassar College, l'Istituto di Cultura Germanica e la University of California. Il più longevo esempio di istituzione accademica straniera è il Collegio di Spagna, il più antico collegio al mondo aperto a studenti stranieri, erede del fenomeno delle nationes nella tradizione dell'Università medievale, ed è anche l'unico, di tale tipo, sopravvissuto nell'Europa continentale (altri esempi hanno resistito solo nel Regno Unito).Il capoluogo emiliano ospita anche alcune università private riconosciute, come la Libera Università delle Arti (L.UN.A.) o l'Università Primo Levi. <text:s/>Accademie Nel Cinque-Seicento Bologna fu sede di numerose accademie, come quella letteraria degli Oziosi, quella artistica degli Incamminati fondata dai Carracci nel 1582, e quella musicale dei Floridi.</text:p>
          </table:table-cell>
          <table:table-cell table:number-columns-repeated="16381" table:style-name="ce1"/>
        </table:table-row>
        <table:table-row table:style-name="ro1">
          <table:table-cell office:value-type="string" table:style-name="ce1">
            <text:p>Università</text:p>
          </table:table-cell>
          <table:table-cell office:value-type="string" table:style-name="ce1">
            <text:p>Orto Botanico ed Erbario, 42, Via Irnerio, Irnerio, Santo Stefano, Bologna, Emilia-Romagna, 40126, Italia</text:p>
          </table:table-cell>
          <table:table-cell office:value-type="string" table:style-name="ce1">
            <text:p>Biblioteche A Bologna si trovano più di cento biblioteche, fra cui 4 comunali, 11 di quartiere e più di 70 universitarie, dislocate in diverse zone della città. Fra le più note e frequentate vi sono la Biblioteca Comunale dell'Archiginnasio (ex sede dell'Università) e la Biblioteca Sala Borsa (inaugurata nel 2001). La più fornita, con oltre 1 300 000 volumi, è la Biblioteca universitaria di Bologna.</text:p>
          </table:table-cell>
          <table:table-cell table:number-columns-repeated="16381" table:style-name="ce1"/>
        </table:table-row>
        <table:table-row table:style-name="ro1">
          <table:table-cell office:value-type="string" table:style-name="ce1">
            <text:p>Università</text:p>
          </table:table-cell>
          <table:table-cell office:value-type="string" table:style-name="ce1">
            <text:p>Orto Botanico ed Erbario, 42, Via Irnerio, Irnerio, Santo Stefano, Bologna, Emilia-Romagna, 40126, Italia</text:p>
          </table:table-cell>
          <table:table-cell office:value-type="string" table:style-name="ce1">
            <text:p>Manifattura di Arti, Sperimentazione e Tecnologia. Anche l'Università ha propri musei, spesso legati ai singoli dipartimenti, tutti riuniti nel Sistema Museale d'Ateneo. Il principale dei musei universitari è il Museo di Palazzo Poggi che comprende numerose collezioni di storia naturale, anatomia e ostetricia, fisica e chimica, architettura militare, geografia e nautica, arte orientale.</text:p>
          </table:table-cell>
          <table:table-cell table:number-columns-repeated="16381" table:style-name="ce1"/>
        </table:table-row>
        <table:table-row table:style-name="ro1">
          <table:table-cell office:value-type="string" table:style-name="ce1">
            <text:p>Università</text:p>
          </table:table-cell>
          <table:table-cell office:value-type="string" table:style-name="ce1">
            <text:p>Orto Botanico ed Erbario, 42, Via Irnerio, Irnerio, Santo Stefano, Bologna, Emilia-Romagna, 40126, Italia</text:p>
          </table:table-cell>
          <table:table-cell office:value-type="string" table:style-name="ce1">
            <text:p>Film girati a Bologna <text:s/>Cucina <text:s/>La fama internazionale della cucina bolognese risale al Medioevo, quando le potenti famiglie signorili impiegavano presso le loro corti i cuochi più celebrati del tempo, mentre numerose erano già nel Trecento le osterie cittadine. La tradizione gastronomica di Bologna è strettamente legata all'Università: la mescolanza di numerosi studenti e professori di nazionalità diverse arricchì la cultura gastronomica, e rese necessaria una buona organizzazione dell'approvvigionamento alimentare.</text:p>
          </table:table-cell>
          <table:table-cell table:number-columns-repeated="16381" table:style-name="ce1"/>
        </table:table-row>
        <table:table-row table:style-name="ro1">
          <table:table-cell office:value-type="string" table:style-name="ce1">
            <text:p>Università di Bologna</text:p>
          </table:table-cell>
          <table:table-cell office:value-type="string" table:style-name="ce1">
            <text:p>Università di Bologna, Viale Carlo Berti Pichat, Irnerio, Santo Stefano, Bologna, Emilia-Romagna, 40126, Italia</text:p>
          </table:table-cell>
          <table:table-cell office:value-type="string" table:style-name="ce1">
            <text:p>Giardino della Lunetta Gamberini Nel quartiere Santo Stefano, è un parco di 14,5 ettari inaugurato negli anni Settanta. Orto botanico È il giardino botanico dell'Università di Bologna, fondato nel 1568 da Ulisse Aldrovandi e considerato uno dei più antichi d'Europa. Parco Carlo Urbani Il parco fluviale del Savena che si trova fra Bologna e San Lazzaro di Savena, ospita numerose specie animali e una ricca varietà di flora.</text:p>
          </table:table-cell>
          <table:table-cell office:value-type="string" table:style-name="ce1">
            <text:p>Si</text:p>
          </table:table-cell>
          <table:table-cell table:number-columns-repeated="16380"/>
        </table:table-row>
        <table:table-row table:style-name="ro1">
          <table:table-cell office:value-type="string" table:style-name="ce1">
            <text:p>Università di Bologna</text:p>
          </table:table-cell>
          <table:table-cell office:value-type="string" table:style-name="ce1">
            <text:p>Università di Bologna, Viale Carlo Berti Pichat, Irnerio, Santo Stefano, Bologna, Emilia-Romagna, 40126, Italia</text:p>
          </table:table-cell>
          <table:table-cell office:value-type="string" table:style-name="ce1">
            <text:p>Molte istituzioni culturali e universitarie hanno sede alla Manifattura delle Arti, un'area recuperata negli spazi dell'ex Manifattura Tabacchi e dell'ex macello. <text:s/>Istruzione Università L'Università di Bologna è considerata la più antica università del mondo occidentale. La data della sua fondazione è stata fissata convenzionalmente nell'anno 1088 da una commissione presieduta da Giosuè Carducci.</text:p>
          </table:table-cell>
          <table:table-cell table:number-columns-repeated="16381" table:style-name="ce1"/>
        </table:table-row>
        <table:table-row table:style-name="ro1">
          <table:table-cell office:value-type="string" table:style-name="ce1">
            <text:p>Università di Bologna</text:p>
          </table:table-cell>
          <table:table-cell office:value-type="string" table:style-name="ce1">
            <text:p>Università di Bologna, Viale Carlo Berti Pichat, Irnerio, Santo Stefano, Bologna, Emilia-Romagna, 40126, Italia</text:p>
          </table:table-cell>
          <table:table-cell office:value-type="string" table:style-name="ce1">
            <text:p>Nell'anno accademico 2019/20 ha ospitato più di 87 000 studenti. Secondo la classifica mondiale delle università stilata da Quacquarelli Symonds, l'Università di Bologna è la seconda università italiana e la 160ª nel mondo. L'alto numero di studenti, provenienti da ogni parte d'Italia e del mondo, ha un notevole impatto sulla vita della città.</text:p>
          </table:table-cell>
          <table:table-cell table:number-columns-repeated="16381" table:style-name="ce1"/>
        </table:table-row>
        <table:table-row table:style-name="ro1">
          <table:table-cell office:value-type="string" table:style-name="ce1">
            <text:p>via Caprarie</text:p>
          </table:table-cell>
          <table:table-cell office:value-type="string" table:style-name="ce1">
            <text:p>Via Caprarie, Irnerio, Santo Stefano, Bologna, Emilia-Romagna, 40121, Italia</text:p>
          </table:table-cell>
          <table:table-cell office:value-type="string" table:style-name="ce1">
            <text:p>Numerosi locali continuano a proporre con successo questo genere, fra cui alcuni specializzati. Il 17 settembre 2011 è stata inaugurata a Bologna la Strada del jazz, costituita da via Caprarie e via degli Orefici, con una manifestazione pubblica che ha ospitato numerosi concerti. La prima stella dei miti del jazz è dedicata a Chet Baker ed è posta sul marciapiede di fronte al portone dove un tempo sorgeva il Musiclub di Alberto Alberti.</text:p>
          </table:table-cell>
          <table:table-cell office:value-type="string" table:style-name="ce1">
            <text:p>Si</text:p>
          </table:table-cell>
          <table:table-cell table:number-columns-repeated="16380"/>
        </table:table-row>
        <table:table-row table:style-name="ro1">
          <table:table-cell office:value-type="string" table:style-name="ce1">
            <text:p>via Caprarie</text:p>
          </table:table-cell>
          <table:table-cell office:value-type="string" table:style-name="ce1">
            <text:p>Via Caprarie, Irnerio, Santo Stefano, Bologna, Emilia-Romagna, 40121, Italia</text:p>
          </table:table-cell>
          <table:table-cell office:value-type="string" table:style-name="ce1">
            <text:p>Separato da piazza Maggiore dal Palazzo dei Banchi, si trova ciò che resta dell'antico Mercato di Mezzo, dove le strade portano ancora i nomi degli artigiani che qui, nel Medioevo, avevano ubicato le loro botteghe: via degli Orefici, via Drapperie (sarti), via Pescherie Vecchie, via Clavature (fabbri), via Caprarie (macellai). Un altro storico mercato cittadino è il Mercato delle Erbe.</text:p>
          </table:table-cell>
          <table:table-cell table:number-columns-repeated="16381" table:style-name="ce1"/>
        </table:table-row>
        <table:table-row table:style-name="ro1">
          <table:table-cell office:value-type="string" table:style-name="ce1">
            <text:p>via Emilia</text:p>
          </table:table-cell>
          <table:table-cell office:value-type="string" table:style-name="ce1">
            <text:p>Via Emilia, Centro, Imola, Nuovo Circondario Imolese, Bologna, Emilia-Romagna, 40026, Italia</text:p>
          </table:table-cell>
          <table:table-cell office:value-type="string" table:style-name="ce1">
            <text:p>In alcune case si trovano ancora le fondazioni della città romana risalente al II secolo a.C., e in altre abitazioni pare addirittura che vi siano tracce datate all'età del ferro. La struttura del centro storico composta dalla sovrapposizione di due modelli planimetrici, quello romano ortogonale e quello medievale a raggiera, con piazza Maggiore posta in mezzo e i "raggi", a partire dalle due strade centrali della via Emilia - via Rizzoli e via Ugo Bassi - che si sviluppano fino alle varie porte che si aprono lungo i resti delle mura. Caratteristica principale delle abitazioni, ereditata dall'architettura del passato e riproposta anche in chiave moderna in quasi tutta la città, è quella di avere all'esterno i portici.</text:p>
          </table:table-cell>
          <table:table-cell office:value-type="string" table:style-name="ce1">
            <text:p>Si</text:p>
          </table:table-cell>
          <table:table-cell table:number-columns-repeated="16380"/>
        </table:table-row>
        <table:table-row table:style-name="ro1">
          <table:table-cell office:value-type="string" table:style-name="ce1">
            <text:p>via Ferrarese</text:p>
          </table:table-cell>
          <table:table-cell office:value-type="string" table:style-name="ce1">
            <text:p>Via Ferrarese, Fornace, Navile, Dozza, Bologna, Emilia-Romagna, 40128, Italia</text:p>
          </table:table-cell>
          <table:table-cell office:value-type="string" table:style-name="ce1">
            <text:p><text:s/> Romania, 9 726  Bangladesh, 4 990  Filippine, 4 966  Cina, 4 547  Pakistan, 4 368  Ucraina, 3 815  Marocco, 3 439  Moldavia, 3 381  Albania, 2 657  Sri Lanka, 1 297A Bologna è nata una delle prime chinatown italiane, con i primi insediamenti di cittadini cinesi risalenti agli anni trenta, ampliatisi negli anni cinquanta e ottanta. L'area dove si concentrarono fin dall'inizio le comunità cinesi comprende le zone della Bolognina e di Corticella (soprattutto attorno a via Ferrarese). La Bolognina ed il Pilastro sono statisticamente i quartieri ove si concentra maggiormente la popolazione straniera di Bologna.</text:p>
          </table:table-cell>
          <table:table-cell office:value-type="string" table:style-name="ce1">
            <text:p>Si</text:p>
          </table:table-cell>
          <table:table-cell table:number-columns-repeated="16380"/>
        </table:table-row>
        <table:table-row table:style-name="ro1">
          <table:table-cell office:value-type="string" table:style-name="ce1">
            <text:p>via Napoli</text:p>
          </table:table-cell>
          <table:table-cell office:value-type="string" table:style-name="ce1">
            <text:p>Via Napoli, Due Madonne, Savena, Bologna, Emilia-Romagna, 40139, Italia</text:p>
          </table:table-cell>
          <table:table-cell office:value-type="string" table:style-name="ce1">
            <text:p>L'espansione demografica dovuta alla forte immigrazione dalla provincia e dalle regioni del sud Italia ha portato, soprattutto negli anni sessanta e settanta del Novecento, a un’intensa urbanizzazione delle aree un tempo rurali all'esterno delle mura cittadine. Nacquero così popolosi quartieri periferici come la Barca (1962), il Pilastro (1966) o il Fossolo (1968), e si realizzarono grandi progetti di edilizia popolare, come ad esempio il grattacielo di San Vitale (1958-60), l'insediamento "Levante Emilia" in via Napoli (1961), il Treno (1957-62) e lo Steccone (1968) alla Barca, il Virgolone (1976) al Pilastro. 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text:p>
          </table:table-cell>
          <table:table-cell office:value-type="string" table:style-name="ce1">
            <text:p>Si</text:p>
          </table:table-cell>
          <table:table-cell table:number-columns-repeated="16380"/>
        </table:table-row>
        <table:table-row table:style-name="ro1">
          <table:table-cell office:value-type="string" table:style-name="ce1">
            <text:p>via Ravenna</text:p>
          </table:table-cell>
          <table:table-cell office:value-type="string" table:style-name="ce1">
            <text:p>Via Ravenna, Due Madonne, Savena, Bologna, Emilia-Romagna, 40139, Italia</text:p>
          </table:table-cell>
          <table:table-cell office:value-type="string" table:style-name="ce1">
            <text:p>l'ex Strada statale 65 della Futa che la collega con Firenze e la Strada statale 64 Porrettana che proviene da Pistoia e prosegue per Ferrara. <text:s/>Ferrovie <text:s/>Bologna costituisce un nodo ferroviario di rilevanza nazionale, attraverso il quale si stima che transiti oltre l'85% del traffico nazionale fra Nord e Sud, escludendo i traffici via La Spezia (per Milano e la Francia) e quelli via Ravenna - Ferrara e via Ferrara - Suzzara - Parma. Le ferrovie offrono, oltre al servizio di collegamento regionale, nazionale e internazionale, anche servizi a livello metropolitano.</text:p>
          </table:table-cell>
          <table:table-cell office:value-type="string" table:style-name="ce1">
            <text:p>Si</text:p>
          </table:table-cell>
          <table:table-cell table:number-columns-repeated="16380"/>
        </table:table-row>
        <table:table-row table:style-name="ro1">
          <table:table-cell office:value-type="string" table:style-name="ce1">
            <text:p>via Stalingrado</text:p>
          </table:table-cell>
          <table:table-cell office:value-type="string" table:style-name="ce1">
            <text:p>Via Stalingrado, San Donato-San Vitale, Dozza, Bologna, Emilia-Romagna, 40128, Italia</text:p>
          </table:table-cell>
          <table:table-cell office:value-type="string" table:style-name="ce1">
            <text:p>Nacquero così popolosi quartieri periferici come la Barca (1962), il Pilastro (1966) o il Fossolo (1968), e si realizzarono grandi progetti di edilizia popolare, come ad esempio il grattacielo di San Vitale (1958-60), l'insediamento "Levante Emilia" in via Napoli (1961), il Treno (1957-62) e lo Steccone (1968) alla Barca, il Virgolone (1976) al Pilastro. 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 Nacque così il Fiera District, destinato a diventare la sede della Regione Emilia-Romagna, del Palazzo degli Affari, della Fiera di Bologna e di altre importanti istituzioni economiche.</text:p>
          </table:table-cell>
          <table:table-cell office:value-type="string" table:style-name="ce1">
            <text:p>Si</text:p>
          </table:table-cell>
          <table:table-cell table:number-columns-repeated="16380"/>
        </table:table-row>
        <table:table-row table:style-name="ro1">
          <table:table-cell office:value-type="string" table:style-name="ce1">
            <text:p>via Stalingrado</text:p>
          </table:table-cell>
          <table:table-cell office:value-type="string" table:style-name="ce1">
            <text:p>Via Stalingrado, San Donato-San Vitale, Dozza, Bologna, Emilia-Romagna, 40128, Italia</text:p>
          </table:table-cell>
          <table:table-cell office:value-type="string" table:style-name="ce1">
            <text:p>Al centro del Fiera District fu progettata una zona pedonale, piazza della Costituzione, la cui costruzione fu affidata a Isamu Noguchi. Fra gli ultimi esempi di architettura contemporanea e interventi urbanistici (spesso oggetto di accese discussioni) troviamo la Porta Europa dell'architetto Ettore Masi in via Stalingrado, il complesso del nuovo palazzo comunale nella zona della Bolognina (Palazzo Bonaccorso e piazza Liber Paradisus) e la Torre Unipol, un grattacielo alto 127 metri sito nella periferia est della città. <text:s/>Economia Bologna ospita un'importante rete di industrie meccaniche, elettroniche e alimentari e un gran numero di imprese di artigianato.</text:p>
          </table:table-cell>
          <table:table-cell table:number-columns-repeated="16381" table:style-name="ce1"/>
        </table:table-row>
        <table:table-row table:style-name="ro1">
          <table:table-cell office:value-type="string" table:style-name="ce1">
            <text:p>Viro</text:p>
          </table:table-cell>
          <table:table-cell office:value-type="string" table:style-name="ce1">
            <text:p>Viro, Via Giuseppe Garibaldi, Gesso, Zola Predosa, Unione dei comuni Valli del Reno, Lavino e Samoggia, Bologna, Emilia-Romagna, 40069, Italia</text:p>
          </table:table-cell>
          <table:table-cell office:value-type="string" table:style-name="ce1">
            <text:p>Nel settore del packaging, sviluppatosi a partire dagli anni '20, spiccano il gruppo Coesia (G.D - A.C.M.A. Volpak - Cima - Sasib), e, nel territorio metropolitano, l'IMA (a Ozzano) e la Marchesini Group (a Pianoro). In ambito metalmeccanico vi si trova la Cesab, mentre nella zona metropolitana hanno sede la Malossi e la Minarelli (entrambe a Calderara di Reno), la Marzocchi e la Viro (a Zola Predosa), la Paioli (a Sant’Agata Bolognese). Nel più ampio settore delle produzioni industriali vi è il Gruppo Industriale Maccaferri.</text:p>
          </table:table-cell>
          <table:table-cell office:value-type="string" table:style-name="ce1">
            <text:p>No</text:p>
          </table:table-cell>
          <table:table-cell table:number-columns-repeated="16380"/>
        </table:table-row>
        <table:table-row table:style-name="ro1">
          <table:table-cell office:value-type="string" table:style-name="ce1">
            <text:p>Visconti di Milano</text:p>
          </table:table-cell>
          <table:table-cell office:value-type="string" table:style-name="ce1">
            <text:p>Rotonda Luchino Visconti, Pilastro, San Donato-San Vitale, San Sisto, Bologna, Emilia-Romagna, 40127, Italia</text:p>
          </table:table-cell>
          <table:table-cell office:value-type="string" table:style-name="ce1">
            <text:p>Nel 1337 ebbe inizio la signoria dei Pepoli. Alla morte di Taddeo Pepoli il governo della città passò ai Visconti di Milano, poi nuovamente alla Chiesa. Dopo un effimero periodo comunale, nel 1401 la signoria della città passò ai Bentivoglio, che la mantennero - fra alterne vicende - fino alla cacciata ad opera di papa Giulio II nel 1506.</text:p>
          </table:table-cell>
          <table:table-cell office:value-type="string" table:style-name="ce1">
            <text:p>No</text:p>
          </table:table-cell>
          <table:table-cell table:number-columns-repeated="16380"/>
        </table:table-row>
        <table:table-row table:style-name="ro1">
          <table:table-cell office:value-type="string" table:style-name="ce1">
            <text:p>Yoox</text:p>
          </table:table-cell>
          <table:table-cell office:value-type="string" table:style-name="ce1">
            <text:p>YOOX NET-A-PORTER GROUP, 1, Via Nerio Nannetti, Zola Predosa, Unione dei comuni Valli del Reno, Lavino e Samoggia, Bologna, Emilia-Romagna, 40069, Italia</text:p>
          </table:table-cell>
          <table:table-cell office:value-type="string" table:style-name="ce1">
            <text:p>nel settore grafico e stampa la Poligrafici Editoriale; nell'e-commerce la Yoox Net-A-Porter Group. Nel capoluogo emiliano hanno sede importanti istituti finanziari nazionali e regionali, tra i quali l'Unipol, l'UnipolSai, la Carisbo, la Banca di Bologna, l'EmilBanca - Credito Cooperativo.</text:p>
          </table:table-cell>
          <table:table-cell office:value-type="string" table:style-name="ce1">
            <text:p>No</text:p>
          </table:table-cell>
          <table:table-cell table:number-columns-repeated="16380"/>
        </table:table-row>
        <table:table-row table:number-rows-repeated="3" table:style-name="ro1">
          <table:table-cell table:number-columns-repeated="16384"/>
        </table:table-row>
        <table:table-row table:style-name="ro1">
          <table:table-cell office:value-type="string" table:style-name="ce1">
            <text:p>Risultati:<text:s/></text:p>
          </table:table-cell>
          <table:table-cell office:value-type="float" office:value="71" table:formula="of:=COUNTIF([.D2:.D368]; &quot;Si&quot;)" table:style-name="ce1">
            <text:p>71</text:p>
          </table:table-cell>
          <table:table-cell office:value-type="float" office:value="155" table:formula="of:=COUNTA([.$D$2:.$D$368])" table:style-name="ce1">
            <text:p>155</text:p>
          </table:table-cell>
          <table:table-cell table:number-columns-repeated="16381"/>
        </table:table-row>
        <table:table-row table:number-rows-repeated="1048204" table:style-name="ro1">
          <table:table-cell table:number-columns-repeated="16384"/>
        </table:table-row>
      </table:table>
      <table:table table:name="Foglio1" table:style-name="ta2">
        <table:table-column table:style-name="co4" table:number-columns-repeated="16384" table:default-cell-style-name="ce1"/>
        <table:table-row table:number-rows-repeated="1048576" table:style-name="ro1">
          <table:table-cell table:number-columns-repeated="16384"/>
        </table:table-row>
      </table:table>
      <table:database-ranges>
        <table:database-range table:target-range-address="Bologna.A1:Bologna.E368" table:name="Bologna" table:display-filter-buttons="true" table:on-update-keep-size="false" table:on-update-keep-styles="true" table:refresh-delay="false">
          <table:database-source-sql table:database-name="Provider=Microsoft.Mashup.OleDb.1;Data Source=$Workbook$;Location=Bologna;Extended Properties=&quot;&quot;" table:sql-statement="SELECT * FROM [Bologna]"/>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330</meta:generator>
    <meta:initial-creator>128525</meta:initial-creator>
    <dc:creator>128525</dc:creator>
    <meta:creation-date>2022-07-18T10:22:46Z</meta:creation-date>
    <dc:date>2022-07-24T13:25:59Z</dc:date>
  </office:meta>
</office:document-meta>
</file>